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10000001839BFCB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4" svg:font-family="Arial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367cm" fo:margin-left="1.291cm" fo:margin-top="0cm" fo:margin-bottom="0cm" table:align="left" style:writing-mode="lr-tb"/>
    </style:style>
    <style:style style:name="Tabla1.A" style:family="table-column">
      <style:table-column-properties style:column-width="2.242cm"/>
    </style:style>
    <style:style style:name="Tabla1.B" style:family="table-column">
      <style:table-column-properties style:column-width="7.95cm"/>
    </style:style>
    <style:style style:name="Tabla1.C" style:family="table-column">
      <style:table-column-properties style:column-width="4.175cm"/>
    </style:style>
    <style:style style:name="Tabla1.1" style:family="table-row">
      <style:table-row-properties style:min-row-height="1.099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26cm solid #1f1f1f"/>
    </style:style>
    <style:style style:name="Tabla1.2" style:family="table-row">
      <style:table-row-properties style:min-row-height="1.217cm" style:keep-together="true" fo:keep-together="auto"/>
    </style:style>
    <style:style style:name="Tabla1.3" style:family="table-row">
      <style:table-row-properties style:min-row-height="1.201cm" style:keep-together="true" fo:keep-together="auto"/>
    </style:style>
    <style:style style:name="Tabla1.6" style:family="table-row">
      <style:table-row-properties style:min-row-height="1.208cm" style:keep-together="true" fo:keep-together="auto"/>
    </style:style>
    <style:style style:name="P1" style:family="paragraph" style:parent-style-name="Standard">
      <style:paragraph-properties fo:margin-left="0.191cm" fo:margin-right="0cm" fo:margin-top="0.162cm" fo:margin-bottom="0cm" fo:text-indent="0cm" style:auto-text-indent="false">
        <style:tab-stops>
          <style:tab-stop style:position="12.679cm"/>
        </style:tab-stops>
      </style:paragraph-properties>
    </style:style>
    <style:style style:name="P2" style:family="paragraph" style:parent-style-name="Standard">
      <style:paragraph-properties fo:margin-left="0.192cm" fo:margin-right="0cm" fo:margin-top="0.326cm" fo:margin-bottom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.194cm" fo:margin-right="0cm" fo:margin-top="0.323cm" fo:margin-bottom="0cm" fo:text-align="justify" style:justify-single-word="false" fo:text-indent="0cm" style:auto-text-indent="false"/>
    </style:style>
    <style:style style:name="P4" style:family="paragraph" style:parent-style-name="Standard" style:master-page-name="Converted1">
      <style:paragraph-properties fo:margin-left="0.194cm" fo:margin-right="0cm" fo:margin-top="0.145cm" fo:margin-bottom="0cm" fo:text-align="justify" style:justify-single-word="false" fo:text-indent="0cm" style:auto-text-indent="false" style:page-number="auto"/>
    </style:style>
    <style:style style:name="P5" style:family="paragraph" style:parent-style-name="Standard" style:master-page-name="Converted8">
      <style:paragraph-properties fo:margin-left="0.194cm" fo:margin-right="0cm" fo:margin-top="0.161cm" fo:margin-bottom="0cm" fo:text-align="justify" style:justify-single-word="false" fo:text-indent="0cm" style:auto-text-indent="false" style:page-number="auto"/>
    </style:style>
    <style:style style:name="P6" style:family="paragraph" style:parent-style-name="Standard">
      <style:paragraph-properties fo:margin-left="1.466cm" fo:margin-right="0cm" fo:margin-top="0.175cm" fo:margin-bottom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.191cm" fo:margin-right="0.298cm" fo:line-height="145%" fo:text-align="justify" style:justify-single-word="false" fo:text-indent="0.004cm" style:auto-text-indent="false"/>
    </style:style>
    <style:style style:name="P8" style:family="paragraph" style:parent-style-name="Standard" style:master-page-name="Converted3">
      <style:paragraph-properties fo:margin-left="0.196cm" fo:margin-right="0cm" fo:margin-top="0.159cm" fo:margin-bottom="0cm" fo:text-align="justify" style:justify-single-word="false" fo:text-indent="0cm" style:auto-text-indent="false" style:page-number="auto"/>
    </style:style>
    <style:style style:name="P9" style:family="paragraph" style:parent-style-name="Standard" style:master-page-name="Converted4">
      <style:paragraph-properties fo:margin-left="0.196cm" fo:margin-right="0cm" fo:margin-top="0.159cm" fo:margin-bottom="0cm" fo:text-align="justify" style:justify-single-word="false" fo:text-indent="0cm" style:auto-text-indent="false" style:page-number="auto"/>
    </style:style>
    <style:style style:name="P10" style:family="paragraph" style:parent-style-name="Standard">
      <style:paragraph-properties fo:margin-left="2.417cm" fo:margin-right="0cm" fo:margin-top="0.226cm" fo:margin-bottom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2.417cm" fo:margin-right="0cm" fo:margin-top="0.228cm" fo:margin-bottom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79cm" fo:margin-right="0.605cm" fo:margin-top="0.183cm" fo:margin-bottom="0cm" fo:line-height="143%" fo:text-align="justify" style:justify-single-word="false" fo:text-indent="0cm" style:auto-text-indent="false">
        <style:tab-stops>
          <style:tab-stop style:position="2.422cm"/>
          <style:tab-stop style:position="3.366cm"/>
          <style:tab-stop style:position="3.367cm"/>
        </style:tab-stops>
      </style:paragraph-properties>
    </style:style>
    <style:style style:name="P13" style:family="paragraph" style:parent-style-name="Standard" style:master-page-name="Converted6">
      <style:paragraph-properties fo:margin-left="0.159cm" fo:margin-right="12.808cm" fo:margin-top="0.159cm" fo:margin-bottom="0cm" fo:text-align="justify" style:justify-single-word="false" fo:text-indent="0cm" style:auto-text-indent="false" style:page-number="auto"/>
    </style:style>
    <style:style style:name="P14" style:family="paragraph" style:parent-style-name="Standard">
      <style:paragraph-properties fo:margin-left="1.461cm" fo:margin-right="0.309cm" fo:margin-top="0.226cm" fo:margin-bottom="0cm" fo:line-height="145%" fo:text-align="justify" style:justify-single-word="false" fo:text-indent="0.012cm" style:auto-text-indent="false"/>
    </style:style>
    <style:style style:name="P15" style:family="paragraph" style:parent-style-name="Standard">
      <style:paragraph-properties fo:margin-left="2.731cm" fo:margin-right="0.295cm" fo:margin-top="0.016cm" fo:margin-bottom="0cm" fo:line-height="151%" fo:text-align="justify" style:justify-single-word="false" fo:text-indent="-0.616cm" style:auto-text-indent="false"/>
    </style:style>
    <style:style style:name="P16" style:family="paragraph" style:parent-style-name="Standard" style:master-page-name="Converted9">
      <style:paragraph-properties fo:margin-left="0.198cm" fo:margin-right="0cm" fo:margin-top="0.161cm" fo:margin-bottom="0cm" fo:text-align="justify" style:justify-single-word="false" fo:text-indent="0cm" style:auto-text-indent="false" style:page-number="auto"/>
    </style:style>
    <style:style style:name="P17" style:family="paragraph" style:parent-style-name="Text_20_body">
      <style:text-properties fo:font-weight="bold" style:font-weight-asian="bold"/>
    </style:style>
    <style:style style:name="P18" style:family="paragraph" style:parent-style-name="Text_20_body">
      <style:paragraph-properties fo:text-align="justify" style:justify-single-word="false"/>
      <style:text-properties fo:font-size="11pt" fo:font-weight="bold" style:font-size-asian="11pt" style:font-weight-asian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line-height="5%"/>
    </style:style>
    <style:style style:name="P21" style:family="paragraph" style:parent-style-name="Text_20_body">
      <style:paragraph-properties fo:margin-top="0.011cm" fo:margin-bottom="0cm"/>
      <style:text-properties style:font-name="Times New Roman" fo:font-size="9.5pt" style:font-size-asian="9.5pt"/>
    </style:style>
    <style:style style:name="P22" style:family="paragraph" style:parent-style-name="Text_20_body">
      <style:paragraph-properties fo:margin-top="0.011cm" fo:margin-bottom="0cm" fo:text-align="justify" style:justify-single-word="false"/>
    </style:style>
    <style:style style:name="P23" style:family="paragraph" style:parent-style-name="Text_20_body">
      <style:paragraph-properties fo:margin-top="0.018cm" fo:margin-bottom="0cm"/>
      <style:text-properties fo:font-size="9.5pt" fo:font-weight="bold" style:font-size-asian="9.5pt" style:font-weight-asian="bold"/>
    </style:style>
    <style:style style:name="P24" style:family="paragraph" style:parent-style-name="Text_20_body">
      <style:paragraph-properties fo:margin-left="0.198cm" fo:margin-right="0.296cm" fo:margin-top="0.325cm" fo:margin-bottom="0cm" fo:line-height="160%" fo:text-align="justify" style:justify-single-word="false" fo:text-indent="-0.005cm" style:auto-text-indent="false"/>
    </style:style>
    <style:style style:name="P25" style:family="paragraph" style:parent-style-name="Text_20_body">
      <style:paragraph-properties fo:margin-left="0.192cm" fo:margin-right="0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0.192cm" fo:margin-right="0cm" fo:line-height="0.362cm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.196cm" fo:margin-right="0cm" fo:margin-top="0.205cm" fo:margin-bottom="0cm" fo:text-align="justify" style:justify-single-word="false" fo:text-indent="0cm" style:auto-text-indent="false"/>
    </style:style>
    <style:style style:name="P28" style:family="paragraph" style:parent-style-name="Text_20_body">
      <style:paragraph-properties fo:margin-top="0.019cm" fo:margin-bottom="0cm" fo:text-align="justify" style:justify-single-word="false"/>
    </style:style>
    <style:style style:name="P29" style:family="paragraph" style:parent-style-name="Text_20_body">
      <style:paragraph-properties fo:margin-left="0.191cm" fo:margin-right="0.305cm" fo:line-height="150%" fo:text-align="justify" style:justify-single-word="false" fo:text-indent="0.004cm" style:auto-text-indent="false"/>
    </style:style>
    <style:style style:name="P30" style:family="paragraph" style:parent-style-name="Text_20_body">
      <style:paragraph-properties fo:margin-top="0.002cm" fo:margin-bottom="0cm" fo:text-align="justify" style:justify-single-word="false"/>
    </style:style>
    <style:style style:name="P31" style:family="paragraph" style:parent-style-name="Text_20_body">
      <style:paragraph-properties fo:margin-top="0.002cm" fo:margin-bottom="0cm" fo:text-align="justify" style:justify-single-word="false"/>
      <style:text-properties fo:font-weight="bold" style:font-weight-asian="bold"/>
    </style:style>
    <style:style style:name="P32" style:family="paragraph" style:parent-style-name="Text_20_body">
      <style:paragraph-properties fo:margin-top="0.012cm" fo:margin-bottom="0cm" fo:text-align="justify" style:justify-single-word="false"/>
    </style:style>
    <style:style style:name="P33" style:family="paragraph" style:parent-style-name="Text_20_body">
      <style:paragraph-properties fo:margin-left="0.196cm" fo:margin-right="0.302cm" fo:margin-top="0.166cm" fo:margin-bottom="0cm" fo:line-height="158%" fo:text-align="justify" style:justify-single-word="false" fo:text-indent="-0.005cm" style:auto-text-indent="false"/>
    </style:style>
    <style:style style:name="P34" style:family="paragraph" style:parent-style-name="Text_20_body">
      <style:paragraph-properties fo:margin-left="1.471cm" fo:margin-right="0cm" fo:line-height="0.404cm" fo:text-align="justify" style:justify-single-word="false" fo:text-indent="0cm" style:auto-text-indent="false"/>
    </style:style>
    <style:style style:name="P35" style:family="paragraph" style:parent-style-name="Text_20_body">
      <style:paragraph-properties fo:margin-top="0.014cm" fo:margin-bottom="0cm" fo:text-align="justify" style:justify-single-word="false"/>
    </style:style>
    <style:style style:name="P36" style:family="paragraph" style:parent-style-name="Text_20_body" style:master-page-name="Converted7">
      <style:paragraph-properties fo:margin-top="0.014cm" fo:margin-bottom="0cm" fo:text-align="justify" style:justify-single-word="false" style:page-number="auto"/>
    </style:style>
    <style:style style:name="P37" style:family="paragraph" style:parent-style-name="Text_20_body">
      <style:paragraph-properties fo:margin-left="0cm" fo:margin-right="0.335cm" fo:text-align="justify" style:justify-single-word="false" fo:text-indent="0cm" style:auto-text-indent="false">
        <style:tab-stops>
          <style:tab-stop style:position="2.376cm"/>
        </style:tab-stops>
      </style:paragraph-properties>
    </style:style>
    <style:style style:name="P38" style:family="paragraph" style:parent-style-name="Text_20_body">
      <style:paragraph-properties fo:margin-left="2.418cm" fo:margin-right="0cm" fo:margin-top="0.212cm" fo:margin-bottom="0cm" fo:text-align="justify" style:justify-single-word="false" fo:text-indent="0cm" style:auto-text-indent="false"/>
    </style:style>
    <style:style style:name="P39" style:family="paragraph" style:parent-style-name="Text_20_body">
      <style:paragraph-properties fo:margin-left="2.418cm" fo:margin-right="0cm" fo:margin-top="0.208cm" fo:margin-bottom="0cm" fo:text-align="justify" style:justify-single-word="false" fo:text-indent="0cm" style:auto-text-indent="false"/>
    </style:style>
    <style:style style:name="P40" style:family="paragraph" style:parent-style-name="Text_20_body">
      <style:paragraph-properties fo:margin-left="0.827cm" fo:margin-right="0cm" fo:text-align="justify" style:justify-single-word="false" fo:text-indent="0cm" style:auto-text-indent="false">
        <style:tab-stops>
          <style:tab-stop style:position="3.205cm"/>
        </style:tab-stops>
      </style:paragraph-properties>
    </style:style>
    <style:style style:name="P41" style:family="paragraph" style:parent-style-name="Text_20_body">
      <style:paragraph-properties fo:margin-left="0.827cm" fo:margin-right="0cm" fo:line-height="0.372cm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.827cm" fo:margin-right="0cm" fo:margin-top="0.002cm" fo:margin-bottom="0cm" fo:text-align="justify" style:justify-single-word="false" fo:text-indent="0cm" style:auto-text-indent="false">
        <style:tab-stops>
          <style:tab-stop style:position="3.205cm"/>
        </style:tab-stops>
      </style:paragraph-properties>
    </style:style>
    <style:style style:name="P43" style:family="paragraph" style:parent-style-name="Text_20_body">
      <style:paragraph-properties fo:margin-left="2.417cm" fo:margin-right="0cm" fo:margin-top="0.217cm" fo:margin-bottom="0cm" fo:text-align="justify" style:justify-single-word="false" fo:text-indent="0cm" style:auto-text-indent="false"/>
    </style:style>
    <style:style style:name="P44" style:family="paragraph" style:parent-style-name="Text_20_body" style:master-page-name="Converted5">
      <style:paragraph-properties fo:margin-left="0.198cm" fo:margin-right="0cm" fo:margin-top="0.189cm" fo:margin-bottom="0cm" fo:text-align="justify" style:justify-single-word="false" fo:text-indent="0cm" style:auto-text-indent="false" style:page-number="auto"/>
    </style:style>
    <style:style style:name="P45" style:family="paragraph" style:parent-style-name="Text_20_body">
      <style:paragraph-properties fo:margin-left="0.198cm" fo:margin-right="0cm" fo:margin-top="0.178cm" fo:margin-bottom="0cm" fo:text-align="justify" style:justify-single-word="false" fo:text-indent="0cm" style:auto-text-indent="false"/>
    </style:style>
    <style:style style:name="P46" style:family="paragraph" style:parent-style-name="Text_20_body" style:list-style-name="WWNum7">
      <style:paragraph-properties fo:margin-left="0cm" fo:margin-right="0.321cm" fo:margin-top="0.039cm" fo:margin-bottom="0cm" fo:line-height="158%" fo:text-align="justify" style:justify-single-word="false" fo:text-indent="0cm" style:auto-text-indent="false"/>
    </style:style>
    <style:style style:name="P47" style:family="paragraph" style:parent-style-name="Text_20_body" style:list-style-name="WWNum7">
      <style:paragraph-properties fo:margin-top="0.208cm" fo:margin-bottom="0cm" fo:text-align="justify" style:justify-single-word="false"/>
    </style:style>
    <style:style style:name="P48" style:family="paragraph" style:parent-style-name="Text_20_body">
      <style:paragraph-properties fo:margin-left="3.366cm" fo:margin-right="0cm" fo:margin-top="0.192cm" fo:margin-bottom="0cm" fo:text-align="justify" style:justify-single-word="false" fo:text-indent="0cm" style:auto-text-indent="false"/>
    </style:style>
    <style:style style:name="P49" style:family="paragraph" style:parent-style-name="Text_20_body">
      <style:paragraph-properties fo:margin-left="1.483cm" fo:margin-right="0cm" fo:margin-top="0.217cm" fo:margin-bottom="0cm" fo:text-align="justify" style:justify-single-word="false" fo:text-indent="0cm" style:auto-text-indent="false"/>
    </style:style>
    <style:style style:name="P50" style:family="paragraph" style:parent-style-name="Text_20_body">
      <style:paragraph-properties fo:margin-left="1.466cm" fo:margin-right="0cm" fo:margin-top="0.242cm" fo:margin-bottom="0cm" fo:text-align="justify" style:justify-single-word="false" fo:text-indent="0cm" style:auto-text-indent="false"/>
    </style:style>
    <style:style style:name="P51" style:family="paragraph" style:parent-style-name="Text_20_body" style:list-style-name="WWNum21">
      <style:paragraph-properties fo:margin-left="0cm" fo:margin-right="0.31cm" fo:margin-top="0.235cm" fo:margin-bottom="0cm" fo:line-height="163%" fo:text-align="justify" style:justify-single-word="false" fo:text-indent="0cm" style:auto-text-indent="false">
        <style:tab-stops>
          <style:tab-stop style:position="2.725cm"/>
        </style:tab-stops>
      </style:paragraph-properties>
    </style:style>
    <style:style style:name="P52" style:family="paragraph" style:parent-style-name="Text_20_body">
      <style:paragraph-properties fo:margin-left="2.738cm" fo:margin-right="0cm" fo:margin-top="0.217cm" fo:margin-bottom="0cm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.826cm" fo:margin-right="0cm" fo:margin-top="0.213cm" fo:margin-bottom="0cm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0.191cm" fo:margin-right="0.298cm" fo:margin-top="0.002cm" fo:margin-bottom="0cm" fo:line-height="150%" fo:text-align="justify" style:justify-single-word="false" fo:text-indent="0.004cm" style:auto-text-indent="false"/>
    </style:style>
    <style:style style:name="P55" style:family="paragraph" style:parent-style-name="Text_20_body">
      <style:paragraph-properties fo:margin-left="2.736cm" fo:margin-right="0cm" fo:margin-top="0.215cm" fo:margin-bottom="0cm" fo:text-align="justify" style:justify-single-word="false" fo:text-indent="0cm" style:auto-text-indent="false"/>
    </style:style>
    <style:style style:name="P56" style:family="paragraph" style:parent-style-name="Text_20_body">
      <style:paragraph-properties fo:margin-left="2.736cm" fo:margin-right="0cm" fo:margin-top="0.217cm" fo:margin-bottom="0cm" fo:text-align="justify" style:justify-single-word="false" fo:text-indent="0cm" style:auto-text-indent="false"/>
    </style:style>
    <style:style style:name="P57" style:family="paragraph" style:parent-style-name="Text_20_body">
      <style:paragraph-properties fo:margin-left="2.736cm" fo:margin-right="0cm" fo:margin-top="0.208cm" fo:margin-bottom="0cm" fo:text-align="justify" style:justify-single-word="false" fo:text-indent="0cm" style:auto-text-indent="false"/>
    </style:style>
    <style:style style:name="P58" style:family="paragraph" style:parent-style-name="Text_20_body">
      <style:paragraph-properties fo:margin-left="0.189cm" fo:margin-right="0.305cm" fo:line-height="150%" fo:text-align="justify" style:justify-single-word="false" fo:text-indent="0.005cm" style:auto-text-indent="false"/>
    </style:style>
    <style:style style:name="P59" style:family="paragraph" style:parent-style-name="Text_20_body">
      <style:paragraph-properties fo:margin-left="0.194cm" fo:margin-right="0cm" fo:text-align="justify" style:justify-single-word="false" fo:text-indent="0cm" style:auto-text-indent="false"/>
    </style:style>
    <style:style style:name="P60" style:family="paragraph" style:parent-style-name="Text_20_body">
      <style:paragraph-properties fo:margin-left="0.192cm" fo:margin-right="0cm" fo:line-height="150%" fo:text-align="justify" style:justify-single-word="false" fo:text-indent="0.002cm" style:auto-text-indent="false"/>
    </style:style>
    <style:style style:name="P61" style:family="paragraph" style:parent-style-name="Text_20_body">
      <style:paragraph-properties fo:margin-top="0.007cm" fo:margin-bottom="0cm" fo:text-align="justify" style:justify-single-word="false"/>
    </style:style>
    <style:style style:name="P62" style:family="paragraph" style:parent-style-name="Text_20_body">
      <style:paragraph-properties fo:margin-left="1.468cm" fo:margin-right="0cm" fo:margin-top="0.199cm" fo:margin-bottom="0cm" fo:text-align="justify" style:justify-single-word="false" fo:text-indent="0cm" style:auto-text-indent="false"/>
    </style:style>
    <style:style style:name="P63" style:family="paragraph" style:parent-style-name="Heading_20_1" style:master-page-name="Converted2">
      <style:paragraph-properties fo:margin-left="0.196cm" fo:margin-right="0cm" fo:text-align="justify" style:justify-single-word="false" fo:text-indent="0cm" style:auto-text-indent="false" style:page-number="auto"/>
    </style:style>
    <style:style style:name="P64" style:family="paragraph" style:parent-style-name="Heading_20_1" style:list-style-name="WWNum12">
      <style:paragraph-properties fo:margin-top="0.247cm" fo:margin-bottom="0cm" fo:text-align="justify" style:justify-single-word="false">
        <style:tab-stops>
          <style:tab-stop style:position="1.466cm"/>
        </style:tab-stops>
      </style:paragraph-properties>
    </style:style>
    <style:style style:name="P65" style:family="paragraph" style:parent-style-name="Heading_20_1" style:list-style-name="WWNum10">
      <style:paragraph-properties fo:margin-top="0.247cm" fo:margin-bottom="0cm" fo:text-align="justify" style:justify-single-word="false">
        <style:tab-stops>
          <style:tab-stop style:position="1.466cm"/>
        </style:tab-stops>
      </style:paragraph-properties>
    </style:style>
    <style:style style:name="P66" style:family="paragraph" style:parent-style-name="Heading_20_1" style:list-style-name="WWNum6">
      <style:paragraph-properties fo:margin-top="0.247cm" fo:margin-bottom="0cm" fo:text-align="justify" style:justify-single-word="false">
        <style:tab-stops>
          <style:tab-stop style:position="1.466cm"/>
        </style:tab-stops>
      </style:paragraph-properties>
    </style:style>
    <style:style style:name="P67" style:family="paragraph" style:parent-style-name="Heading_20_1" style:list-style-name="WWNum8">
      <style:paragraph-properties fo:margin-top="0.258cm" fo:margin-bottom="0cm" fo:text-align="justify" style:justify-single-word="false">
        <style:tab-stops>
          <style:tab-stop style:position="1.466cm"/>
        </style:tab-stops>
      </style:paragraph-properties>
    </style:style>
    <style:style style:name="P68" style:family="paragraph" style:parent-style-name="Heading_20_1" style:list-style-name="WWNum4">
      <style:paragraph-properties fo:margin-left="1.464cm" fo:margin-right="0cm" fo:margin-top="0cm" fo:margin-bottom="0cm" fo:text-align="justify" style:justify-single-word="false" fo:text-indent="-0.683cm" style:auto-text-indent="false">
        <style:tab-stops>
          <style:tab-stop style:position="1.468cm"/>
        </style:tab-stops>
      </style:paragraph-properties>
    </style:style>
    <style:style style:name="P69" style:family="paragraph" style:parent-style-name="Heading_20_2" style:list-style-name="WWNum7">
      <style:paragraph-properties fo:line-height="0.4cm" fo:text-align="justify" style:justify-single-word="false">
        <style:tab-stops>
          <style:tab-stop style:position="2.413cm"/>
        </style:tab-stops>
      </style:paragraph-properties>
    </style:style>
    <style:style style:name="P70" style:family="paragraph" style:parent-style-name="Heading_20_2" style:list-style-name="WWNum15">
      <style:paragraph-properties fo:margin-left="1.462cm" fo:margin-right="0cm" fo:line-height="0.4cm" fo:text-align="justify" style:justify-single-word="false" fo:text-indent="0cm" style:auto-text-indent="false">
        <style:tab-stops>
          <style:tab-stop style:position="1.462cm"/>
        </style:tab-stops>
      </style:paragraph-properties>
    </style:style>
    <style:style style:name="P71" style:family="paragraph" style:parent-style-name="Heading_20_2">
      <style:paragraph-properties fo:margin-left="1.466cm" fo:margin-right="0cm" fo:margin-top="0.187cm" fo:margin-bottom="0cm" fo:text-align="justify" style:justify-single-word="false" fo:text-indent="0cm" style:auto-text-indent="false"/>
    </style:style>
    <style:style style:name="P72" style:family="paragraph" style:parent-style-name="Heading_20_2" style:list-style-name="WWNum15">
      <style:paragraph-properties fo:margin-left="1.469cm" fo:margin-right="0.3cm" fo:margin-top="0.018cm" fo:margin-bottom="0cm" fo:line-height="143%" fo:text-align="justify" style:justify-single-word="false" fo:text-indent="-0.644cm" style:auto-text-indent="false">
        <style:tab-stops>
          <style:tab-stop style:position="1.464cm"/>
          <style:tab-stop style:position="1.466cm"/>
        </style:tab-stops>
      </style:paragraph-properties>
    </style:style>
    <style:style style:name="P73" style:family="paragraph" style:parent-style-name="Heading_20_2" style:list-style-name="WWNum14">
      <style:paragraph-properties fo:margin-left="2.422cm" fo:margin-right="0cm" fo:margin-top="0.187cm" fo:margin-bottom="0cm" fo:text-align="justify" style:justify-single-word="false" fo:text-indent="-0.633cm" style:auto-text-indent="false">
        <style:tab-stops>
          <style:tab-stop style:position="2.424cm"/>
        </style:tab-stops>
      </style:paragraph-properties>
    </style:style>
    <style:style style:name="P74" style:family="paragraph" style:parent-style-name="Heading_20_2" style:list-style-name="WWNum6">
      <style:paragraph-properties fo:margin-left="2.422cm" fo:margin-right="0cm" fo:margin-top="0.187cm" fo:margin-bottom="0cm" fo:text-align="justify" style:justify-single-word="false" fo:text-indent="-0.633cm" style:auto-text-indent="false">
        <style:tab-stops>
          <style:tab-stop style:position="2.424cm"/>
        </style:tab-stops>
      </style:paragraph-properties>
    </style:style>
    <style:style style:name="P75" style:family="paragraph" style:parent-style-name="Heading_20_2" style:list-style-name="WWNum12">
      <style:paragraph-properties fo:margin-left="2.422cm" fo:margin-right="0cm" fo:margin-top="0.189cm" fo:margin-bottom="0cm" fo:text-align="justify" style:justify-single-word="false" fo:text-indent="-0.633cm" style:auto-text-indent="false">
        <style:tab-stops>
          <style:tab-stop style:position="2.422cm"/>
          <style:tab-stop style:position="2.424cm"/>
        </style:tab-stops>
      </style:paragraph-properties>
    </style:style>
    <style:style style:name="P76" style:family="paragraph" style:parent-style-name="Heading_20_2" style:list-style-name="WWNum14">
      <style:paragraph-properties fo:margin-left="3.366cm" fo:margin-right="0.319cm" fo:margin-top="0.183cm" fo:margin-bottom="0cm" fo:line-height="143%" fo:text-align="justify" style:justify-single-word="false" fo:text-indent="0cm" style:auto-text-indent="false">
        <style:tab-stops>
          <style:tab-stop style:position="3.369cm"/>
        </style:tab-stops>
      </style:paragraph-properties>
    </style:style>
    <style:style style:name="P77" style:family="paragraph" style:parent-style-name="Heading_20_2" style:list-style-name="WWNum10">
      <style:paragraph-properties fo:margin-left="3.366cm" fo:margin-right="0.319cm" fo:margin-top="0.185cm" fo:margin-bottom="0cm" fo:line-height="143%" fo:text-align="justify" style:justify-single-word="false" fo:text-indent="0cm" style:auto-text-indent="false">
        <style:tab-stops>
          <style:tab-stop style:position="3.367cm"/>
          <style:tab-stop style:position="3.369cm"/>
        </style:tab-stops>
      </style:paragraph-properties>
    </style:style>
    <style:style style:name="P78" style:family="paragraph" style:parent-style-name="Heading_20_2" style:list-style-name="WWNum13">
      <style:paragraph-properties fo:margin-left="3.366cm" fo:margin-right="0.298cm" fo:margin-top="0.035cm" fo:margin-bottom="0cm" fo:line-height="145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79" style:family="paragraph" style:parent-style-name="Heading_20_2" style:list-style-name="WWNum16">
      <style:paragraph-properties fo:margin-left="3.366cm" fo:margin-right="0.303cm" fo:margin-top="0.226cm" fo:margin-bottom="0cm" fo:text-align="justify" style:justify-single-word="false" fo:text-indent="0cm" style:auto-text-indent="false">
        <style:tab-stops>
          <style:tab-stop style:position="0.619cm"/>
          <style:tab-stop style:position="0.621cm"/>
        </style:tab-stops>
      </style:paragraph-properties>
    </style:style>
    <style:style style:name="P80" style:family="paragraph" style:parent-style-name="Heading_20_2" style:list-style-name="WWNum12">
      <style:paragraph-properties fo:margin-left="3.366cm" fo:margin-right="0cm" fo:margin-top="0.189cm" fo:margin-bottom="0cm" fo:text-align="justify" style:justify-single-word="false" fo:text-indent="0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81" style:family="paragraph" style:parent-style-name="Heading_20_2" style:list-style-name="WWNum12">
      <style:paragraph-properties fo:margin-left="3.366cm" fo:margin-right="0cm" fo:margin-top="0.18cm" fo:margin-bottom="0cm" fo:text-align="justify" style:justify-single-word="false" fo:text-indent="-0.63cm" style:auto-text-indent="false">
        <style:tab-stops>
          <style:tab-stop style:position="3.367cm"/>
          <style:tab-stop style:position="3.369cm"/>
        </style:tab-stops>
      </style:paragraph-properties>
    </style:style>
    <style:style style:name="P82" style:family="paragraph" style:parent-style-name="Heading_20_2" style:list-style-name="WWNum6">
      <style:paragraph-properties fo:margin-left="3.366cm" fo:margin-right="0cm" fo:margin-top="0.187cm" fo:margin-bottom="0cm" fo:text-align="justify" style:justify-single-word="false" fo:text-indent="-0.63cm" style:auto-text-indent="false">
        <style:tab-stops>
          <style:tab-stop style:position="3.369cm"/>
        </style:tab-stops>
      </style:paragraph-properties>
    </style:style>
    <style:style style:name="P83" style:family="paragraph" style:parent-style-name="Heading_20_2" style:list-style-name="WWNum11">
      <style:paragraph-properties fo:margin-left="3.366cm" fo:margin-right="0.277cm" fo:line-height="152%" fo:text-align="justify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84" style:family="paragraph" style:parent-style-name="Heading_20_2">
      <style:paragraph-properties fo:margin-left="2.415cm" fo:margin-right="0cm" fo:margin-top="0.231cm" fo:margin-bottom="0cm" fo:text-align="justify" style:justify-single-word="false" fo:text-indent="0cm" style:auto-text-indent="false"/>
    </style:style>
    <style:style style:name="P85" style:family="paragraph" style:parent-style-name="Heading_20_2" style:list-style-name="WWNum10">
      <style:paragraph-properties fo:margin-left="3.366cm" fo:margin-right="6.05cm" fo:margin-top="0.189cm" fo:margin-bottom="0cm" fo:line-height="143%" fo:text-align="justify" style:justify-single-word="false" fo:text-indent="0.949cm" style:auto-text-indent="false">
        <style:tab-stops>
          <style:tab-stop style:position="2.422cm"/>
          <style:tab-stop style:position="3.367cm"/>
          <style:tab-stop style:position="3.369cm"/>
        </style:tab-stops>
      </style:paragraph-properties>
    </style:style>
    <style:style style:name="P86" style:family="paragraph" style:parent-style-name="Heading_20_2" style:list-style-name="WWNum9">
      <style:paragraph-properties fo:margin-left="3.366cm" fo:margin-right="0.309cm" fo:margin-top="0.226cm" fo:margin-bottom="0cm" fo:line-height="145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87" style:family="paragraph" style:parent-style-name="Heading_20_2" style:list-style-name="WWNum9">
      <style:paragraph-properties fo:margin-left="3.366cm" fo:margin-right="0.312cm" fo:line-height="152%" fo:text-align="justify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88" style:family="paragraph" style:parent-style-name="Heading_20_2" style:list-style-name="WWNum9">
      <style:paragraph-properties fo:margin-left="3.366cm" fo:margin-right="0cm" fo:line-height="0.381cm" fo:text-align="justify" style:justify-single-word="false" fo:text-indent="-0.623cm" style:auto-text-indent="false">
        <style:tab-stops>
          <style:tab-stop style:position="2.413cm"/>
        </style:tab-stops>
      </style:paragraph-properties>
    </style:style>
    <style:style style:name="P89" style:family="paragraph" style:parent-style-name="Heading_20_2">
      <style:paragraph-properties fo:margin-left="2.417cm" fo:margin-right="0cm" fo:margin-top="0.231cm" fo:margin-bottom="0cm" fo:text-align="justify" style:justify-single-word="false" fo:text-indent="0cm" style:auto-text-indent="false"/>
    </style:style>
    <style:style style:name="P90" style:family="paragraph" style:parent-style-name="Heading_20_2" style:list-style-name="WWNum8">
      <style:paragraph-properties fo:margin-left="3.366cm" fo:margin-right="0cm" fo:margin-top="0.189cm" fo:margin-bottom="0cm" fo:text-align="justify" style:justify-single-word="false" fo:text-indent="-0.628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91" style:family="paragraph" style:parent-style-name="Heading_20_2" style:list-style-name="WWNum8">
      <style:paragraph-properties fo:margin-left="3.366cm" fo:margin-right="0cm" fo:margin-top="0.002cm" fo:margin-bottom="0cm" fo:text-align="justify" style:justify-single-word="false" fo:text-indent="-0.628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92" style:family="paragraph" style:parent-style-name="Heading_20_2" style:list-style-name="WWNum8">
      <style:paragraph-properties fo:margin-left="3.366cm" fo:margin-right="0cm" fo:margin-top="0.183cm" fo:margin-bottom="0cm" fo:text-align="justify" style:justify-single-word="false" fo:text-indent="-0.628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93" style:family="paragraph" style:parent-style-name="Heading_20_2" style:list-style-name="WWNum7">
      <style:paragraph-properties fo:margin-left="1.466cm" fo:margin-right="0.296cm" fo:margin-top="0.028cm" fo:margin-bottom="0cm" fo:line-height="147%" fo:text-align="justify" style:justify-single-word="false" fo:text-indent="-0.64cm" style:auto-text-indent="false">
        <style:tab-stops>
          <style:tab-stop style:position="1.455cm"/>
        </style:tab-stops>
      </style:paragraph-properties>
    </style:style>
    <style:style style:name="P94" style:family="paragraph" style:parent-style-name="Heading_20_2">
      <style:paragraph-properties fo:margin-left="1.466cm" fo:margin-right="0.293cm" fo:line-height="143%" fo:text-align="justify" style:justify-single-word="false" fo:text-indent="0cm" style:auto-text-indent="false"/>
    </style:style>
    <style:style style:name="P95" style:family="paragraph" style:parent-style-name="Heading_20_2">
      <style:paragraph-properties fo:margin-left="1.461cm" fo:margin-right="0cm" fo:line-height="0.392cm" fo:text-align="justify" style:justify-single-word="false" fo:text-indent="0cm" style:auto-text-indent="false"/>
    </style:style>
    <style:style style:name="P96" style:family="paragraph" style:parent-style-name="Heading_20_2" style:list-style-name="WWNum5">
      <style:paragraph-properties fo:margin-left="1.445cm" fo:margin-right="0cm" fo:margin-top="0.272cm" fo:margin-bottom="0cm" fo:text-align="justify" style:justify-single-word="false" fo:text-indent="-0.621cm" style:auto-text-indent="false">
        <style:tab-stops>
          <style:tab-stop style:position="1.445cm"/>
          <style:tab-stop style:position="1.446cm"/>
        </style:tab-stops>
      </style:paragraph-properties>
    </style:style>
    <style:style style:name="P97" style:family="paragraph" style:parent-style-name="Heading_20_2" style:list-style-name="WWNum18">
      <style:paragraph-properties fo:margin-top="0.222cm" fo:margin-bottom="0cm" fo:text-align="justify" style:justify-single-word="false"/>
    </style:style>
    <style:style style:name="P98" style:family="paragraph" style:parent-style-name="Heading_20_2" style:list-style-name="WWNum18">
      <style:paragraph-properties fo:margin-top="0.238cm" fo:margin-bottom="0cm" fo:text-align="justify" style:justify-single-word="false">
        <style:tab-stops>
          <style:tab-stop style:position="2.117cm"/>
          <style:tab-stop style:position="2.413cm"/>
        </style:tab-stops>
      </style:paragraph-properties>
    </style:style>
    <style:style style:name="P99" style:family="paragraph" style:parent-style-name="Heading_20_2" style:list-style-name="WWNum18">
      <style:paragraph-properties fo:margin-top="0.187cm" fo:margin-bottom="0cm" fo:text-align="justify" style:justify-single-word="false">
        <style:tab-stops>
          <style:tab-stop style:position="2.08cm"/>
          <style:tab-stop style:position="2.413cm"/>
        </style:tab-stops>
      </style:paragraph-properties>
    </style:style>
    <style:style style:name="P100" style:family="paragraph" style:parent-style-name="Heading_20_2" style:list-style-name="WWNum18">
      <style:paragraph-properties fo:margin-top="0.233cm" fo:margin-bottom="0cm" fo:text-align="justify" style:justify-single-word="false">
        <style:tab-stops>
          <style:tab-stop style:position="2.097cm"/>
          <style:tab-stop style:position="2.413cm"/>
        </style:tab-stops>
      </style:paragraph-properties>
    </style:style>
    <style:style style:name="P101" style:family="paragraph" style:parent-style-name="Heading_20_2">
      <style:paragraph-properties fo:margin-left="0.499cm" fo:margin-right="0cm" fo:margin-top="0.037cm" fo:margin-bottom="0cm" fo:text-align="justify" style:justify-single-word="false" fo:text-indent="0cm" style:auto-text-indent="false">
        <style:tab-stops>
          <style:tab-stop style:position="2.877cm"/>
        </style:tab-stops>
      </style:paragraph-properties>
    </style:style>
    <style:style style:name="P102" style:family="paragraph" style:parent-style-name="Heading_20_2" style:list-style-name="WWNum4">
      <style:paragraph-properties fo:margin-left="2.729cm" fo:margin-right="0.312cm" fo:margin-top="0.005cm" fo:margin-bottom="0cm" fo:line-height="151%" fo:text-align="justify" style:justify-single-word="false" fo:text-indent="-0.609cm" style:auto-text-indent="false">
        <style:tab-stops>
          <style:tab-stop style:position="2.745cm"/>
        </style:tab-stops>
      </style:paragraph-properties>
    </style:style>
    <style:style style:name="P103" style:family="paragraph" style:parent-style-name="Heading_20_2" style:list-style-name="WWNum4">
      <style:paragraph-properties fo:margin-left="2.736cm" fo:margin-right="0cm" fo:margin-top="0.019cm" fo:margin-bottom="0cm" fo:text-align="justify" style:justify-single-word="false" fo:text-indent="-0.624cm" style:auto-text-indent="false">
        <style:tab-stops>
          <style:tab-stop style:position="2.736cm"/>
          <style:tab-stop style:position="2.738cm"/>
        </style:tab-stops>
      </style:paragraph-properties>
    </style:style>
    <style:style style:name="P104" style:family="paragraph" style:parent-style-name="Heading_20_2">
      <style:paragraph-properties fo:margin-left="0.831cm" fo:margin-right="0cm" fo:margin-top="0.229cm" fo:margin-bottom="0cm" fo:text-align="justify" style:justify-single-word="false" fo:text-indent="0cm" style:auto-text-indent="false"/>
    </style:style>
    <style:style style:name="P105" style:family="paragraph" style:parent-style-name="Heading_20_2" style:list-style-name="WWNum2">
      <style:paragraph-properties fo:margin-left="3.366cm" fo:margin-right="0.296cm" fo:margin-top="0.166cm" fo:margin-bottom="0cm" fo:line-height="143%" fo:text-align="justify" style:justify-single-word="false" fo:text-indent="-0.635cm" style:auto-text-indent="false">
        <style:tab-stops>
          <style:tab-stop style:position="1.464cm"/>
        </style:tab-stops>
      </style:paragraph-properties>
    </style:style>
    <style:style style:name="P106" style:family="paragraph" style:parent-style-name="Heading_20_2">
      <style:paragraph-properties fo:margin-left="0.194cm" fo:margin-right="0cm" fo:text-align="justify" style:justify-single-word="false" fo:text-indent="0cm" style:auto-text-indent="false"/>
    </style:style>
    <style:style style:name="P107" style:family="paragraph" style:parent-style-name="Heading_20_2" style:list-style-name="WWNum1">
      <style:paragraph-properties fo:margin-left="3.366cm" fo:margin-right="0.286cm" fo:margin-top="0.189cm" fo:margin-bottom="0cm" fo:line-height="140%" fo:text-align="justify" style:justify-single-word="false" fo:text-indent="-0.639cm" style:auto-text-indent="false">
        <style:tab-stops>
          <style:tab-stop style:position="1.468cm"/>
        </style:tab-stops>
      </style:paragraph-properties>
    </style:style>
    <style:style style:name="P108" style:family="paragraph" style:parent-style-name="List_20_Paragraph" style:list-style-name="WWNum7">
      <style:paragraph-properties fo:line-height="0.377cm" fo:text-align="justify" style:justify-single-word="false">
        <style:tab-stops>
          <style:tab-stop style:position="2.413cm"/>
        </style:tab-stops>
      </style:paragraph-properties>
    </style:style>
    <style:style style:name="P109" style:family="paragraph" style:parent-style-name="List_20_Paragraph" style:list-style-name="WWNum21">
      <style:paragraph-properties fo:line-height="0.395cm" fo:text-align="justify" style:justify-single-word="false">
        <style:tab-stops>
          <style:tab-stop style:position="2.743cm"/>
          <style:tab-stop style:position="2.745cm"/>
        </style:tab-stops>
      </style:paragraph-properties>
    </style:style>
    <style:style style:name="P110" style:family="paragraph" style:parent-style-name="List_20_Paragraph" style:list-style-name="WWNum21">
      <style:paragraph-properties fo:line-height="0.388cm" fo:text-align="justify" style:justify-single-word="false">
        <style:tab-stops>
          <style:tab-stop style:position="2.741cm"/>
          <style:tab-stop style:position="2.743cm"/>
        </style:tab-stops>
      </style:paragraph-properties>
    </style:style>
    <style:style style:name="P111" style:family="paragraph" style:parent-style-name="List_20_Paragraph" style:list-style-name="WWNum15">
      <style:paragraph-properties fo:margin-left="1.462cm" fo:margin-right="0cm" fo:margin-top="0.229cm" fo:margin-bottom="0cm" fo:text-align="justify" style:justify-single-word="false" fo:text-indent="-0.628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12" style:family="paragraph" style:parent-style-name="List_20_Paragraph" style:list-style-name="WWNum15">
      <style:paragraph-properties fo:margin-left="1.462cm" fo:margin-right="0cm" fo:margin-top="0.019cm" fo:margin-bottom="0cm" fo:text-align="justify" style:justify-single-word="false" fo:text-indent="-0.628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13" style:family="paragraph" style:parent-style-name="List_20_Paragraph" style:list-style-name="WWNum15">
      <style:paragraph-properties fo:margin-left="2.411cm" fo:margin-right="0.321cm" fo:margin-top="0.22cm" fo:margin-bottom="0cm" fo:line-height="150%" fo:text-align="justify" style:justify-single-word="false" fo:text-indent="-0.64cm" style:auto-text-indent="false">
        <style:tab-stops>
          <style:tab-stop style:position="1.464cm"/>
          <style:tab-stop style:position="1.466cm"/>
        </style:tab-stops>
      </style:paragraph-properties>
    </style:style>
    <style:style style:name="P114" style:family="paragraph" style:parent-style-name="List_20_Paragraph" style:list-style-name="WWNum15">
      <style:paragraph-properties fo:margin-left="2.411cm" fo:margin-right="0.321cm" fo:margin-top="0.226cm" fo:margin-bottom="0cm" fo:line-height="150%" fo:text-align="justify" style:justify-single-word="false" fo:text-indent="-0.64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15" style:family="paragraph" style:parent-style-name="List_20_Paragraph" style:list-style-name="WWNum15">
      <style:paragraph-properties fo:margin-left="2.411cm" fo:margin-right="0.298cm" fo:margin-top="0.028cm" fo:margin-bottom="0cm" fo:line-height="150%" fo:text-align="justify" style:justify-single-word="false" fo:text-indent="-0.64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16" style:family="paragraph" style:parent-style-name="List_20_Paragraph" style:list-style-name="WWNum15">
      <style:paragraph-properties fo:margin-left="2.411cm" fo:margin-right="0.295cm" fo:margin-top="0.028cm" fo:margin-bottom="0cm" fo:line-height="150%" fo:text-align="justify" style:justify-single-word="false" fo:text-indent="-0.64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17" style:family="paragraph" style:parent-style-name="List_20_Paragraph" style:list-style-name="WWNum15">
      <style:paragraph-properties fo:margin-left="2.411cm" fo:margin-right="0.307cm" fo:margin-top="0.21cm" fo:margin-bottom="0cm" fo:line-height="143%" fo:text-align="justify" style:justify-single-word="false" fo:text-indent="-0.64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118" style:family="paragraph" style:parent-style-name="List_20_Paragraph" style:list-style-name="WWNum14">
      <style:paragraph-properties fo:margin-top="0.247cm" fo:margin-bottom="0cm" fo:text-align="justify" style:justify-single-word="false">
        <style:tab-stops>
          <style:tab-stop style:position="1.466cm"/>
        </style:tab-stops>
      </style:paragraph-properties>
    </style:style>
    <style:style style:name="P119" style:family="paragraph" style:parent-style-name="List_20_Paragraph" style:list-style-name="WWNum21">
      <style:paragraph-properties fo:margin-top="0.247cm" fo:margin-bottom="0cm" fo:text-align="justify" style:justify-single-word="false">
        <style:tab-stops>
          <style:tab-stop style:position="3.369cm"/>
          <style:tab-stop style:position="3.371cm"/>
        </style:tab-stops>
      </style:paragraph-properties>
    </style:style>
    <style:style style:name="P120" style:family="paragraph" style:parent-style-name="List_20_Paragraph" style:list-style-name="WWNum14">
      <style:paragraph-properties fo:margin-left="2.411cm" fo:margin-right="0cm" fo:margin-top="0.205cm" fo:margin-bottom="0cm" fo:text-align="justify" style:justify-single-word="false" fo:text-indent="-0.624cm" style:auto-text-indent="false">
        <style:tab-stops>
          <style:tab-stop style:position="2.415cm"/>
        </style:tab-stops>
      </style:paragraph-properties>
    </style:style>
    <style:style style:name="P121" style:family="paragraph" style:parent-style-name="List_20_Paragraph" style:list-style-name="WWNum6">
      <style:paragraph-properties fo:margin-left="2.411cm" fo:margin-right="0cm" fo:margin-top="0.205cm" fo:margin-bottom="0cm" fo:text-align="justify" style:justify-single-word="false" fo:text-indent="-0.624cm" style:auto-text-indent="false">
        <style:tab-stops>
          <style:tab-stop style:position="2.415cm"/>
        </style:tab-stops>
      </style:paragraph-properties>
    </style:style>
    <style:style style:name="P122" style:family="paragraph" style:parent-style-name="List_20_Paragraph" style:list-style-name="WWNum12">
      <style:paragraph-properties fo:margin-left="2.411cm" fo:margin-right="0cm" fo:margin-top="0.205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23" style:family="paragraph" style:parent-style-name="List_20_Paragraph" style:list-style-name="WWNum10">
      <style:paragraph-properties fo:margin-left="2.411cm" fo:margin-right="0cm" fo:margin-top="0.205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24" style:family="paragraph" style:parent-style-name="List_20_Paragraph" style:list-style-name="WWNum8">
      <style:paragraph-properties fo:margin-left="2.411cm" fo:margin-right="0cm" fo:margin-top="0.203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25" style:family="paragraph" style:parent-style-name="List_20_Paragraph" style:list-style-name="WWNum14">
      <style:paragraph-properties fo:margin-left="2.411cm" fo:margin-right="0cm" fo:margin-top="0.185cm" fo:margin-bottom="0cm" fo:text-align="justify" style:justify-single-word="false" fo:text-indent="-0.628cm" style:auto-text-indent="false">
        <style:tab-stops>
          <style:tab-stop style:position="3.367cm"/>
        </style:tab-stops>
      </style:paragraph-properties>
    </style:style>
    <style:style style:name="P126" style:family="paragraph" style:parent-style-name="List_20_Paragraph" style:list-style-name="WWNum6">
      <style:paragraph-properties fo:margin-left="2.411cm" fo:margin-right="0cm" fo:margin-top="0.203cm" fo:margin-bottom="0cm" fo:text-align="justify" style:justify-single-word="false" fo:text-indent="-0.628cm" style:auto-text-indent="false">
        <style:tab-stops>
          <style:tab-stop style:position="3.369cm"/>
        </style:tab-stops>
      </style:paragraph-properties>
    </style:style>
    <style:style style:name="P127" style:family="paragraph" style:parent-style-name="List_20_Paragraph" style:list-style-name="WWNum6">
      <style:paragraph-properties fo:margin-left="2.411cm" fo:margin-right="0cm" fo:margin-top="0.205cm" fo:margin-bottom="0cm" fo:text-align="justify" style:justify-single-word="false" fo:text-indent="-0.628cm" style:auto-text-indent="false">
        <style:tab-stops>
          <style:tab-stop style:position="3.369cm"/>
        </style:tab-stops>
      </style:paragraph-properties>
    </style:style>
    <style:style style:name="P128" style:family="paragraph" style:parent-style-name="List_20_Paragraph" style:list-style-name="WWNum6">
      <style:paragraph-properties fo:margin-left="2.411cm" fo:margin-right="0cm" fo:margin-top="0.201cm" fo:margin-bottom="0cm" fo:text-align="justify" style:justify-single-word="false" fo:text-indent="-0.628cm" style:auto-text-indent="false">
        <style:tab-stops>
          <style:tab-stop style:position="3.369cm"/>
        </style:tab-stops>
      </style:paragraph-properties>
    </style:style>
    <style:style style:name="P129" style:family="paragraph" style:parent-style-name="List_20_Paragraph" style:list-style-name="WWNum14">
      <style:paragraph-properties fo:margin-left="3.367cm" fo:margin-right="0cm" fo:margin-top="0.203cm" fo:margin-bottom="0cm" fo:text-align="justify" style:justify-single-word="false" fo:text-indent="-0.628cm" style:auto-text-indent="false">
        <style:tab-stops>
          <style:tab-stop style:position="3.369cm"/>
        </style:tab-stops>
      </style:paragraph-properties>
    </style:style>
    <style:style style:name="P130" style:family="paragraph" style:parent-style-name="List_20_Paragraph" style:list-style-name="WWNum10">
      <style:paragraph-properties fo:margin-left="3.367cm" fo:margin-right="0cm" fo:margin-top="0.203cm" fo:margin-bottom="0cm" fo:text-align="justify" style:justify-single-word="false" fo:text-indent="-0.628cm" style:auto-text-indent="false">
        <style:tab-stops>
          <style:tab-stop style:position="3.367cm"/>
          <style:tab-stop style:position="3.369cm"/>
        </style:tab-stops>
      </style:paragraph-properties>
    </style:style>
    <style:style style:name="P131" style:family="paragraph" style:parent-style-name="List_20_Paragraph" style:list-style-name="WWNum12">
      <style:paragraph-properties fo:margin-left="2.411cm" fo:margin-right="0cm" fo:margin-top="0.183cm" fo:margin-bottom="0cm" fo:text-align="justify" style:justify-single-word="false" fo:text-indent="-0.63cm" style:auto-text-indent="false">
        <style:tab-stops>
          <style:tab-stop style:position="3.367cm"/>
          <style:tab-stop style:position="3.369cm"/>
        </style:tab-stops>
      </style:paragraph-properties>
    </style:style>
    <style:style style:name="P132" style:family="paragraph" style:parent-style-name="List_20_Paragraph" style:list-style-name="WWNum3">
      <style:paragraph-properties fo:margin-left="2.411cm" fo:margin-right="0cm" fo:margin-top="0.004cm" fo:margin-bottom="0cm" fo:text-align="justify" style:justify-single-word="false" fo:text-indent="-0.63cm" style:auto-text-indent="false">
        <style:tab-stops>
          <style:tab-stop style:position="2.418cm"/>
          <style:tab-stop style:position="2.42cm"/>
        </style:tab-stops>
      </style:paragraph-properties>
    </style:style>
    <style:style style:name="P133" style:family="paragraph" style:parent-style-name="List_20_Paragraph" style:list-style-name="WWNum3">
      <style:paragraph-properties fo:margin-left="2.411cm" fo:margin-right="0cm" fo:margin-top="0.182cm" fo:margin-bottom="0cm" fo:text-align="justify" style:justify-single-word="false" fo:text-indent="-0.63cm" style:auto-text-indent="false">
        <style:tab-stops>
          <style:tab-stop style:position="2.418cm"/>
          <style:tab-stop style:position="2.42cm"/>
        </style:tab-stops>
      </style:paragraph-properties>
    </style:style>
    <style:style style:name="P134" style:family="paragraph" style:parent-style-name="List_20_Paragraph" style:list-style-name="WWNum3">
      <style:paragraph-properties fo:margin-left="2.411cm" fo:margin-right="0cm" fo:margin-top="0.002cm" fo:margin-bottom="0cm" fo:text-align="justify" style:justify-single-word="false" fo:text-indent="-0.63cm" style:auto-text-indent="false">
        <style:tab-stops>
          <style:tab-stop style:position="2.418cm"/>
          <style:tab-stop style:position="2.42cm"/>
        </style:tab-stops>
      </style:paragraph-properties>
    </style:style>
    <style:style style:name="P135" style:family="paragraph" style:parent-style-name="List_20_Paragraph" style:list-style-name="WWNum3">
      <style:paragraph-properties fo:margin-left="2.411cm" fo:margin-right="0cm" fo:margin-top="0.189cm" fo:margin-bottom="0cm" fo:text-align="justify" style:justify-single-word="false" fo:text-indent="-0.63cm" style:auto-text-indent="false">
        <style:tab-stops>
          <style:tab-stop style:position="2.418cm"/>
          <style:tab-stop style:position="2.42cm"/>
        </style:tab-stops>
      </style:paragraph-properties>
    </style:style>
    <style:style style:name="P136" style:family="paragraph" style:parent-style-name="List_20_Paragraph" style:list-style-name="WWNum14">
      <style:paragraph-properties fo:margin-left="3.369cm" fo:margin-right="0cm" fo:margin-top="0.205cm" fo:margin-bottom="0cm" fo:text-align="justify" style:justify-single-word="false" fo:text-indent="-0.63cm" style:auto-text-indent="false">
        <style:tab-stops>
          <style:tab-stop style:position="3.371cm"/>
        </style:tab-stops>
      </style:paragraph-properties>
    </style:style>
    <style:style style:name="P137" style:family="paragraph" style:parent-style-name="List_20_Paragraph" style:list-style-name="WWNum6">
      <style:paragraph-properties fo:margin-left="3.369cm" fo:margin-right="0cm" fo:margin-top="0.205cm" fo:margin-bottom="0cm" fo:text-align="justify" style:justify-single-word="false" fo:text-indent="-0.63cm" style:auto-text-indent="false">
        <style:tab-stops>
          <style:tab-stop style:position="3.371cm"/>
        </style:tab-stops>
      </style:paragraph-properties>
    </style:style>
    <style:style style:name="P138" style:family="paragraph" style:parent-style-name="List_20_Paragraph" style:list-style-name="WWNum12">
      <style:paragraph-properties fo:margin-left="3.369cm" fo:margin-right="0cm" fo:margin-top="0.203cm" fo:margin-bottom="0cm" fo:text-align="justify" style:justify-single-word="false" fo:text-indent="-0.63cm" style:auto-text-indent="false">
        <style:tab-stops>
          <style:tab-stop style:position="3.369cm"/>
          <style:tab-stop style:position="3.371cm"/>
        </style:tab-stops>
      </style:paragraph-properties>
    </style:style>
    <style:style style:name="P139" style:family="paragraph" style:parent-style-name="List_20_Paragraph" style:list-style-name="WWNum12">
      <style:paragraph-properties fo:margin-left="3.369cm" fo:margin-right="0cm" fo:margin-top="0.199cm" fo:margin-bottom="0cm" fo:text-align="justify" style:justify-single-word="false" fo:text-indent="-0.63cm" style:auto-text-indent="false">
        <style:tab-stops>
          <style:tab-stop style:position="3.369cm"/>
          <style:tab-stop style:position="3.371cm"/>
        </style:tab-stops>
      </style:paragraph-properties>
    </style:style>
    <style:style style:name="P140" style:family="paragraph" style:parent-style-name="List_20_Paragraph" style:list-style-name="WWNum14">
      <style:paragraph-properties fo:margin-left="3.371cm" fo:margin-right="0.318cm" fo:line-height="143%" fo:text-align="justify" style:justify-single-word="false" fo:text-indent="-0.631cm" style:auto-text-indent="false">
        <style:tab-stops>
          <style:tab-stop style:position="3.369cm"/>
        </style:tab-stops>
      </style:paragraph-properties>
    </style:style>
    <style:style style:name="P141" style:family="paragraph" style:parent-style-name="List_20_Paragraph" style:list-style-name="WWNum3">
      <style:paragraph-properties fo:margin-left="1.466cm" fo:margin-right="0cm" fo:margin-top="0.22cm" fo:margin-bottom="0cm" fo:text-align="justify" style:justify-single-word="false" fo:text-indent="-0.64cm" style:auto-text-indent="false">
        <style:tab-stops>
          <style:tab-stop style:position="1.466cm"/>
          <style:tab-stop style:position="1.468cm"/>
        </style:tab-stops>
      </style:paragraph-properties>
    </style:style>
    <style:style style:name="P142" style:family="paragraph" style:parent-style-name="List_20_Paragraph" style:list-style-name="WWNum3">
      <style:paragraph-properties fo:margin-left="1.466cm" fo:margin-right="0cm" fo:margin-top="0.229cm" fo:margin-bottom="0cm" fo:text-align="justify" style:justify-single-word="false" fo:text-indent="-0.64cm" style:auto-text-indent="false">
        <style:tab-stops>
          <style:tab-stop style:position="1.466cm"/>
          <style:tab-stop style:position="1.468cm"/>
        </style:tab-stops>
      </style:paragraph-properties>
    </style:style>
    <style:style style:name="P143" style:family="paragraph" style:parent-style-name="List_20_Paragraph" style:list-style-name="WWNum13">
      <style:paragraph-properties fo:margin-left="1.466cm" fo:margin-right="0.302cm" fo:margin-top="0.044cm" fo:margin-bottom="0cm" fo:line-height="151%" fo:text-align="justify" style:justify-single-word="false" fo:text-indent="-0.64cm" style:auto-text-indent="false">
        <style:tab-stops>
          <style:tab-stop style:position="1.457cm"/>
        </style:tab-stops>
      </style:paragraph-properties>
    </style:style>
    <style:style style:name="P144" style:family="paragraph" style:parent-style-name="List_20_Paragraph" style:list-style-name="WWNum13">
      <style:paragraph-properties fo:margin-left="2.411cm" fo:margin-right="0.3cm" fo:margin-top="0.025cm" fo:margin-bottom="0cm" fo:line-height="160%" fo:text-align="justify" style:justify-single-word="false" fo:text-indent="-0.635cm" style:auto-text-indent="false">
        <style:tab-stops>
          <style:tab-stop style:position="1.448cm"/>
        </style:tab-stops>
      </style:paragraph-properties>
    </style:style>
    <style:style style:name="P145" style:family="paragraph" style:parent-style-name="List_20_Paragraph" style:list-style-name="WWNum16">
      <style:paragraph-properties fo:margin-left="2.411cm" fo:margin-right="0.295cm" fo:margin-top="0.231cm" fo:margin-bottom="0cm" fo:text-align="justify" style:justify-single-word="false" fo:text-indent="-0.628cm" style:auto-text-indent="false">
        <style:tab-stops>
          <style:tab-stop style:position="0.619cm"/>
          <style:tab-stop style:position="0.621cm"/>
        </style:tab-stops>
      </style:paragraph-properties>
    </style:style>
    <style:style style:name="P146" style:family="paragraph" style:parent-style-name="List_20_Paragraph" style:list-style-name="WWNum11">
      <style:paragraph-properties fo:margin-left="2.411cm" fo:margin-right="0.295cm" fo:margin-top="0.258cm" fo:margin-bottom="0cm" fo:line-height="151%" fo:text-align="justify" style:justify-single-word="false" fo:text-indent="-0.628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47" style:family="paragraph" style:parent-style-name="List_20_Paragraph" style:list-style-name="WWNum7">
      <style:paragraph-properties fo:margin-left="2.411cm" fo:margin-right="0.295cm" fo:margin-top="0.266cm" fo:margin-bottom="0cm" fo:line-height="151%" fo:text-align="justify" style:justify-single-word="false" fo:text-indent="-0.628cm" style:auto-text-indent="false">
        <style:tab-stops>
          <style:tab-stop style:position="2.413cm"/>
        </style:tab-stops>
      </style:paragraph-properties>
    </style:style>
    <style:style style:name="P148" style:family="paragraph" style:parent-style-name="List_20_Paragraph" style:list-style-name="WWNum16">
      <style:paragraph-properties fo:margin-left="2.411cm" fo:margin-right="0.309cm" fo:margin-top="0.183cm" fo:margin-bottom="0cm" fo:line-height="147%" fo:text-align="justify" style:justify-single-word="false" fo:text-indent="-0.628cm" style:auto-text-indent="false">
        <style:tab-stops>
          <style:tab-stop style:position="2.413cm"/>
        </style:tab-stops>
      </style:paragraph-properties>
    </style:style>
    <style:style style:name="P149" style:family="paragraph" style:parent-style-name="List_20_Paragraph" style:list-style-name="WWNum16">
      <style:paragraph-properties fo:margin-left="2.411cm" fo:margin-right="0.321cm" fo:margin-top="0.245cm" fo:margin-bottom="0cm" fo:text-align="justify" style:justify-single-word="false" fo:text-indent="-0.628cm" style:auto-text-indent="false">
        <style:tab-stops>
          <style:tab-stop style:position="0.619cm"/>
          <style:tab-stop style:position="0.621cm"/>
        </style:tab-stops>
      </style:paragraph-properties>
    </style:style>
    <style:style style:name="P150" style:family="paragraph" style:parent-style-name="List_20_Paragraph" style:list-style-name="WWNum12">
      <style:paragraph-properties fo:margin-top="0.199cm" fo:margin-bottom="0cm" fo:text-align="justify" style:justify-single-word="false">
        <style:tab-stops>
          <style:tab-stop style:position="3.367cm"/>
          <style:tab-stop style:position="3.369cm"/>
        </style:tab-stops>
      </style:paragraph-properties>
    </style:style>
    <style:style style:name="P151" style:family="paragraph" style:parent-style-name="List_20_Paragraph" style:list-style-name="WWNum11">
      <style:paragraph-properties fo:margin-left="2.411cm" fo:margin-right="0.309cm" fo:margin-top="0.242cm" fo:margin-bottom="0cm" fo:line-height="147%" fo:text-align="justify" style:justify-single-word="false" fo:text-indent="-0.633cm" style:auto-text-indent="false">
        <style:tab-stops>
          <style:tab-stop style:position="1.475cm"/>
        </style:tab-stops>
      </style:paragraph-properties>
    </style:style>
    <style:style style:name="P152" style:family="paragraph" style:parent-style-name="List_20_Paragraph" style:list-style-name="WWNum11">
      <style:paragraph-properties fo:margin-left="2.411cm" fo:margin-right="0.295cm" fo:margin-top="0.007cm" fo:margin-bottom="0cm" fo:line-height="153%" fo:text-align="justify" style:justify-single-word="false" fo:text-indent="-0.635cm" style:auto-text-indent="false">
        <style:tab-stops>
          <style:tab-stop style:position="1.455cm"/>
        </style:tab-stops>
      </style:paragraph-properties>
    </style:style>
    <style:style style:name="P153" style:family="paragraph" style:parent-style-name="List_20_Paragraph" style:list-style-name="WWNum11">
      <style:paragraph-properties fo:margin-left="1.466cm" fo:margin-right="0.296cm" fo:margin-top="0.018cm" fo:margin-bottom="0cm" fo:line-height="160%" fo:text-align="justify" style:justify-single-word="false" fo:text-indent="-0.64cm" style:auto-text-indent="false">
        <style:tab-stops>
          <style:tab-stop style:position="1.473cm"/>
        </style:tab-stops>
      </style:paragraph-properties>
    </style:style>
    <style:style style:name="P154" style:family="paragraph" style:parent-style-name="List_20_Paragraph" style:list-style-name="WWNum11">
      <style:paragraph-properties fo:margin-left="2.411cm" fo:margin-right="0cm" fo:line-height="0.362cm" fo:text-align="justify" style:justify-single-word="false" fo:text-indent="-0.623cm" style:auto-text-indent="false">
        <style:tab-stops>
          <style:tab-stop style:position="2.413cm"/>
        </style:tab-stops>
      </style:paragraph-properties>
    </style:style>
    <style:style style:name="P155" style:family="paragraph" style:parent-style-name="List_20_Paragraph" style:list-style-name="WWNum11">
      <style:paragraph-properties fo:margin-left="2.411cm" fo:margin-right="0cm" fo:margin-top="0.263cm" fo:margin-bottom="0cm" fo:text-align="justify" style:justify-single-word="false" fo:text-indent="-0.623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56" style:family="paragraph" style:parent-style-name="List_20_Paragraph" style:list-style-name="WWNum9">
      <style:paragraph-properties fo:margin-left="2.411cm" fo:margin-right="0cm" fo:margin-top="0.263cm" fo:margin-bottom="0cm" fo:text-align="justify" style:justify-single-word="false" fo:text-indent="-0.623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57" style:family="paragraph" style:parent-style-name="List_20_Paragraph" style:list-style-name="WWNum11">
      <style:paragraph-properties fo:margin-left="2.411cm" fo:margin-right="0cm" fo:margin-top="0.183cm" fo:margin-bottom="0cm" fo:text-align="justify" style:justify-single-word="false" fo:text-indent="-0.623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58" style:family="paragraph" style:parent-style-name="List_20_Paragraph" style:list-style-name="WWNum9">
      <style:paragraph-properties fo:margin-left="2.411cm" fo:margin-right="0cm" fo:margin-top="0.183cm" fo:margin-bottom="0cm" fo:text-align="justify" style:justify-single-word="false" fo:text-indent="-0.623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59" style:family="paragraph" style:parent-style-name="List_20_Paragraph" style:list-style-name="WWNum9">
      <style:paragraph-properties fo:margin-left="2.411cm" fo:margin-right="0cm" fo:margin-top="0.247cm" fo:margin-bottom="0cm" fo:text-align="justify" style:justify-single-word="false" fo:text-indent="-0.623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60" style:family="paragraph" style:parent-style-name="List_20_Paragraph" style:list-style-name="WWNum10">
      <style:paragraph-properties fo:margin-left="3.366cm" fo:margin-right="0cm" fo:text-align="justify" style:justify-single-word="false" fo:text-indent="-0.628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161" style:family="paragraph" style:parent-style-name="List_20_Paragraph" style:list-style-name="WWNum10">
      <style:paragraph-properties fo:margin-left="3.366cm" fo:margin-right="0cm" fo:line-height="0.418cm" fo:text-align="justify" style:justify-single-word="false" fo:text-indent="-0.628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162" style:family="paragraph" style:parent-style-name="List_20_Paragraph" style:list-style-name="WWNum8">
      <style:paragraph-properties fo:margin-left="3.366cm" fo:margin-right="0cm" fo:margin-top="0.183cm" fo:margin-bottom="0cm" fo:text-align="justify" style:justify-single-word="false" fo:text-indent="-0.628cm" style:auto-text-indent="false">
        <style:tab-stops>
          <style:tab-stop style:position="3.366cm"/>
          <style:tab-stop style:position="3.367cm"/>
        </style:tab-stops>
      </style:paragraph-properties>
    </style:style>
    <style:style style:name="P163" style:family="paragraph" style:parent-style-name="List_20_Paragraph" style:list-style-name="WWNum9">
      <style:paragraph-properties fo:margin-left="1.459cm" fo:margin-right="0.296cm" fo:margin-top="0.044cm" fo:margin-bottom="0cm" fo:line-height="152%" fo:text-align="justify" style:justify-single-word="false" fo:text-indent="-0.633cm" style:auto-text-indent="false">
        <style:tab-stops>
          <style:tab-stop style:position="1.457cm"/>
        </style:tab-stops>
      </style:paragraph-properties>
    </style:style>
    <style:style style:name="P164" style:family="paragraph" style:parent-style-name="List_20_Paragraph" style:list-style-name="WWNum9">
      <style:paragraph-properties fo:margin-left="1.462cm" fo:margin-right="0.321cm" fo:margin-top="0.012cm" fo:margin-bottom="0cm" fo:line-height="158%" fo:text-align="justify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65" style:family="paragraph" style:parent-style-name="List_20_Paragraph" style:list-style-name="WWNum8">
      <style:paragraph-properties fo:margin-left="2.411cm" fo:margin-right="0.605cm" fo:margin-top="0.183cm" fo:margin-bottom="0cm" fo:line-height="143%" fo:text-align="justify" style:justify-single-word="false" fo:text-indent="0.949cm" style:auto-text-indent="false">
        <style:tab-stops>
          <style:tab-stop style:position="2.422cm"/>
          <style:tab-stop style:position="3.366cm"/>
          <style:tab-stop style:position="3.367cm"/>
        </style:tab-stops>
      </style:paragraph-properties>
    </style:style>
    <style:style style:name="P166" style:family="paragraph" style:parent-style-name="List_20_Paragraph" style:list-style-name="WWNum7">
      <style:paragraph-properties fo:margin-left="2.411cm" fo:margin-right="0.298cm" fo:margin-top="0.217cm" fo:margin-bottom="0cm" fo:line-height="145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167" style:family="paragraph" style:parent-style-name="List_20_Paragraph" style:list-style-name="WWNum7">
      <style:paragraph-properties fo:margin-left="2.411cm" fo:margin-right="0.309cm" fo:margin-top="0.014cm" fo:margin-bottom="0cm" fo:line-height="147%" fo:text-align="justify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168" style:family="paragraph" style:parent-style-name="List_20_Paragraph" style:list-style-name="WWNum7">
      <style:paragraph-properties fo:margin-top="0.229cm" fo:margin-bottom="0cm" fo:text-align="justify" style:justify-single-word="false"/>
    </style:style>
    <style:style style:name="P169" style:family="paragraph" style:parent-style-name="List_20_Paragraph" style:list-style-name="WWNum7">
      <style:paragraph-properties fo:margin-top="0.256cm" fo:margin-bottom="0cm" fo:text-align="justify" style:justify-single-word="false">
        <style:tab-stops>
          <style:tab-stop style:position="2.411cm"/>
          <style:tab-stop style:position="2.413cm"/>
        </style:tab-stops>
      </style:paragraph-properties>
    </style:style>
    <style:style style:name="P170" style:family="paragraph" style:parent-style-name="List_20_Paragraph" style:list-style-name="WWNum18">
      <style:paragraph-properties fo:margin-top="0.256cm" fo:margin-bottom="0cm" fo:text-align="justify" style:justify-single-word="false">
        <style:tab-stops>
          <style:tab-stop style:position="2.083cm"/>
          <style:tab-stop style:position="2.413cm"/>
        </style:tab-stops>
      </style:paragraph-properties>
    </style:style>
    <style:style style:name="P171" style:family="paragraph" style:parent-style-name="List_20_Paragraph" style:list-style-name="WWNum7">
      <style:paragraph-properties fo:margin-top="0.245cm" fo:margin-bottom="0cm" fo:text-align="justify" style:justify-single-word="false"/>
    </style:style>
    <style:style style:name="P172" style:family="paragraph" style:parent-style-name="List_20_Paragraph" style:list-style-name="WWNum5">
      <style:paragraph-properties fo:margin-left="2.411cm" fo:margin-right="0.296cm" fo:margin-top="0.046cm" fo:margin-bottom="0cm" fo:line-height="151%" fo:text-align="justify" style:justify-single-word="false" fo:text-indent="-0.633cm" style:auto-text-indent="false">
        <style:tab-stops>
          <style:tab-stop style:position="1.457cm"/>
        </style:tab-stops>
      </style:paragraph-properties>
    </style:style>
    <style:style style:name="P173" style:family="paragraph" style:parent-style-name="List_20_Paragraph" style:list-style-name="WWNum18">
      <style:paragraph-properties fo:margin-top="0.226cm" fo:margin-bottom="0cm" fo:text-align="justify" style:justify-single-word="false">
        <style:tab-stops>
          <style:tab-stop style:position="2.113cm"/>
          <style:tab-stop style:position="2.413cm"/>
        </style:tab-stops>
      </style:paragraph-properties>
    </style:style>
    <style:style style:name="P174" style:family="paragraph" style:parent-style-name="List_20_Paragraph" style:list-style-name="WWNum18">
      <style:paragraph-properties fo:margin-left="2.411cm" fo:margin-right="0.296cm" fo:margin-top="0.258cm" fo:margin-bottom="0cm" fo:line-height="150%" fo:text-align="justify" style:justify-single-word="false" fo:text-indent="-0.628cm" style:auto-text-indent="false">
        <style:tab-stops>
          <style:tab-stop style:position="2.411cm"/>
          <style:tab-stop style:position="2.413cm"/>
        </style:tab-stops>
      </style:paragraph-properties>
    </style:style>
    <style:style style:name="P175" style:family="paragraph" style:parent-style-name="List_20_Paragraph" style:list-style-name="WWNum21">
      <style:paragraph-properties fo:margin-left="2.411cm" fo:margin-right="0.284cm" fo:margin-top="0.325cm" fo:margin-bottom="0cm" fo:line-height="160%" fo:text-align="justify" style:justify-single-word="false" fo:text-indent="-0.628cm" style:auto-text-indent="false">
        <style:tab-stops>
          <style:tab-stop style:position="1.473cm"/>
        </style:tab-stops>
      </style:paragraph-properties>
    </style:style>
    <style:style style:name="P176" style:family="paragraph" style:parent-style-name="List_20_Paragraph" style:list-style-name="WWNum21">
      <style:paragraph-properties fo:margin-top="0.266cm" fo:margin-bottom="0cm" fo:text-align="justify" style:justify-single-word="false">
        <style:tab-stops>
          <style:tab-stop style:position="3.369cm"/>
          <style:tab-stop style:position="3.371cm"/>
        </style:tab-stops>
      </style:paragraph-properties>
    </style:style>
    <style:style style:name="P177" style:family="paragraph" style:parent-style-name="List_20_Paragraph" style:list-style-name="WWNum4">
      <style:paragraph-properties fo:margin-left="2.736cm" fo:margin-right="0.295cm" fo:margin-top="0.222cm" fo:margin-bottom="0cm" fo:line-height="151%" fo:text-align="justify" style:justify-single-word="false" fo:text-indent="-0.616cm" style:auto-text-indent="false">
        <style:tab-stops>
          <style:tab-stop style:position="2.716cm"/>
        </style:tab-stops>
      </style:paragraph-properties>
    </style:style>
    <style:style style:name="P178" style:family="paragraph" style:parent-style-name="List_20_Paragraph" style:list-style-name="WWNum4">
      <style:paragraph-properties fo:margin-left="1.468cm" fo:margin-right="0cm" fo:margin-top="0.115cm" fo:margin-bottom="0cm" fo:text-align="justify" style:justify-single-word="false" fo:text-indent="-0.677cm" style:auto-text-indent="false">
        <style:tab-stops>
          <style:tab-stop style:position="1.469cm"/>
        </style:tab-stops>
      </style:paragraph-properties>
    </style:style>
    <style:style style:name="P179" style:family="paragraph" style:parent-style-name="List_20_Paragraph" style:list-style-name="WWNum4">
      <style:paragraph-properties fo:margin-left="2.411cm" fo:margin-right="0.291cm" fo:margin-top="0.224cm" fo:margin-bottom="0cm" fo:line-height="151%" fo:text-align="justify" style:justify-single-word="false" fo:text-indent="-0.624cm" style:auto-text-indent="false">
        <style:tab-stops>
          <style:tab-stop style:position="2.736cm"/>
        </style:tab-stops>
      </style:paragraph-properties>
    </style:style>
    <style:style style:name="P180" style:family="paragraph" style:parent-style-name="List_20_Paragraph" style:list-style-name="WWNum3">
      <style:paragraph-properties fo:margin-left="2.411cm" fo:margin-right="0.298cm" fo:margin-top="0.349cm" fo:margin-bottom="0cm" fo:line-height="160%" fo:text-align="justify" style:justify-single-word="false" fo:text-indent="-0.626cm" style:auto-text-indent="false">
        <style:tab-stops>
          <style:tab-stop style:position="1.473cm"/>
        </style:tab-stops>
      </style:paragraph-properties>
    </style:style>
    <style:style style:name="P181" style:family="paragraph" style:parent-style-name="List_20_Paragraph" style:list-style-name="WWNum3">
      <style:paragraph-properties fo:margin-left="1.466cm" fo:margin-right="0.284cm" fo:margin-top="0.048cm" fo:margin-bottom="0cm" fo:line-height="168%" fo:text-align="justify" style:justify-single-word="false" fo:text-indent="-0.631cm" style:auto-text-indent="false">
        <style:tab-stops>
          <style:tab-stop style:position="1.473cm"/>
        </style:tab-stops>
      </style:paragraph-properties>
    </style:style>
    <style:style style:name="P182" style:family="paragraph" style:parent-style-name="List_20_Paragraph" style:list-style-name="WWNum3">
      <style:paragraph-properties fo:margin-left="2.411cm" fo:margin-right="0cm" fo:margin-top="0.019cm" fo:margin-bottom="0cm" fo:text-align="justify" style:justify-single-word="false" fo:text-indent="-0.637cm" style:auto-text-indent="false">
        <style:tab-stops>
          <style:tab-stop style:position="1.464cm"/>
        </style:tab-stops>
      </style:paragraph-properties>
    </style:style>
    <style:style style:name="P183" style:family="paragraph" style:parent-style-name="List_20_Paragraph" style:list-style-name="WWNum3">
      <style:paragraph-properties fo:margin-left="2.411cm" fo:margin-right="0cm" fo:margin-top="0.229cm" fo:margin-bottom="0cm" fo:text-align="justify" style:justify-single-word="false" fo:text-indent="-0.637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84" style:family="paragraph" style:parent-style-name="List_20_Paragraph" style:list-style-name="WWNum3">
      <style:paragraph-properties fo:margin-left="2.411cm" fo:margin-right="0cm" fo:margin-top="0.22cm" fo:margin-bottom="0cm" fo:text-align="justify" style:justify-single-word="false" fo:text-indent="-0.637cm" style:auto-text-indent="false">
        <style:tab-stops>
          <style:tab-stop style:position="1.462cm"/>
          <style:tab-stop style:position="1.464cm"/>
        </style:tab-stops>
      </style:paragraph-properties>
    </style:style>
    <style:style style:name="P185" style:family="paragraph" style:parent-style-name="List_20_Paragraph" style:list-style-name="WWNum3">
      <style:paragraph-properties fo:margin-left="1.461cm" fo:margin-right="0.302cm" fo:margin-top="0.229cm" fo:margin-bottom="0cm" fo:line-height="153%" fo:text-align="justify" style:justify-single-word="false" fo:text-indent="-0.633cm" style:auto-text-indent="false">
        <style:tab-stops>
          <style:tab-stop style:position="1.468cm"/>
        </style:tab-stops>
      </style:paragraph-properties>
    </style:style>
    <style:style style:name="P186" style:family="paragraph" style:parent-style-name="List_20_Paragraph" style:list-style-name="WWNum3">
      <style:paragraph-properties fo:margin-left="2.411cm" fo:margin-right="0.307cm" fo:margin-top="0.06cm" fo:margin-bottom="0cm" fo:line-height="150%" fo:text-align="justify" style:justify-single-word="false" fo:text-indent="-0.637cm" style:auto-text-indent="false">
        <style:tab-stops>
          <style:tab-stop style:position="1.464cm"/>
          <style:tab-stop style:position="1.466cm"/>
        </style:tab-stops>
      </style:paragraph-properties>
    </style:style>
    <style:style style:name="P187" style:family="paragraph" style:parent-style-name="List_20_Paragraph" style:list-style-name="WWNum3">
      <style:paragraph-properties fo:margin-left="2.413cm" fo:margin-right="0cm" fo:margin-top="0.236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88" style:family="paragraph" style:parent-style-name="List_20_Paragraph" style:list-style-name="WWNum3">
      <style:paragraph-properties fo:margin-left="2.413cm" fo:margin-right="0cm" fo:margin-top="0.18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89" style:family="paragraph" style:parent-style-name="List_20_Paragraph" style:list-style-name="WWNum3">
      <style:paragraph-properties fo:margin-left="2.413cm" fo:margin-right="0cm" fo:margin-top="0.002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90" style:family="paragraph" style:parent-style-name="List_20_Paragraph" style:list-style-name="WWNum3">
      <style:paragraph-properties fo:margin-left="2.413cm" fo:margin-right="0cm" fo:margin-top="0.189cm" fo:margin-bottom="0cm" fo:text-align="justify" style:justify-single-word="false" fo:text-indent="-0.624cm" style:auto-text-indent="false">
        <style:tab-stops>
          <style:tab-stop style:position="2.413cm"/>
          <style:tab-stop style:position="2.415cm"/>
        </style:tab-stops>
      </style:paragraph-properties>
    </style:style>
    <style:style style:name="P191" style:family="paragraph" style:parent-style-name="List_20_Paragraph" style:list-style-name="WWNum3">
      <style:paragraph-properties fo:margin-left="1.468cm" fo:margin-right="0.332cm" fo:margin-top="0.206cm" fo:margin-bottom="0cm" fo:line-height="150%" fo:text-align="justify" style:justify-single-word="false" fo:text-indent="-0.64cm" style:auto-text-indent="false">
        <style:tab-stops>
          <style:tab-stop style:position="1.464cm"/>
          <style:tab-stop style:position="1.466cm"/>
        </style:tab-stops>
      </style:paragraph-properties>
    </style:style>
    <style:style style:name="P192" style:family="paragraph" style:parent-style-name="List_20_Paragraph" style:list-style-name="WWNum3">
      <style:paragraph-properties fo:margin-left="1.461cm" fo:margin-right="0cm" fo:margin-top="0.028cm" fo:margin-bottom="0cm" fo:text-align="justify" style:justify-single-word="false" fo:text-indent="-0.628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193" style:family="paragraph" style:parent-style-name="List_20_Paragraph" style:list-style-name="WWNum3">
      <style:paragraph-properties fo:margin-left="1.461cm" fo:margin-right="0cm" fo:margin-top="0.229cm" fo:margin-bottom="0cm" fo:text-align="justify" style:justify-single-word="false" fo:text-indent="-0.628cm" style:auto-text-indent="false">
        <style:tab-stops>
          <style:tab-stop style:position="1.461cm"/>
          <style:tab-stop style:position="1.462cm"/>
        </style:tab-stops>
      </style:paragraph-properties>
    </style:style>
    <style:style style:name="P194" style:family="paragraph" style:parent-style-name="List_20_Paragraph" style:list-style-name="WWNum3">
      <style:paragraph-properties fo:margin-left="1.461cm" fo:margin-right="0.309cm" fo:margin-top="0.215cm" fo:margin-bottom="0cm" fo:line-height="150%" fo:text-align="justify" style:justify-single-word="false" fo:text-indent="-0.628cm" style:auto-text-indent="false">
        <style:tab-stops>
          <style:tab-stop style:position="1.464cm"/>
          <style:tab-stop style:position="1.466cm"/>
        </style:tab-stops>
      </style:paragraph-properties>
    </style:style>
    <style:style style:name="P195" style:family="paragraph" style:parent-style-name="List_20_Paragraph" style:list-style-name="WWNum2">
      <style:paragraph-properties fo:margin-left="1.462cm" fo:margin-right="0cm" fo:text-align="justify" style:justify-single-word="false" fo:text-indent="-0.637cm" style:auto-text-indent="false">
        <style:tab-stops>
          <style:tab-stop style:position="1.464cm"/>
        </style:tab-stops>
      </style:paragraph-properties>
    </style:style>
    <style:style style:name="P196" style:family="paragraph" style:parent-style-name="List_20_Paragraph" style:list-style-name="WWNum1">
      <style:paragraph-properties fo:margin-top="0.183cm" fo:margin-bottom="0cm" fo:text-align="justify" style:justify-single-word="false">
        <style:tab-stops>
          <style:tab-stop style:position="1.468cm"/>
        </style:tab-stops>
      </style:paragraph-properties>
    </style:style>
    <style:style style:name="P197" style:family="paragraph" style:parent-style-name="Table_20_Paragraph">
      <style:paragraph-properties fo:line-height="0.37cm" fo:text-align="justify" style:justify-single-word="false"/>
    </style:style>
    <style:style style:name="P198" style:family="paragraph" style:parent-style-name="Table_20_Paragraph">
      <style:paragraph-properties fo:line-height="0.362cm" fo:text-align="justify" style:justify-single-word="false"/>
    </style:style>
    <style:style style:name="P199" style:family="paragraph" style:parent-style-name="Table_20_Paragraph">
      <style:paragraph-properties fo:line-height="0.353cm" fo:text-align="justify" style:justify-single-word="false"/>
    </style:style>
    <style:style style:name="P200" style:family="paragraph" style:parent-style-name="Table_20_Paragraph">
      <style:paragraph-properties fo:margin-left="0cm" fo:margin-right="0.483cm" fo:line-height="0.346cm" fo:text-align="justify" style:justify-single-word="false" fo:text-indent="0cm" style:auto-text-indent="false"/>
    </style:style>
    <style:style style:name="P201" style:family="paragraph" style:parent-style-name="Table_20_Paragraph">
      <style:paragraph-properties fo:margin-left="0cm" fo:margin-right="0.31cm" fo:margin-top="0.136cm" fo:margin-bottom="0cm" fo:text-align="justify" style:justify-single-word="false" fo:text-indent="0cm" style:auto-text-indent="false"/>
    </style:style>
    <style:style style:name="P202" style:family="paragraph" style:parent-style-name="Table_20_Paragraph">
      <style:paragraph-properties fo:margin-left="2.87cm" fo:margin-right="2.826cm" fo:margin-top="0.21cm" fo:margin-bottom="0cm" fo:text-align="justify" style:justify-single-word="false" fo:text-indent="0cm" style:auto-text-indent="false"/>
    </style:style>
    <style:style style:name="P203" style:family="paragraph" style:parent-style-name="Table_20_Paragraph">
      <style:paragraph-properties fo:margin-left="0.681cm" fo:margin-right="0.64cm" fo:margin-top="0.21cm" fo:margin-bottom="0cm" fo:text-align="justify" style:justify-single-word="false" fo:text-indent="0cm" style:auto-text-indent="false"/>
    </style:style>
    <style:style style:name="P204" style:family="paragraph" style:parent-style-name="Table_20_Paragraph">
      <style:paragraph-properties fo:margin-left="0.681cm" fo:margin-right="0.64cm" fo:margin-top="0.252cm" fo:margin-bottom="0cm" fo:text-align="justify" style:justify-single-word="false" fo:text-indent="0cm" style:auto-text-indent="false"/>
    </style:style>
    <style:style style:name="P205" style:family="paragraph" style:parent-style-name="Table_20_Paragraph">
      <style:paragraph-properties fo:margin-top="0.196cm" fo:margin-bottom="0cm" fo:text-align="justify" style:justify-single-word="false"/>
    </style:style>
    <style:style style:name="P206" style:family="paragraph" style:parent-style-name="Table_20_Paragraph">
      <style:paragraph-properties fo:margin-left="0.233cm" fo:margin-right="0cm" fo:margin-top="0.261cm" fo:margin-bottom="0cm" fo:text-align="justify" style:justify-single-word="false" fo:text-indent="0cm" style:auto-text-indent="false"/>
    </style:style>
    <style:style style:name="P207" style:family="paragraph" style:parent-style-name="Table_20_Paragraph">
      <style:paragraph-properties fo:margin-left="0.681cm" fo:margin-right="0.639cm" fo:margin-top="0.27cm" fo:margin-bottom="0cm" fo:text-align="justify" style:justify-single-word="false" fo:text-indent="0cm" style:auto-text-indent="false"/>
    </style:style>
    <style:style style:name="P208" style:family="paragraph" style:parent-style-name="Table_20_Paragraph">
      <style:paragraph-properties fo:margin-top="0.203cm" fo:margin-bottom="0cm" fo:text-align="justify" style:justify-single-word="false"/>
    </style:style>
    <style:style style:name="P209" style:family="paragraph" style:parent-style-name="Table_20_Paragraph">
      <style:paragraph-properties fo:margin-left="0.229cm" fo:margin-right="0cm" fo:margin-top="0.252cm" fo:margin-bottom="0cm" fo:text-align="justify" style:justify-single-word="false" fo:text-indent="0cm" style:auto-text-indent="false"/>
    </style:style>
    <style:style style:name="P210" style:family="paragraph" style:parent-style-name="Table_20_Paragraph">
      <style:paragraph-properties fo:margin-left="0.229cm" fo:margin-right="0cm" fo:margin-top="0.261cm" fo:margin-bottom="0cm" fo:text-align="justify" style:justify-single-word="false" fo:text-indent="0cm" style:auto-text-indent="false"/>
    </style:style>
    <style:style style:name="P211" style:family="paragraph" style:parent-style-name="Table_20_Paragraph">
      <style:paragraph-properties fo:margin-left="0.67cm" fo:margin-right="0.64cm" fo:margin-top="0.261cm" fo:margin-bottom="0cm" fo:text-align="justify" style:justify-single-word="false" fo:text-indent="0cm" style:auto-text-indent="false"/>
    </style:style>
    <style:style style:name="P212" style:family="paragraph" style:parent-style-name="Table_20_Paragraph">
      <style:paragraph-properties fo:margin-left="0.222cm" fo:margin-right="0cm" fo:margin-top="0.261cm" fo:margin-bottom="0cm" fo:text-align="justify" style:justify-single-word="false" fo:text-indent="0cm" style:auto-text-indent="false"/>
    </style:style>
    <style:style style:name="P213" style:family="paragraph" style:parent-style-name="Table_20_Paragraph">
      <style:paragraph-properties fo:margin-left="0.669cm" fo:margin-right="0.64cm" fo:margin-top="0.261cm" fo:margin-bottom="0cm" fo:text-align="justify" style:justify-single-word="false" fo:text-indent="0cm" style:auto-text-indent="false"/>
    </style:style>
    <style:style style:name="P214" style:family="paragraph" style:parent-style-name="Table_20_Paragraph">
      <style:paragraph-properties fo:margin-left="0.212cm" fo:margin-right="0cm" fo:margin-top="0.203cm" fo:margin-bottom="0cm" fo:text-align="justify" style:justify-single-word="false" fo:text-indent="0cm" style:auto-text-indent="false"/>
    </style:style>
    <style:style style:name="P215" style:family="paragraph" style:parent-style-name="Table_20_Paragraph">
      <style:paragraph-properties fo:margin-left="0.672cm" fo:margin-right="0.64cm" fo:margin-top="0.252cm" fo:margin-bottom="0cm" fo:text-align="justify" style:justify-single-word="false" fo:text-indent="0cm" style:auto-text-indent="false"/>
    </style:style>
    <style:style style:name="P216" style:family="paragraph" style:parent-style-name="Table_20_Paragraph">
      <style:paragraph-properties fo:margin-left="0.217cm" fo:margin-right="0cm" fo:margin-top="0.203cm" fo:margin-bottom="0cm" fo:text-align="justify" style:justify-single-word="false" fo:text-indent="0cm" style:auto-text-indent="false"/>
    </style:style>
    <style:style style:name="P217" style:family="paragraph" style:parent-style-name="Table_20_Paragraph">
      <style:paragraph-properties fo:margin-left="0.228cm" fo:margin-right="0cm" fo:margin-top="0.261cm" fo:margin-bottom="0cm" fo:text-align="justify" style:justify-single-word="false" fo:text-indent="0cm" style:auto-text-indent="false"/>
    </style:style>
    <style:style style:name="P218" style:family="paragraph" style:parent-style-name="Table_20_Paragraph">
      <style:paragraph-properties fo:margin-left="0.677cm" fo:margin-right="0.64cm" fo:margin-top="0.261cm" fo:margin-bottom="0cm" fo:text-align="justify" style:justify-single-word="false" fo:text-indent="0cm" style:auto-text-indent="false"/>
    </style:style>
    <style:style style:name="P219" style:family="paragraph" style:parent-style-name="Table_20_Paragraph">
      <style:paragraph-properties fo:margin-left="0.215cm" fo:margin-right="0cm" fo:line-height="0.362cm" fo:text-align="justify" style:justify-single-word="false" fo:text-indent="0cm" style:auto-text-indent="false"/>
    </style:style>
    <style:style style:name="P2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scale="95%"/>
    </style:style>
    <style:style style:name="T4" style:family="text">
      <style:text-properties fo:font-weight="bold" style:font-weight-asian="bold" style:font-weight-complex="bold" style:text-scale="105%"/>
    </style:style>
    <style:style style:name="T5" style:family="text">
      <style:text-properties fo:letter-spacing="-0.005cm"/>
    </style:style>
    <style:style style:name="T6" style:family="text">
      <style:text-properties fo:letter-spacing="-0.005cm" fo:font-weight="bold" style:font-weight-asian="bold"/>
    </style:style>
    <style:style style:name="T7" style:family="text">
      <style:text-properties fo:letter-spacing="-0.023cm"/>
    </style:style>
    <style:style style:name="T8" style:family="text">
      <style:text-properties fo:letter-spacing="-0.023cm" fo:font-weight="bold" style:font-weight-asian="bold"/>
    </style:style>
    <style:style style:name="T9" style:family="text">
      <style:text-properties fo:font-size="11.5pt" fo:font-weight="bold" style:font-size-asian="11.5pt" style:font-weight-asian="bold"/>
    </style:style>
    <style:style style:name="T10" style:family="text">
      <style:text-properties fo:font-size="10pt" style:font-size-asian="10pt" style:text-scale="110%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0pt" style:text-scale="90%"/>
    </style:style>
    <style:style style:name="T13" style:family="text">
      <style:text-properties fo:font-size="10pt" style:font-size-asian="10pt" style:font-size-complex="10pt" style:text-scale="105%"/>
    </style:style>
    <style:style style:name="T14" style:family="text">
      <style:text-properties fo:font-size="10pt" style:font-size-asian="10pt" style:font-size-complex="10pt" style:text-scale="95%"/>
    </style:style>
    <style:style style:name="T15" style:family="text">
      <style:text-properties fo:font-size="10pt" style:font-size-asian="10pt" style:font-size-complex="10pt" style:text-scale="115%"/>
    </style:style>
    <style:style style:name="T16" style:family="text">
      <style:text-properties fo:font-size="10pt" style:font-size-asian="10pt" style:font-size-complex="10pt" style:text-scale="125%"/>
    </style:style>
    <style:style style:name="T17" style:family="text">
      <style:text-properties fo:font-size="10pt" style:font-size-asian="10pt" style:font-size-complex="10pt" style:text-scale="92%"/>
    </style:style>
    <style:style style:name="T18" style:family="text">
      <style:text-properties fo:font-size="10pt" style:font-size-asian="10pt" style:font-size-complex="10pt" style:text-scale="93%"/>
    </style:style>
    <style:style style:name="T19" style:family="text">
      <style:text-properties fo:font-size="10pt" style:font-size-asian="10pt" style:font-size-complex="10pt" style:text-scale="91%"/>
    </style:style>
    <style:style style:name="T20" style:family="text">
      <style:text-properties fo:font-size="10pt" style:font-size-asian="10pt" style:font-size-complex="10pt" style:text-scale="101%"/>
    </style:style>
    <style:style style:name="T21" style:family="text">
      <style:text-properties fo:font-size="10pt" style:font-size-asian="10pt" style:font-size-complex="10pt" style:text-scale="110%"/>
    </style:style>
    <style:style style:name="T22" style:family="text">
      <style:text-properties fo:font-size="10pt" fo:font-weight="bold" style:font-size-asian="10pt" style:font-weight-asian="bold"/>
    </style:style>
    <style:style style:name="T23" style:family="text">
      <style:text-properties fo:font-size="10pt" fo:font-weight="bold" style:font-size-asian="10pt" style:font-weight-asian="bold" style:text-scale="95%"/>
    </style:style>
    <style:style style:name="T24" style:family="text">
      <style:text-properties fo:font-size="10pt" fo:font-weight="bold" style:font-size-asian="10pt" style:font-weight-asian="bold" style:text-scale="110%"/>
    </style:style>
    <style:style style:name="T25" style:family="text">
      <style:text-properties fo:font-size="10pt" fo:font-weight="bold" style:font-size-asian="10pt" style:font-weight-asian="bold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 style:text-scale="105%"/>
    </style:style>
    <style:style style:name="T28" style:family="text">
      <style:text-properties fo:font-size="10pt" fo:font-weight="bold" style:font-size-asian="10pt" style:font-weight-asian="bold" style:font-size-complex="10pt" style:font-weight-complex="bold" style:text-scale="115%"/>
    </style:style>
    <style:style style:name="T29" style:family="text">
      <style:text-properties fo:font-size="10pt" fo:font-weight="bold" style:font-size-asian="10pt" style:font-weight-asian="bold" style:font-size-complex="10pt" style:font-weight-complex="bold" style:text-scale="125%"/>
    </style:style>
    <style:style style:name="T30" style:family="text">
      <style:text-properties fo:font-size="10pt" fo:font-weight="bold" style:font-size-asian="10pt" style:font-weight-asian="bold" style:font-size-complex="10pt" style:font-weight-complex="bold" style:text-scale="95%"/>
    </style:style>
    <style:style style:name="T31" style:family="text">
      <style:text-properties fo:font-size="10pt" fo:font-weight="bold" style:font-size-asian="10pt" style:font-weight-asian="bold" style:font-size-complex="10pt" style:font-weight-complex="bold" style:text-scale="116%"/>
    </style:style>
    <style:style style:name="T32" style:family="text">
      <style:text-properties fo:font-size="10pt" fo:font-weight="bold" style:font-size-asian="10pt" style:font-weight-asian="bold" style:font-size-complex="10pt" style:font-weight-complex="bold" style:text-scale="110%"/>
    </style:style>
    <style:style style:name="T33" style:family="text">
      <style:text-properties fo:font-size="10pt" fo:font-weight="bold" style:font-size-asian="10pt" style:font-weight-asian="bold" style:font-size-complex="10pt" style:font-weight-complex="bold" style:text-scale="90%"/>
    </style:style>
    <style:style style:name="T34" style:family="text">
      <style:text-properties fo:font-size="10pt" fo:font-weight="bold" style:font-size-asian="10pt" style:font-weight-asian="bold" style:font-size-complex="10pt" style:text-scale="90%"/>
    </style:style>
    <style:style style:name="T35" style:family="text">
      <style:text-properties fo:font-size="10pt" fo:letter-spacing="0.078cm" style:font-size-asian="10pt" style:font-size-complex="10pt"/>
    </style:style>
    <style:style style:name="T36" style:family="text">
      <style:text-properties fo:font-size="10pt" fo:letter-spacing="0.078cm" style:font-size-asian="10pt" style:font-size-complex="10pt" style:text-scale="95%"/>
    </style:style>
    <style:style style:name="T37" style:family="text">
      <style:text-properties fo:font-size="10pt" fo:letter-spacing="0.078cm" fo:font-weight="bold" style:font-size-asian="10pt" style:font-weight-asian="bold"/>
    </style:style>
    <style:style style:name="T38" style:family="text">
      <style:text-properties fo:font-size="10pt" fo:letter-spacing="0.09cm" style:font-size-asian="10pt" style:font-size-complex="10pt"/>
    </style:style>
    <style:style style:name="T39" style:family="text">
      <style:text-properties fo:font-size="10pt" fo:letter-spacing="0.09cm" fo:font-weight="bold" style:font-size-asian="10pt" style:font-weight-asian="bold" style:text-scale="95%"/>
    </style:style>
    <style:style style:name="T40" style:family="text">
      <style:text-properties fo:font-size="10pt" fo:letter-spacing="0.09cm" fo:font-weight="bold" style:font-size-asian="10pt" style:font-weight-asian="bold" style:font-size-complex="10pt"/>
    </style:style>
    <style:style style:name="T41" style:family="text">
      <style:text-properties fo:font-size="10pt" fo:letter-spacing="0.118cm" fo:font-weight="bold" style:font-size-asian="10pt" style:font-weight-asian="bold"/>
    </style:style>
    <style:style style:name="T42" style:family="text">
      <style:text-properties fo:font-size="10pt" fo:letter-spacing="0.102cm" style:font-size-asian="10pt" style:font-size-complex="10pt"/>
    </style:style>
    <style:style style:name="T43" style:family="text">
      <style:text-properties fo:font-size="10pt" fo:letter-spacing="0.102cm" fo:font-weight="bold" style:font-size-asian="10pt" style:font-weight-asian="bold"/>
    </style:style>
    <style:style style:name="T44" style:family="text">
      <style:text-properties fo:font-size="10pt" fo:letter-spacing="-0.005cm" style:font-size-asian="10pt" style:font-size-complex="10pt"/>
    </style:style>
    <style:style style:name="T45" style:family="text">
      <style:text-properties fo:font-size="10pt" fo:letter-spacing="-0.005cm" style:font-size-asian="10pt" style:font-size-complex="10pt" style:text-scale="95%"/>
    </style:style>
    <style:style style:name="T46" style:family="text">
      <style:text-properties fo:font-size="10pt" fo:letter-spacing="-0.005cm" style:font-size-asian="10pt" style:font-size-complex="10pt" style:text-scale="105%"/>
    </style:style>
    <style:style style:name="T47" style:family="text">
      <style:text-properties fo:font-size="10pt" fo:letter-spacing="-0.005cm" fo:font-weight="bold" style:font-size-asian="10pt" style:font-weight-asian="bold" style:text-scale="110%"/>
    </style:style>
    <style:style style:name="T48" style:family="text">
      <style:text-properties fo:font-size="10pt" fo:letter-spacing="-0.004cm" style:font-size-asian="10pt" style:font-size-complex="10pt"/>
    </style:style>
    <style:style style:name="T49" style:family="text">
      <style:text-properties fo:font-size="10pt" fo:letter-spacing="-0.004cm" style:font-size-asian="10pt" style:font-size-complex="10pt" style:text-scale="95%"/>
    </style:style>
    <style:style style:name="T50" style:family="text">
      <style:text-properties fo:font-size="10pt" fo:letter-spacing="-0.004cm" style:font-size-asian="10pt" style:font-size-complex="10pt" style:text-scale="105%"/>
    </style:style>
    <style:style style:name="T51" style:family="text">
      <style:text-properties fo:font-size="10pt" fo:letter-spacing="-0.004cm" fo:font-weight="bold" style:font-size-asian="10pt" style:font-weight-asian="bold" style:text-scale="110%"/>
    </style:style>
    <style:style style:name="T52" style:family="text">
      <style:text-properties fo:font-size="10pt" fo:letter-spacing="-0.009cm" style:font-size-asian="10pt" style:font-size-complex="10pt"/>
    </style:style>
    <style:style style:name="T53" style:family="text">
      <style:text-properties fo:font-size="10pt" fo:letter-spacing="-0.009cm" style:font-size-asian="10pt" style:font-size-complex="10pt" style:text-scale="95%"/>
    </style:style>
    <style:style style:name="T54" style:family="text">
      <style:text-properties fo:font-size="10pt" fo:letter-spacing="-0.009cm" style:font-size-asian="10pt" style:font-size-complex="10pt" style:text-scale="105%"/>
    </style:style>
    <style:style style:name="T55" style:family="text">
      <style:text-properties fo:font-size="10pt" fo:letter-spacing="-0.009cm" fo:font-weight="bold" style:font-size-asian="10pt" style:font-weight-asian="bold" style:text-scale="110%"/>
    </style:style>
    <style:style style:name="T56" style:family="text">
      <style:text-properties fo:font-size="10pt" fo:letter-spacing="0.025cm" style:font-size-asian="10pt" style:font-size-complex="10pt"/>
    </style:style>
    <style:style style:name="T57" style:family="text">
      <style:text-properties fo:font-size="10pt" fo:letter-spacing="0.025cm" style:font-size-asian="10pt" style:font-size-complex="10pt" style:text-scale="95%"/>
    </style:style>
    <style:style style:name="T58" style:family="text">
      <style:text-properties fo:font-size="10pt" fo:letter-spacing="0.025cm" fo:font-weight="bold" style:font-size-asian="10pt" style:font-weight-asian="bold" style:text-scale="110%"/>
    </style:style>
    <style:style style:name="T59" style:family="text">
      <style:text-properties fo:font-size="10pt" fo:letter-spacing="0.025cm" fo:font-weight="bold" style:font-size-asian="10pt" style:font-weight-asian="bold" style:font-size-complex="10pt" style:font-weight-complex="bold"/>
    </style:style>
    <style:style style:name="T60" style:family="text">
      <style:text-properties fo:font-size="10pt" fo:letter-spacing="0.007cm" style:font-size-asian="10pt" style:text-scale="110%"/>
    </style:style>
    <style:style style:name="T61" style:family="text">
      <style:text-properties fo:font-size="10pt" fo:letter-spacing="0.007cm" style:font-size-asian="10pt" style:font-size-complex="10pt"/>
    </style:style>
    <style:style style:name="T62" style:family="text">
      <style:text-properties fo:font-size="10pt" fo:letter-spacing="0.007cm" style:font-size-asian="10pt" style:font-size-complex="10pt" style:text-scale="105%"/>
    </style:style>
    <style:style style:name="T63" style:family="text">
      <style:text-properties fo:font-size="10pt" fo:letter-spacing="0.007cm" style:font-size-asian="10pt" style:font-size-complex="10pt" style:text-scale="95%"/>
    </style:style>
    <style:style style:name="T64" style:family="text">
      <style:text-properties fo:font-size="10pt" fo:letter-spacing="-0.019cm" style:font-size-asian="10pt" style:font-size-complex="10pt"/>
    </style:style>
    <style:style style:name="T65" style:family="text">
      <style:text-properties fo:font-size="10pt" fo:letter-spacing="-0.019cm" style:font-size-asian="10pt" style:font-size-complex="10pt" style:text-scale="95%"/>
    </style:style>
    <style:style style:name="T66" style:family="text">
      <style:text-properties fo:font-size="10pt" fo:letter-spacing="-0.019cm" style:font-size-asian="10pt" style:font-size-complex="10pt" style:text-scale="105%"/>
    </style:style>
    <style:style style:name="T67" style:family="text">
      <style:text-properties fo:font-size="10pt" fo:letter-spacing="-0.019cm" fo:font-weight="bold" style:font-size-asian="10pt" style:font-weight-asian="bold" style:text-scale="110%"/>
    </style:style>
    <style:style style:name="T68" style:family="text">
      <style:text-properties fo:font-size="10pt" fo:letter-spacing="0.018cm" style:font-size-asian="10pt" style:font-size-complex="10pt"/>
    </style:style>
    <style:style style:name="T69" style:family="text">
      <style:text-properties fo:font-size="10pt" fo:letter-spacing="0.018cm" style:font-size-asian="10pt" style:font-size-complex="10pt" style:text-scale="95%"/>
    </style:style>
    <style:style style:name="T70" style:family="text">
      <style:text-properties fo:font-size="10pt" fo:letter-spacing="0.018cm" fo:font-weight="bold" style:font-size-asian="10pt" style:font-weight-asian="bold" style:text-scale="110%"/>
    </style:style>
    <style:style style:name="T71" style:family="text">
      <style:text-properties fo:font-size="10pt" fo:letter-spacing="-0.016cm" style:font-size-asian="10pt" style:font-size-complex="10pt"/>
    </style:style>
    <style:style style:name="T72" style:family="text">
      <style:text-properties fo:font-size="10pt" fo:letter-spacing="-0.016cm" style:font-size-asian="10pt" style:font-size-complex="10pt" style:text-scale="105%"/>
    </style:style>
    <style:style style:name="T73" style:family="text">
      <style:text-properties fo:font-size="10pt" fo:letter-spacing="-0.016cm" style:font-size-asian="10pt" style:font-size-complex="10pt" style:text-scale="95%"/>
    </style:style>
    <style:style style:name="T74" style:family="text">
      <style:text-properties fo:font-size="10pt" fo:letter-spacing="-0.016cm" fo:font-weight="bold" style:font-size-asian="10pt" style:font-weight-asian="bold" style:font-size-complex="10pt" style:font-weight-complex="bold" style:text-scale="105%"/>
    </style:style>
    <style:style style:name="T75" style:family="text">
      <style:text-properties fo:font-size="10pt" fo:letter-spacing="0.012cm" style:font-size-asian="10pt" style:font-size-complex="10pt"/>
    </style:style>
    <style:style style:name="T76" style:family="text">
      <style:text-properties fo:font-size="10pt" fo:letter-spacing="0.012cm" style:font-size-asian="10pt" style:font-size-complex="10pt" style:text-scale="95%"/>
    </style:style>
    <style:style style:name="T77" style:family="text">
      <style:text-properties fo:font-size="10pt" fo:letter-spacing="0.012cm" fo:font-weight="bold" style:font-size-asian="10pt" style:font-weight-asian="bold" style:font-size-complex="10pt" style:font-weight-complex="bold" style:text-scale="95%"/>
    </style:style>
    <style:style style:name="T78" style:family="text">
      <style:text-properties fo:font-size="10pt" fo:letter-spacing="-0.011cm" style:font-size-asian="10pt" style:font-size-complex="10pt"/>
    </style:style>
    <style:style style:name="T79" style:family="text">
      <style:text-properties fo:font-size="10pt" fo:letter-spacing="-0.011cm" style:font-size-asian="10pt" style:font-size-complex="10pt" style:text-scale="95%"/>
    </style:style>
    <style:style style:name="T80" style:family="text">
      <style:text-properties fo:font-size="10pt" fo:letter-spacing="-0.011cm" style:font-size-asian="10pt" style:font-size-complex="10pt" style:text-scale="105%"/>
    </style:style>
    <style:style style:name="T81" style:family="text">
      <style:text-properties fo:font-size="10pt" fo:letter-spacing="-0.011cm" style:font-size-asian="10pt" style:font-size-complex="10pt" style:text-scale="110%"/>
    </style:style>
    <style:style style:name="T82" style:family="text">
      <style:text-properties fo:font-size="10pt" fo:letter-spacing="-0.007cm" style:font-size-asian="10pt" style:font-size-complex="10pt"/>
    </style:style>
    <style:style style:name="T83" style:family="text">
      <style:text-properties fo:font-size="10pt" fo:letter-spacing="-0.007cm" style:font-size-asian="10pt" style:font-size-complex="10pt" style:text-scale="95%"/>
    </style:style>
    <style:style style:name="T84" style:family="text">
      <style:text-properties fo:font-size="10pt" fo:letter-spacing="-0.007cm" style:font-size-asian="10pt" style:font-size-complex="10pt" style:text-scale="105%"/>
    </style:style>
    <style:style style:name="T85" style:family="text">
      <style:text-properties fo:font-size="10pt" fo:letter-spacing="0.039cm" style:font-size-asian="10pt" style:font-size-complex="10pt"/>
    </style:style>
    <style:style style:name="T86" style:family="text">
      <style:text-properties fo:font-size="10pt" fo:letter-spacing="0.039cm" style:font-size-asian="10pt" style:font-size-complex="10pt" style:text-scale="95%"/>
    </style:style>
    <style:style style:name="T87" style:family="text">
      <style:text-properties fo:font-size="10pt" fo:letter-spacing="0.009cm" style:font-size-asian="10pt" style:font-size-complex="10pt"/>
    </style:style>
    <style:style style:name="T88" style:family="text">
      <style:text-properties fo:font-size="10pt" fo:letter-spacing="0.009cm" style:font-size-asian="10pt" style:font-size-complex="10pt" style:text-scale="95%"/>
    </style:style>
    <style:style style:name="T89" style:family="text">
      <style:text-properties fo:font-size="10pt" fo:letter-spacing="0.009cm" style:font-size-asian="10pt" style:font-size-complex="10pt" style:text-scale="110%"/>
    </style:style>
    <style:style style:name="T90" style:family="text">
      <style:text-properties fo:font-size="10pt" fo:letter-spacing="0.019cm" style:font-size-asian="10pt" style:font-size-complex="10pt"/>
    </style:style>
    <style:style style:name="T91" style:family="text">
      <style:text-properties fo:font-size="10pt" fo:letter-spacing="0.019cm" style:font-size-asian="10pt" style:font-size-complex="10pt" style:text-scale="95%"/>
    </style:style>
    <style:style style:name="T92" style:family="text">
      <style:text-properties fo:font-size="10pt" fo:letter-spacing="0.016cm" style:font-size-asian="10pt" style:font-size-complex="10pt"/>
    </style:style>
    <style:style style:name="T93" style:family="text">
      <style:text-properties fo:font-size="10pt" fo:letter-spacing="0.016cm" style:font-size-asian="10pt" style:font-size-complex="10pt" style:text-scale="95%"/>
    </style:style>
    <style:style style:name="T94" style:family="text">
      <style:text-properties fo:font-size="10pt" fo:letter-spacing="0.028cm" style:font-size-asian="10pt" style:font-size-complex="10pt"/>
    </style:style>
    <style:style style:name="T95" style:family="text">
      <style:text-properties fo:font-size="10pt" fo:letter-spacing="0.028cm" style:font-size-asian="10pt" style:font-size-complex="10pt" style:text-scale="105%"/>
    </style:style>
    <style:style style:name="T96" style:family="text">
      <style:text-properties fo:font-size="10pt" fo:letter-spacing="0.028cm" style:font-size-asian="10pt" style:font-size-complex="10pt" style:text-scale="95%"/>
    </style:style>
    <style:style style:name="T97" style:family="text">
      <style:text-properties fo:font-size="10pt" fo:letter-spacing="0.028cm" fo:font-weight="bold" style:font-size-asian="10pt" style:font-weight-asian="bold" style:font-size-complex="10pt"/>
    </style:style>
    <style:style style:name="T98" style:family="text">
      <style:text-properties fo:font-size="10pt" fo:letter-spacing="0.028cm" fo:font-weight="bold" style:font-size-asian="10pt" style:font-weight-asian="bold" style:font-size-complex="10pt" style:font-weight-complex="bold"/>
    </style:style>
    <style:style style:name="T99" style:family="text">
      <style:text-properties fo:font-size="10pt" fo:letter-spacing="0.021cm" style:font-size-asian="10pt" style:font-size-complex="10pt"/>
    </style:style>
    <style:style style:name="T100" style:family="text">
      <style:text-properties fo:font-size="10pt" fo:letter-spacing="0.021cm" style:font-size-asian="10pt" style:font-size-complex="10pt" style:text-scale="95%"/>
    </style:style>
    <style:style style:name="T101" style:family="text">
      <style:text-properties fo:font-size="10pt" fo:letter-spacing="0.034cm" style:font-size-asian="10pt" style:font-size-complex="10pt"/>
    </style:style>
    <style:style style:name="T102" style:family="text">
      <style:text-properties fo:font-size="10pt" fo:letter-spacing="0.034cm" style:font-size-asian="10pt" style:font-size-complex="10pt" style:text-scale="95%"/>
    </style:style>
    <style:style style:name="T103" style:family="text">
      <style:text-properties fo:font-size="10pt" fo:letter-spacing="0.014cm" style:font-size-asian="10pt" style:font-size-complex="10pt"/>
    </style:style>
    <style:style style:name="T104" style:family="text">
      <style:text-properties fo:font-size="10pt" fo:letter-spacing="0.014cm" style:font-size-asian="10pt" style:font-size-complex="10pt" style:text-scale="95%"/>
    </style:style>
    <style:style style:name="T105" style:family="text">
      <style:text-properties fo:font-size="10pt" fo:letter-spacing="0.042cm" style:font-size-asian="10pt" style:font-size-complex="10pt"/>
    </style:style>
    <style:style style:name="T106" style:family="text">
      <style:text-properties fo:font-size="10pt" fo:letter-spacing="0.042cm" style:font-size-asian="10pt" style:font-size-complex="10pt" style:text-scale="95%"/>
    </style:style>
    <style:style style:name="T107" style:family="text">
      <style:text-properties fo:font-size="10pt" fo:letter-spacing="0.042cm" style:font-size-asian="10pt" style:font-size-complex="10pt" style:text-scale="90%"/>
    </style:style>
    <style:style style:name="T108" style:family="text">
      <style:text-properties fo:font-size="10pt" fo:letter-spacing="0.042cm" fo:font-weight="bold" style:font-size-asian="10pt" style:font-weight-asian="bold" style:font-size-complex="10pt"/>
    </style:style>
    <style:style style:name="T109" style:family="text">
      <style:text-properties fo:font-size="10pt" fo:letter-spacing="0.042cm" fo:font-weight="bold" style:font-size-asian="10pt" style:font-weight-asian="bold" style:font-size-complex="10pt" style:font-weight-complex="bold"/>
    </style:style>
    <style:style style:name="T110" style:family="text">
      <style:text-properties fo:font-size="10pt" fo:letter-spacing="0.002cm" style:font-size-asian="10pt" style:font-size-complex="10pt"/>
    </style:style>
    <style:style style:name="T111" style:family="text">
      <style:text-properties fo:font-size="10pt" fo:letter-spacing="0.002cm" style:font-size-asian="10pt" style:font-size-complex="10pt" style:text-scale="90%"/>
    </style:style>
    <style:style style:name="T112" style:family="text">
      <style:text-properties fo:font-size="10pt" fo:letter-spacing="0.002cm" style:font-size-asian="10pt" style:font-size-complex="10pt" style:text-scale="95%"/>
    </style:style>
    <style:style style:name="T113" style:family="text">
      <style:text-properties fo:font-size="10pt" fo:letter-spacing="0.002cm" style:font-size-asian="10pt" style:font-size-complex="10pt" style:text-scale="105%"/>
    </style:style>
    <style:style style:name="T114" style:family="text">
      <style:text-properties fo:font-size="10pt" fo:letter-spacing="0.002cm" fo:font-weight="bold" style:font-size-asian="10pt" style:font-weight-asian="bold" style:font-size-complex="10pt" style:text-scale="90%"/>
    </style:style>
    <style:style style:name="T115" style:family="text">
      <style:text-properties fo:font-size="10pt" fo:letter-spacing="0.002cm" fo:font-weight="bold" style:font-size-asian="10pt" style:font-weight-asian="bold" style:font-size-complex="10pt" style:font-weight-complex="bold" style:text-scale="115%"/>
    </style:style>
    <style:style style:name="T116" style:family="text">
      <style:text-properties fo:font-size="10pt" fo:letter-spacing="0.004cm" style:font-size-asian="10pt" style:font-size-complex="10pt"/>
    </style:style>
    <style:style style:name="T117" style:family="text">
      <style:text-properties fo:font-size="10pt" fo:letter-spacing="0.004cm" style:font-size-asian="10pt" style:font-size-complex="10pt" style:text-scale="95%"/>
    </style:style>
    <style:style style:name="T118" style:family="text">
      <style:text-properties fo:font-size="10pt" fo:letter-spacing="0.046cm" style:font-size-asian="10pt" style:font-size-complex="10pt"/>
    </style:style>
    <style:style style:name="T119" style:family="text">
      <style:text-properties fo:font-size="10pt" fo:letter-spacing="0.046cm" style:font-size-asian="10pt" style:font-size-complex="10pt" style:text-scale="95%"/>
    </style:style>
    <style:style style:name="T120" style:family="text">
      <style:text-properties fo:font-size="10pt" fo:letter-spacing="0.046cm" style:font-size-asian="10pt" style:font-size-complex="10pt" style:text-scale="90%"/>
    </style:style>
    <style:style style:name="T121" style:family="text">
      <style:text-properties fo:font-size="10pt" fo:letter-spacing="0.035cm" style:font-size-asian="10pt" style:font-size-complex="10pt"/>
    </style:style>
    <style:style style:name="T122" style:family="text">
      <style:text-properties fo:font-size="10pt" fo:letter-spacing="0.035cm" style:font-size-asian="10pt" style:font-size-complex="10pt" style:text-scale="95%"/>
    </style:style>
    <style:style style:name="T123" style:family="text">
      <style:text-properties fo:font-size="10pt" fo:letter-spacing="0.035cm" fo:font-weight="bold" style:font-size-asian="10pt" style:font-weight-asian="bold" style:font-size-complex="10pt" style:font-weight-complex="bold"/>
    </style:style>
    <style:style style:name="T124" style:family="text">
      <style:text-properties fo:font-size="10pt" fo:letter-spacing="0.011cm" style:font-size-asian="10pt" style:font-size-complex="10pt"/>
    </style:style>
    <style:style style:name="T125" style:family="text">
      <style:text-properties fo:font-size="10pt" fo:letter-spacing="0.011cm" style:font-size-asian="10pt" style:font-size-complex="10pt" style:text-scale="95%"/>
    </style:style>
    <style:style style:name="T126" style:family="text">
      <style:text-properties fo:font-size="10pt" fo:letter-spacing="0.03cm" style:font-size-asian="10pt" style:font-size-complex="10pt"/>
    </style:style>
    <style:style style:name="T127" style:family="text">
      <style:text-properties fo:font-size="10pt" fo:letter-spacing="0.03cm" style:font-size-asian="10pt" style:font-size-complex="10pt" style:text-scale="95%"/>
    </style:style>
    <style:style style:name="T128" style:family="text">
      <style:text-properties fo:font-size="10pt" fo:letter-spacing="0.023cm" style:font-size-asian="10pt" style:font-size-complex="10pt"/>
    </style:style>
    <style:style style:name="T129" style:family="text">
      <style:text-properties fo:font-size="10pt" fo:letter-spacing="0.023cm" style:font-size-asian="10pt" style:font-size-complex="10pt" style:text-scale="105%"/>
    </style:style>
    <style:style style:name="T130" style:family="text">
      <style:text-properties fo:font-size="10pt" fo:letter-spacing="0.023cm" style:font-size-asian="10pt" style:font-size-complex="10pt" style:text-scale="95%"/>
    </style:style>
    <style:style style:name="T131" style:family="text">
      <style:text-properties fo:font-size="10pt" fo:letter-spacing="-0.093cm" style:font-size-asian="10pt" style:font-size-complex="10pt"/>
    </style:style>
    <style:style style:name="T132" style:family="text">
      <style:text-properties fo:font-size="10pt" fo:letter-spacing="-0.093cm" style:font-size-asian="10pt" style:font-size-complex="10pt" style:text-scale="95%"/>
    </style:style>
    <style:style style:name="T133" style:family="text">
      <style:text-properties fo:font-size="10pt" fo:letter-spacing="-0.021cm" style:font-size-asian="10pt" style:font-size-complex="10pt"/>
    </style:style>
    <style:style style:name="T134" style:family="text">
      <style:text-properties fo:font-size="10pt" fo:letter-spacing="-0.021cm" style:font-size-asian="10pt" style:font-size-complex="10pt" style:text-scale="95%"/>
    </style:style>
    <style:style style:name="T135" style:family="text">
      <style:text-properties fo:font-size="10pt" fo:letter-spacing="-0.021cm" fo:font-weight="bold" style:font-size-asian="10pt" style:font-weight-asian="bold" style:font-size-complex="10pt" style:font-weight-complex="bold"/>
    </style:style>
    <style:style style:name="T136" style:family="text">
      <style:text-properties fo:font-size="10pt" fo:letter-spacing="-0.002cm" style:font-size-asian="10pt" style:font-size-complex="10pt"/>
    </style:style>
    <style:style style:name="T137" style:family="text">
      <style:text-properties fo:font-size="10pt" fo:letter-spacing="-0.002cm" style:font-size-asian="10pt" style:font-size-complex="10pt" style:text-scale="105%"/>
    </style:style>
    <style:style style:name="T138" style:family="text">
      <style:text-properties fo:font-size="10pt" fo:letter-spacing="-0.002cm" style:font-size-asian="10pt" style:font-size-complex="10pt" style:text-scale="95%"/>
    </style:style>
    <style:style style:name="T139" style:family="text">
      <style:text-properties fo:font-size="10pt" fo:letter-spacing="-0.002cm" style:font-size-asian="10pt" style:font-size-complex="10pt" style:text-scale="115%"/>
    </style:style>
    <style:style style:name="T140" style:family="text">
      <style:text-properties fo:font-size="10pt" fo:letter-spacing="-0.002cm" style:font-size-asian="10pt" style:font-size-complex="10pt" style:text-scale="92%"/>
    </style:style>
    <style:style style:name="T141" style:family="text">
      <style:text-properties fo:font-size="10pt" fo:letter-spacing="-0.002cm" style:font-size-asian="10pt" style:font-size-complex="10pt" style:text-scale="93%"/>
    </style:style>
    <style:style style:name="T142" style:family="text">
      <style:text-properties fo:font-size="10pt" fo:letter-spacing="-0.002cm" style:font-size-asian="10pt" style:font-size-complex="10pt" style:text-scale="110%"/>
    </style:style>
    <style:style style:name="T143" style:family="text">
      <style:text-properties fo:font-size="10pt" fo:letter-spacing="-0.002cm" fo:font-weight="bold" style:font-size-asian="10pt" style:font-weight-asian="bold" style:font-size-complex="10pt" style:font-weight-complex="bold"/>
    </style:style>
    <style:style style:name="T144" style:family="text">
      <style:text-properties fo:font-size="10pt" fo:letter-spacing="-0.002cm" fo:font-weight="bold" style:font-size-asian="10pt" style:font-weight-asian="bold" style:font-size-complex="10pt" style:font-weight-complex="bold" style:text-scale="105%"/>
    </style:style>
    <style:style style:name="T145" style:family="text">
      <style:text-properties fo:font-size="10pt" fo:letter-spacing="-0.002cm" fo:font-weight="bold" style:font-size-asian="10pt" style:font-weight-asian="bold" style:font-size-complex="10pt" style:font-weight-complex="bold" style:text-scale="120%"/>
    </style:style>
    <style:style style:name="T146" style:family="text">
      <style:text-properties fo:font-size="10pt" fo:letter-spacing="-0.025cm" style:font-size-asian="10pt" style:font-size-complex="10pt"/>
    </style:style>
    <style:style style:name="T147" style:family="text">
      <style:text-properties fo:font-size="10pt" fo:letter-spacing="-0.025cm" style:font-size-asian="10pt" style:font-size-complex="10pt" style:text-scale="105%"/>
    </style:style>
    <style:style style:name="T148" style:family="text">
      <style:text-properties fo:font-size="10pt" fo:letter-spacing="-0.025cm" fo:font-weight="bold" style:font-size-asian="10pt" style:font-weight-asian="bold" style:font-size-complex="10pt" style:font-weight-complex="bold" style:text-scale="105%"/>
    </style:style>
    <style:style style:name="T149" style:family="text">
      <style:text-properties fo:font-size="10pt" fo:letter-spacing="0.069cm" style:font-size-asian="10pt" style:font-size-complex="10pt"/>
    </style:style>
    <style:style style:name="T150" style:family="text">
      <style:text-properties fo:font-size="10pt" fo:letter-spacing="0.069cm" style:font-size-asian="10pt" style:font-size-complex="10pt" style:text-scale="95%"/>
    </style:style>
    <style:style style:name="T151" style:family="text">
      <style:text-properties fo:font-size="10pt" fo:letter-spacing="0.055cm" style:font-size-asian="10pt" style:font-size-complex="10pt"/>
    </style:style>
    <style:style style:name="T152" style:family="text">
      <style:text-properties fo:font-size="10pt" fo:letter-spacing="0.055cm" style:font-size-asian="10pt" style:font-size-complex="10pt" style:text-scale="95%"/>
    </style:style>
    <style:style style:name="T153" style:family="text">
      <style:text-properties fo:font-size="10pt" fo:letter-spacing="0.055cm" style:font-size-asian="10pt" style:font-size-complex="10pt" style:text-scale="90%"/>
    </style:style>
    <style:style style:name="T154" style:family="text">
      <style:text-properties fo:font-size="10pt" fo:letter-spacing="0.055cm" style:font-size-asian="10pt" style:font-size-complex="10pt" style:text-scale="105%"/>
    </style:style>
    <style:style style:name="T155" style:family="text">
      <style:text-properties fo:font-size="10pt" fo:letter-spacing="0.051cm" style:font-size-asian="10pt" style:font-size-complex="10pt"/>
    </style:style>
    <style:style style:name="T156" style:family="text">
      <style:text-properties fo:font-size="10pt" fo:letter-spacing="0.051cm" style:font-size-asian="10pt" style:font-size-complex="10pt" style:text-scale="95%"/>
    </style:style>
    <style:style style:name="T157" style:family="text">
      <style:text-properties fo:font-size="10pt" fo:letter-spacing="0.051cm" style:font-size-asian="10pt" style:font-size-complex="10pt" style:text-scale="90%"/>
    </style:style>
    <style:style style:name="T158" style:family="text">
      <style:text-properties fo:font-size="10pt" fo:letter-spacing="0.048cm" style:font-size-asian="10pt" style:font-size-complex="10pt"/>
    </style:style>
    <style:style style:name="T159" style:family="text">
      <style:text-properties fo:font-size="10pt" fo:letter-spacing="0.048cm" style:font-size-asian="10pt" style:font-size-complex="10pt" style:text-scale="95%"/>
    </style:style>
    <style:style style:name="T160" style:family="text">
      <style:text-properties fo:font-size="10pt" fo:letter-spacing="0.048cm" style:font-size-asian="10pt" style:font-size-complex="10pt" style:text-scale="90%"/>
    </style:style>
    <style:style style:name="T161" style:family="text">
      <style:text-properties fo:font-size="10pt" fo:letter-spacing="0.044cm" style:font-size-asian="10pt" style:font-size-complex="10pt"/>
    </style:style>
    <style:style style:name="T162" style:family="text">
      <style:text-properties fo:font-size="10pt" fo:letter-spacing="0.044cm" style:font-size-asian="10pt" style:font-size-complex="10pt" style:text-scale="95%"/>
    </style:style>
    <style:style style:name="T163" style:family="text">
      <style:text-properties fo:font-size="10pt" fo:letter-spacing="0.044cm" fo:font-weight="bold" style:font-size-asian="10pt" style:font-weight-asian="bold" style:font-size-complex="10pt"/>
    </style:style>
    <style:style style:name="T164" style:family="text">
      <style:text-properties fo:font-size="10pt" fo:letter-spacing="0.062cm" style:font-size-asian="10pt" style:font-size-complex="10pt"/>
    </style:style>
    <style:style style:name="T165" style:family="text">
      <style:text-properties fo:font-size="10pt" fo:letter-spacing="0.062cm" style:font-size-asian="10pt" style:font-size-complex="10pt" style:text-scale="95%"/>
    </style:style>
    <style:style style:name="T166" style:family="text">
      <style:text-properties fo:font-size="10pt" fo:letter-spacing="0.049cm" style:font-size-asian="10pt" style:font-size-complex="10pt" style:text-scale="95%"/>
    </style:style>
    <style:style style:name="T167" style:family="text">
      <style:text-properties fo:font-size="10pt" fo:letter-spacing="0.049cm" fo:font-weight="bold" style:font-size-asian="10pt" style:font-weight-asian="bold" style:font-size-complex="10pt" style:font-weight-complex="bold"/>
    </style:style>
    <style:style style:name="T168" style:family="text">
      <style:text-properties fo:font-size="10pt" fo:letter-spacing="0.065cm" style:font-size-asian="10pt" style:font-size-complex="10pt"/>
    </style:style>
    <style:style style:name="T169" style:family="text">
      <style:text-properties fo:font-size="10pt" fo:letter-spacing="0.065cm" style:font-size-asian="10pt" style:font-size-complex="10pt" style:text-scale="95%"/>
    </style:style>
    <style:style style:name="T170" style:family="text">
      <style:text-properties fo:font-size="10pt" fo:letter-spacing="0.005cm" style:font-size-asian="10pt" style:font-size-complex="10pt"/>
    </style:style>
    <style:style style:name="T171" style:family="text">
      <style:text-properties fo:font-size="10pt" fo:letter-spacing="0.005cm" style:font-size-asian="10pt" style:font-size-complex="10pt" style:text-scale="95%"/>
    </style:style>
    <style:style style:name="T172" style:family="text">
      <style:text-properties fo:font-size="10pt" fo:letter-spacing="0.005cm" style:font-size-asian="10pt" style:font-size-complex="10pt" style:text-scale="105%"/>
    </style:style>
    <style:style style:name="T173" style:family="text">
      <style:text-properties fo:font-size="10pt" fo:letter-spacing="-0.092cm" style:font-size-asian="10pt" style:font-size-complex="10pt"/>
    </style:style>
    <style:style style:name="T174" style:family="text">
      <style:text-properties fo:font-size="10pt" fo:letter-spacing="-0.092cm" style:font-size-asian="10pt" style:font-size-complex="10pt" style:text-scale="95%"/>
    </style:style>
    <style:style style:name="T175" style:family="text">
      <style:text-properties fo:font-size="10pt" fo:letter-spacing="0.026cm" style:font-size-asian="10pt" style:font-size-complex="10pt"/>
    </style:style>
    <style:style style:name="T176" style:family="text">
      <style:text-properties fo:font-size="10pt" fo:letter-spacing="0.026cm" style:font-size-asian="10pt" style:font-size-complex="10pt" style:text-scale="105%"/>
    </style:style>
    <style:style style:name="T177" style:family="text">
      <style:text-properties fo:font-size="10pt" fo:letter-spacing="0.026cm" style:font-size-asian="10pt" style:font-size-complex="10pt" style:text-scale="95%"/>
    </style:style>
    <style:style style:name="T178" style:family="text">
      <style:text-properties fo:font-size="10pt" fo:letter-spacing="0.026cm" fo:font-weight="bold" style:font-size-asian="10pt" style:font-weight-asian="bold" style:font-size-complex="10pt" style:font-weight-complex="bold"/>
    </style:style>
    <style:style style:name="T179" style:family="text">
      <style:text-properties fo:font-size="10pt" fo:letter-spacing="-0.018cm" style:font-size-asian="10pt" style:font-size-complex="10pt"/>
    </style:style>
    <style:style style:name="T180" style:family="text">
      <style:text-properties fo:font-size="10pt" fo:letter-spacing="-0.018cm" style:font-size-asian="10pt" style:font-size-complex="10pt" style:text-scale="95%"/>
    </style:style>
    <style:style style:name="T181" style:family="text">
      <style:text-properties fo:font-size="10pt" fo:letter-spacing="-0.012cm" style:font-size-asian="10pt" style:font-size-complex="10pt"/>
    </style:style>
    <style:style style:name="T182" style:family="text">
      <style:text-properties fo:font-size="10pt" fo:letter-spacing="-0.012cm" style:font-size-asian="10pt" style:font-size-complex="10pt" style:text-scale="95%"/>
    </style:style>
    <style:style style:name="T183" style:family="text">
      <style:text-properties fo:font-size="10pt" fo:letter-spacing="-0.012cm" style:font-size-asian="10pt" style:font-size-complex="10pt" style:text-scale="105%"/>
    </style:style>
    <style:style style:name="T184" style:family="text">
      <style:text-properties fo:font-size="10pt" fo:letter-spacing="0.064cm" style:font-size-asian="10pt" style:font-size-complex="10pt"/>
    </style:style>
    <style:style style:name="T185" style:family="text">
      <style:text-properties fo:font-size="10pt" fo:letter-spacing="0.064cm" style:font-size-asian="10pt" style:font-size-complex="10pt" style:text-scale="95%"/>
    </style:style>
    <style:style style:name="T186" style:family="text">
      <style:text-properties fo:font-size="10pt" fo:letter-spacing="0.064cm" fo:font-weight="bold" style:font-size-asian="10pt" style:font-weight-asian="bold" style:font-size-complex="10pt"/>
    </style:style>
    <style:style style:name="T187" style:family="text">
      <style:text-properties fo:font-size="10pt" fo:letter-spacing="0.053cm" style:font-size-asian="10pt" style:font-size-complex="10pt"/>
    </style:style>
    <style:style style:name="T188" style:family="text">
      <style:text-properties fo:font-size="10pt" fo:letter-spacing="0.053cm" style:font-size-asian="10pt" style:font-size-complex="10pt" style:text-scale="95%"/>
    </style:style>
    <style:style style:name="T189" style:family="text">
      <style:text-properties fo:font-size="10pt" fo:letter-spacing="0.056cm" style:font-size-asian="10pt" style:font-size-complex="10pt"/>
    </style:style>
    <style:style style:name="T190" style:family="text">
      <style:text-properties fo:font-size="10pt" fo:letter-spacing="0.056cm" style:font-size-asian="10pt" style:font-size-complex="10pt" style:text-scale="95%"/>
    </style:style>
    <style:style style:name="T191" style:family="text">
      <style:text-properties fo:font-size="10pt" fo:letter-spacing="0.06cm" style:font-size-asian="10pt" style:font-size-complex="10pt"/>
    </style:style>
    <style:style style:name="T192" style:family="text">
      <style:text-properties fo:font-size="10pt" fo:letter-spacing="0.06cm" style:font-size-asian="10pt" style:font-size-complex="10pt" style:text-scale="95%"/>
    </style:style>
    <style:style style:name="T193" style:family="text">
      <style:text-properties fo:font-size="10pt" fo:letter-spacing="-0.097cm" style:font-size-asian="10pt" style:font-size-complex="10pt"/>
    </style:style>
    <style:style style:name="T194" style:family="text">
      <style:text-properties fo:font-size="10pt" fo:letter-spacing="0.071cm" style:font-size-asian="10pt" style:font-size-complex="10pt"/>
    </style:style>
    <style:style style:name="T195" style:family="text">
      <style:text-properties fo:font-size="10pt" fo:letter-spacing="0.071cm" style:font-size-asian="10pt" style:font-size-complex="10pt" style:text-scale="95%"/>
    </style:style>
    <style:style style:name="T196" style:family="text">
      <style:text-properties fo:font-size="10pt" fo:letter-spacing="0.071cm" style:font-size-asian="10pt" style:font-size-complex="10pt" style:text-scale="90%"/>
    </style:style>
    <style:style style:name="T197" style:family="text">
      <style:text-properties fo:font-size="10pt" fo:letter-spacing="0.058cm" style:font-size-asian="10pt" style:font-size-complex="10pt"/>
    </style:style>
    <style:style style:name="T198" style:family="text">
      <style:text-properties fo:font-size="10pt" fo:letter-spacing="0.058cm" style:font-size-asian="10pt" style:font-size-complex="10pt" style:text-scale="95%"/>
    </style:style>
    <style:style style:name="T199" style:family="text">
      <style:text-properties fo:font-size="10pt" fo:letter-spacing="0.092cm" style:font-size-asian="10pt" style:font-size-complex="10pt"/>
    </style:style>
    <style:style style:name="T200" style:family="text">
      <style:text-properties fo:font-size="10pt" fo:letter-spacing="-0.014cm" style:font-size-asian="10pt" style:font-size-complex="10pt"/>
    </style:style>
    <style:style style:name="T201" style:family="text">
      <style:text-properties fo:font-size="10pt" fo:letter-spacing="-0.014cm" style:font-size-asian="10pt" style:font-size-complex="10pt" style:text-scale="95%"/>
    </style:style>
    <style:style style:name="T202" style:family="text">
      <style:text-properties fo:font-size="10pt" fo:letter-spacing="-0.014cm" style:font-size-asian="10pt" style:font-size-complex="10pt" style:text-scale="105%"/>
    </style:style>
    <style:style style:name="T203" style:family="text">
      <style:text-properties fo:font-size="10pt" fo:letter-spacing="-0.044cm" style:font-size-asian="10pt" style:font-size-complex="10pt"/>
    </style:style>
    <style:style style:name="T204" style:family="text">
      <style:text-properties fo:font-size="10pt" fo:letter-spacing="-0.048cm" style:font-size-asian="10pt" style:font-size-complex="10pt"/>
    </style:style>
    <style:style style:name="T205" style:family="text">
      <style:text-properties fo:font-size="10pt" fo:letter-spacing="-0.099cm" style:font-size-asian="10pt" style:font-size-complex="10pt"/>
    </style:style>
    <style:style style:name="T206" style:family="text">
      <style:text-properties fo:font-size="10pt" fo:letter-spacing="-0.099cm" style:font-size-asian="10pt" style:font-size-complex="10pt" style:text-scale="105%"/>
    </style:style>
    <style:style style:name="T207" style:family="text">
      <style:text-properties fo:font-size="10pt" fo:letter-spacing="0.041cm" style:font-size-asian="10pt" style:font-size-complex="10pt"/>
    </style:style>
    <style:style style:name="T208" style:family="text">
      <style:text-properties fo:font-size="10pt" fo:letter-spacing="0.041cm" style:font-size-asian="10pt" style:font-size-complex="10pt" style:text-scale="95%"/>
    </style:style>
    <style:style style:name="T209" style:family="text">
      <style:text-properties fo:font-size="10pt" fo:letter-spacing="0.041cm" style:font-size-asian="10pt" style:font-size-complex="10pt" style:text-scale="90%"/>
    </style:style>
    <style:style style:name="T210" style:family="text">
      <style:text-properties fo:font-size="10pt" fo:letter-spacing="0.041cm" fo:font-weight="bold" style:font-size-asian="10pt" style:font-weight-asian="bold" style:font-size-complex="10pt" style:font-weight-complex="bold"/>
    </style:style>
    <style:style style:name="T211" style:family="text">
      <style:text-properties fo:font-size="10pt" fo:letter-spacing="0.079cm" style:font-size-asian="10pt" style:font-size-complex="10pt"/>
    </style:style>
    <style:style style:name="T212" style:family="text">
      <style:text-properties fo:font-size="10pt" fo:letter-spacing="0.076cm" style:font-size-asian="10pt" style:font-size-complex="10pt"/>
    </style:style>
    <style:style style:name="T213" style:family="text">
      <style:text-properties fo:font-size="10pt" fo:letter-spacing="0.086cm" style:font-size-asian="10pt" style:font-size-complex="10pt"/>
    </style:style>
    <style:style style:name="T214" style:family="text">
      <style:text-properties fo:font-size="10pt" fo:letter-spacing="0.086cm" style:font-size-asian="10pt" style:font-size-complex="10pt" style:text-scale="95%"/>
    </style:style>
    <style:style style:name="T215" style:family="text">
      <style:text-properties fo:font-size="10pt" fo:letter-spacing="0.086cm" style:font-size-asian="10pt" style:font-size-complex="10pt" style:text-scale="90%"/>
    </style:style>
    <style:style style:name="T216" style:family="text">
      <style:text-properties fo:font-size="10pt" fo:letter-spacing="0.032cm" style:font-size-asian="10pt" style:font-size-complex="10pt"/>
    </style:style>
    <style:style style:name="T217" style:family="text">
      <style:text-properties fo:font-size="10pt" fo:letter-spacing="0.032cm" style:font-size-asian="10pt" style:font-size-complex="10pt" style:text-scale="95%"/>
    </style:style>
    <style:style style:name="T218" style:family="text">
      <style:text-properties fo:font-size="10pt" fo:letter-spacing="0.032cm" fo:font-weight="bold" style:font-size-asian="10pt" style:font-weight-asian="bold" style:font-size-complex="10pt"/>
    </style:style>
    <style:style style:name="T219" style:family="text">
      <style:text-properties fo:font-size="10pt" fo:letter-spacing="0.088cm" style:font-size-asian="10pt" style:font-size-complex="10pt"/>
    </style:style>
    <style:style style:name="T220" style:family="text">
      <style:text-properties fo:font-size="10pt" fo:letter-spacing="0.088cm" style:font-size-asian="10pt" style:font-size-complex="10pt" style:text-scale="95%"/>
    </style:style>
    <style:style style:name="T221" style:family="text">
      <style:text-properties fo:font-size="10pt" fo:letter-spacing="0.093cm" style:font-size-asian="10pt" style:font-size-complex="10pt"/>
    </style:style>
    <style:style style:name="T222" style:family="text">
      <style:text-properties fo:font-size="10pt" fo:letter-spacing="0.093cm" style:font-size-asian="10pt" style:font-size-complex="10pt" style:text-scale="95%"/>
    </style:style>
    <style:style style:name="T223" style:family="text">
      <style:text-properties fo:font-size="10pt" fo:letter-spacing="0.037cm" style:font-size-asian="10pt" style:font-size-complex="10pt"/>
    </style:style>
    <style:style style:name="T224" style:family="text">
      <style:text-properties fo:font-size="10pt" fo:letter-spacing="0.037cm" style:font-size-asian="10pt" style:font-size-complex="10pt" style:text-scale="95%"/>
    </style:style>
    <style:style style:name="T225" style:family="text">
      <style:text-properties fo:font-size="10pt" fo:letter-spacing="0.037cm" fo:font-weight="bold" style:font-size-asian="10pt" style:font-weight-asian="bold" style:font-size-complex="10pt"/>
    </style:style>
    <style:style style:name="T226" style:family="text">
      <style:text-properties fo:font-size="10pt" fo:letter-spacing="0.097cm" style:font-size-asian="10pt" style:font-size-complex="10pt"/>
    </style:style>
    <style:style style:name="T227" style:family="text">
      <style:text-properties fo:font-size="10pt" fo:letter-spacing="0.072cm" style:font-size-asian="10pt" style:font-size-complex="10pt"/>
    </style:style>
    <style:style style:name="T228" style:family="text">
      <style:text-properties fo:font-size="10pt" fo:letter-spacing="0.074cm" style:font-size-asian="10pt" style:font-size-complex="10pt"/>
    </style:style>
    <style:style style:name="T229" style:family="text">
      <style:text-properties fo:font-size="10pt" fo:letter-spacing="0.074cm" style:font-size-asian="10pt" style:font-size-complex="10pt" style:text-scale="95%"/>
    </style:style>
    <style:style style:name="T230" style:family="text">
      <style:text-properties fo:font-size="10pt" fo:letter-spacing="0.081cm" style:font-size-asian="10pt" style:font-size-complex="10pt"/>
    </style:style>
    <style:style style:name="T231" style:family="text">
      <style:text-properties fo:font-size="10pt" fo:letter-spacing="0.138cm" style:font-size-asian="10pt" style:font-size-complex="10pt"/>
    </style:style>
    <style:style style:name="T232" style:family="text">
      <style:text-properties fo:font-size="10pt" fo:letter-spacing="0.136cm" style:font-size-asian="10pt" style:font-size-complex="10pt"/>
    </style:style>
    <style:style style:name="T233" style:family="text">
      <style:text-properties fo:font-size="10pt" fo:letter-spacing="0.129cm" style:font-size-asian="10pt" style:font-size-complex="10pt"/>
    </style:style>
    <style:style style:name="T234" style:family="text">
      <style:text-properties fo:font-size="10pt" fo:letter-spacing="0.148cm" style:font-size-asian="10pt" style:font-size-complex="10pt"/>
    </style:style>
    <style:style style:name="T235" style:family="text">
      <style:text-properties fo:font-size="10pt" fo:letter-spacing="0.123cm" style:font-size-asian="10pt" style:font-size-complex="10pt"/>
    </style:style>
    <style:style style:name="T236" style:family="text">
      <style:text-properties fo:font-size="10pt" fo:letter-spacing="0.146cm" style:font-size-asian="10pt" style:font-size-complex="10pt"/>
    </style:style>
    <style:style style:name="T237" style:family="text">
      <style:text-properties fo:font-size="10pt" fo:letter-spacing="0.134cm" style:font-size-asian="10pt" style:font-size-complex="10pt"/>
    </style:style>
    <style:style style:name="T238" style:family="text">
      <style:text-properties fo:font-size="10pt" fo:letter-spacing="0.132cm" style:font-size-asian="10pt" style:font-size-complex="10pt"/>
    </style:style>
    <style:style style:name="T239" style:family="text">
      <style:text-properties fo:font-size="10pt" fo:letter-spacing="0.143cm" style:font-size-asian="10pt" style:font-size-complex="10pt"/>
    </style:style>
    <style:style style:name="T240" style:family="text">
      <style:text-properties fo:font-size="10pt" fo:letter-spacing="0.067cm" style:font-size-asian="10pt" style:font-size-complex="10pt" style:text-scale="90%"/>
    </style:style>
    <style:style style:name="T241" style:family="text">
      <style:text-properties fo:font-size="10pt" fo:letter-spacing="0.067cm" style:font-size-asian="10pt" style:font-size-complex="10pt" style:text-scale="95%"/>
    </style:style>
    <style:style style:name="T242" style:family="text">
      <style:text-properties fo:font-size="10pt" fo:letter-spacing="-0.034cm" fo:font-weight="bold" style:font-size-asian="10pt" style:font-weight-asian="bold" style:font-size-complex="10pt" style:font-weight-complex="bold" style:text-scale="110%"/>
    </style:style>
    <style:style style:name="T243" style:family="text">
      <style:text-properties fo:font-size="10pt" fo:letter-spacing="0.187cm" style:font-size-asian="10pt" style:font-size-complex="10pt"/>
    </style:style>
    <style:style style:name="T244" style:family="text">
      <style:text-properties fo:font-size="10pt" fo:letter-spacing="0.192cm" style:font-size-asian="10pt" style:font-size-complex="10pt"/>
    </style:style>
    <style:style style:name="T245" style:family="text">
      <style:text-properties fo:font-size="10pt" fo:letter-spacing="0.183cm" style:font-size-asian="10pt" style:font-size-complex="10pt"/>
    </style:style>
    <style:style style:name="T246" style:family="text">
      <style:text-properties fo:font-size="10pt" fo:letter-spacing="0.185cm" style:font-size-asian="10pt" style:font-size-complex="10pt"/>
    </style:style>
    <style:style style:name="T247" style:family="text">
      <style:text-properties fo:font-size="10pt" fo:letter-spacing="0.189cm" style:font-size-asian="10pt" style:font-size-complex="10pt"/>
    </style:style>
    <style:style style:name="T248" style:family="text">
      <style:text-properties fo:font-size="10pt" fo:letter-spacing="0.173cm" style:font-size-asian="10pt" style:font-size-complex="10pt"/>
    </style:style>
    <style:style style:name="T249" style:family="text">
      <style:text-properties fo:font-size="10pt" fo:letter-spacing="0.168cm" style:font-size-asian="10pt" style:font-size-complex="10pt"/>
    </style:style>
    <style:style style:name="T250" style:family="text">
      <style:text-properties fo:font-size="10pt" fo:letter-spacing="0.18cm" style:font-size-asian="10pt" style:font-size-complex="10pt"/>
    </style:style>
    <style:style style:name="T251" style:family="text">
      <style:text-properties fo:font-size="10pt" fo:letter-spacing="0.176cm" style:font-size-asian="10pt" style:font-size-complex="10pt"/>
    </style:style>
    <style:style style:name="T252" style:family="text">
      <style:text-properties fo:font-size="10pt" fo:letter-spacing="0.083cm" style:font-size-asian="10pt" style:font-size-complex="10pt"/>
    </style:style>
    <style:style style:name="T253" style:family="text">
      <style:text-properties fo:font-size="10pt" fo:letter-spacing="0.099cm" style:font-size-asian="10pt" style:font-size-complex="10pt"/>
    </style:style>
    <style:style style:name="T254" style:family="text">
      <style:text-properties fo:font-size="10pt" fo:letter-spacing="0.101cm" style:font-size-asian="10pt" style:font-size-complex="10pt"/>
    </style:style>
    <style:style style:name="T255" style:family="text">
      <style:text-properties fo:font-size="10pt" fo:letter-spacing="-0.028cm" style:font-size-asian="10pt" style:font-size-complex="10pt" style:text-scale="110%"/>
    </style:style>
    <style:style style:name="T256" style:family="text">
      <style:text-properties fo:letter-spacing="0.078cm" fo:font-weight="bold" style:font-weight-asian="bold" style:font-weight-complex="bold"/>
    </style:style>
    <style:style style:name="T257" style:family="text">
      <style:text-properties style:text-scale="95%"/>
    </style:style>
    <style:style style:name="T258" style:family="text">
      <style:text-properties fo:letter-spacing="0.09cm" fo:font-weight="bold" style:font-weight-asian="bold" style:font-weight-complex="bold"/>
    </style:style>
    <style:style style:name="T259" style:family="text">
      <style:text-properties style:text-scale="110%"/>
    </style:style>
    <style:style style:name="T260" style:family="text">
      <style:text-properties fo:letter-spacing="-0.004cm"/>
    </style:style>
    <style:style style:name="T261" style:family="text">
      <style:text-properties fo:letter-spacing="-0.009cm"/>
    </style:style>
    <style:style style:name="T262" style:family="text">
      <style:text-properties fo:letter-spacing="0.025cm"/>
    </style:style>
    <style:style style:name="T263" style:family="text">
      <style:text-properties fo:letter-spacing="0.025cm" style:text-scale="95%"/>
    </style:style>
    <style:style style:name="T264" style:family="text">
      <style:text-properties fo:letter-spacing="0.025cm" fo:font-weight="bold" style:font-weight-asian="bold" style:font-weight-complex="bold" style:text-scale="95%"/>
    </style:style>
    <style:style style:name="T265" style:family="text">
      <style:text-properties fo:letter-spacing="0.007cm"/>
    </style:style>
    <style:style style:name="T266" style:family="text">
      <style:text-properties fo:letter-spacing="0.007cm" style:text-scale="95%"/>
    </style:style>
    <style:style style:name="T267" style:family="text">
      <style:text-properties fo:letter-spacing="0.007cm" style:text-scale="105%"/>
    </style:style>
    <style:style style:name="T268" style:family="text">
      <style:text-properties fo:letter-spacing="-0.019cm"/>
    </style:style>
    <style:style style:name="T269" style:family="text">
      <style:text-properties fo:letter-spacing="0.018cm"/>
    </style:style>
    <style:style style:name="T270" style:family="text">
      <style:text-properties fo:letter-spacing="0.018cm" style:text-scale="95%"/>
    </style:style>
    <style:style style:name="T271" style:family="text">
      <style:text-properties fo:letter-spacing="0.002cm"/>
    </style:style>
    <style:style style:name="T272" style:family="text">
      <style:text-properties fo:letter-spacing="0.002cm" style:text-scale="95%"/>
    </style:style>
    <style:style style:name="T273" style:family="text">
      <style:text-properties fo:letter-spacing="0.002cm" style:text-scale="105%"/>
    </style:style>
    <style:style style:name="T274" style:family="text">
      <style:text-properties fo:letter-spacing="0.002cm" fo:font-weight="bold" style:font-weight-asian="bold" style:font-weight-complex="bold" style:text-scale="105%"/>
    </style:style>
    <style:style style:name="T275" style:family="text">
      <style:text-properties fo:letter-spacing="0.021cm"/>
    </style:style>
    <style:style style:name="T276" style:family="text">
      <style:text-properties fo:letter-spacing="0.021cm" style:text-scale="95%"/>
    </style:style>
    <style:style style:name="T277" style:family="text">
      <style:text-properties fo:letter-spacing="0.021cm" fo:font-weight="bold" style:font-weight-asian="bold" style:font-weight-complex="bold"/>
    </style:style>
    <style:style style:name="T278" style:family="text">
      <style:text-properties fo:letter-spacing="0.011cm"/>
    </style:style>
    <style:style style:name="T279" style:family="text">
      <style:text-properties fo:letter-spacing="0.012cm"/>
    </style:style>
    <style:style style:name="T280" style:family="text">
      <style:text-properties fo:letter-spacing="0.005cm"/>
    </style:style>
    <style:style style:name="T281" style:family="text">
      <style:text-properties fo:letter-spacing="0.005cm" fo:font-weight="bold" style:font-weight-asian="bold" style:font-weight-complex="bold"/>
    </style:style>
    <style:style style:name="T282" style:family="text">
      <style:text-properties fo:letter-spacing="0.023cm"/>
    </style:style>
    <style:style style:name="T283" style:family="text">
      <style:text-properties fo:letter-spacing="-0.002cm"/>
    </style:style>
    <style:style style:name="T284" style:family="text">
      <style:text-properties fo:letter-spacing="-0.002cm" style:text-scale="105%"/>
    </style:style>
    <style:style style:name="T285" style:family="text">
      <style:text-properties fo:letter-spacing="0.016cm"/>
    </style:style>
    <style:style style:name="T286" style:family="text">
      <style:text-properties fo:letter-spacing="0.016cm" style:text-scale="105%"/>
    </style:style>
    <style:style style:name="T287" style:family="text">
      <style:text-properties fo:letter-spacing="-0.011cm"/>
    </style:style>
    <style:style style:name="T288" style:family="text">
      <style:text-properties fo:letter-spacing="0.044cm"/>
    </style:style>
    <style:style style:name="T289" style:family="text">
      <style:text-properties fo:letter-spacing="0.039cm"/>
    </style:style>
    <style:style style:name="T290" style:family="text">
      <style:text-properties fo:letter-spacing="0.039cm" fo:font-weight="bold" style:font-weight-asian="bold" style:font-weight-complex="bold" style:text-scale="95%"/>
    </style:style>
    <style:style style:name="T291" style:family="text">
      <style:text-properties fo:letter-spacing="0.062cm"/>
    </style:style>
    <style:style style:name="T292" style:family="text">
      <style:text-properties fo:letter-spacing="0.034cm"/>
    </style:style>
    <style:style style:name="T293" style:family="text">
      <style:text-properties fo:letter-spacing="0.048cm"/>
    </style:style>
    <style:style style:name="T294" style:family="text">
      <style:text-properties fo:letter-spacing="0.058cm"/>
    </style:style>
    <style:style style:name="T295" style:family="text">
      <style:text-properties fo:letter-spacing="0.037cm"/>
    </style:style>
    <style:style style:name="T296" style:family="text">
      <style:text-properties fo:letter-spacing="0.041cm"/>
    </style:style>
    <style:style style:name="T297" style:family="text">
      <style:text-properties fo:letter-spacing="0.041cm" style:text-scale="95%"/>
    </style:style>
    <style:style style:name="T298" style:family="text">
      <style:text-properties fo:letter-spacing="0.042cm"/>
    </style:style>
    <style:style style:name="T299" style:family="text">
      <style:text-properties fo:letter-spacing="0.03cm"/>
    </style:style>
    <style:style style:name="T300" style:family="text">
      <style:text-properties fo:letter-spacing="0.03cm" style:text-scale="95%"/>
    </style:style>
    <style:style style:name="T301" style:family="text">
      <style:text-properties fo:letter-spacing="-0.012cm"/>
    </style:style>
    <style:style style:name="T302" style:family="text">
      <style:text-properties fo:letter-spacing="-0.007cm"/>
    </style:style>
    <style:style style:name="T303" style:family="text">
      <style:text-properties fo:letter-spacing="-0.007cm" style:text-scale="105%"/>
    </style:style>
    <style:style style:name="T304" style:family="text">
      <style:text-properties fo:letter-spacing="-0.016cm"/>
    </style:style>
    <style:style style:name="T305" style:family="text">
      <style:text-properties fo:letter-spacing="0.009cm"/>
    </style:style>
    <style:style style:name="T306" style:family="text">
      <style:text-properties fo:letter-spacing="0.019cm"/>
    </style:style>
    <style:style style:name="T307" style:family="text">
      <style:text-properties fo:letter-spacing="0.028cm"/>
    </style:style>
    <style:style style:name="T308" style:family="text">
      <style:text-properties fo:letter-spacing="0.014cm"/>
    </style:style>
    <style:style style:name="T309" style:family="text">
      <style:text-properties fo:letter-spacing="0.004cm"/>
    </style:style>
    <style:style style:name="T310" style:family="text">
      <style:text-properties fo:letter-spacing="0.046cm"/>
    </style:style>
    <style:style style:name="T311" style:family="text">
      <style:text-properties fo:letter-spacing="0.046cm" style:text-scale="105%"/>
    </style:style>
    <style:style style:name="T312" style:family="text">
      <style:text-properties fo:letter-spacing="0.046cm" style:text-scale="95%"/>
    </style:style>
    <style:style style:name="T313" style:family="text">
      <style:text-properties fo:letter-spacing="0.035cm" fo:font-weight="bold" style:font-weight-asian="bold" style:font-weight-complex="bold" style:text-scale="95%"/>
    </style:style>
    <style:style style:name="T314" style:family="text">
      <style:text-properties fo:letter-spacing="-0.093cm"/>
    </style:style>
    <style:style style:name="T315" style:family="text">
      <style:text-properties fo:letter-spacing="0.026cm"/>
    </style:style>
    <style:style style:name="T316" style:family="text">
      <style:text-properties fo:letter-spacing="0.026cm" style:text-scale="95%"/>
    </style:style>
    <style:style style:name="T317" style:family="text">
      <style:text-properties fo:letter-spacing="0.026cm" fo:font-weight="bold" style:font-weight-asian="bold" style:font-weight-complex="bold" style:text-scale="95%"/>
    </style:style>
    <style:style style:name="T318" style:family="text">
      <style:text-properties fo:letter-spacing="-0.021cm"/>
    </style:style>
    <style:style style:name="T319" style:family="text">
      <style:text-properties style:text-scale="105%"/>
    </style:style>
    <style:style style:name="T320" style:family="text">
      <style:text-properties fo:letter-spacing="-0.025cm"/>
    </style:style>
    <style:style style:name="T321" style:family="text">
      <style:text-properties fo:letter-spacing="0.069cm"/>
    </style:style>
    <style:style style:name="T322" style:family="text">
      <style:text-properties fo:letter-spacing="0.051cm"/>
    </style:style>
    <style:style style:name="T323" style:family="text">
      <style:text-properties fo:letter-spacing="0.051cm" style:text-scale="95%"/>
    </style:style>
    <style:style style:name="T324" style:family="text">
      <style:text-properties fo:letter-spacing="0.049cm" style:text-scale="95%"/>
    </style:style>
    <style:style style:name="T325" style:family="text">
      <style:text-properties fo:letter-spacing="0.065cm"/>
    </style:style>
    <style:style style:name="T326" style:family="text">
      <style:text-properties fo:letter-spacing="-0.018cm"/>
    </style:style>
    <style:style style:name="T327" style:family="text">
      <style:text-properties fo:letter-spacing="-0.018cm" style:text-scale="105%"/>
    </style:style>
    <style:style style:name="T328" style:family="text">
      <style:text-properties fo:letter-spacing="0.064cm" style:text-scale="95%"/>
    </style:style>
    <style:style style:name="T329" style:family="text">
      <style:text-properties fo:letter-spacing="0.053cm" style:text-scale="95%"/>
    </style:style>
    <style:style style:name="T330" style:family="text">
      <style:text-properties fo:letter-spacing="0.056cm"/>
    </style:style>
    <style:style style:name="T331" style:family="text">
      <style:text-properties fo:letter-spacing="0.056cm" style:text-scale="95%"/>
    </style:style>
    <style:style style:name="T332" style:family="text">
      <style:text-properties fo:letter-spacing="0.06cm"/>
    </style:style>
    <style:style style:name="T333" style:family="text">
      <style:text-properties fo:letter-spacing="0.092cm" fo:font-weight="bold" style:font-weight-asian="bold" style:font-weight-complex="bold"/>
    </style:style>
    <style:style style:name="T334" style:family="text">
      <style:text-properties fo:letter-spacing="-0.014cm"/>
    </style:style>
    <style:style style:name="T335" style:family="text">
      <style:text-properties style:font-name="Arial1" fo:font-size="12pt" fo:font-weight="bold" style:font-size-asian="12pt" style:font-weight-asian="bold" style:font-name-complex="Arial3" style:font-size-complex="12pt" style:font-weight-complex="bold"/>
    </style:style>
    <style:style style:name="T336" style:family="text">
      <style:text-properties style:font-name="Arial1" fo:font-size="12pt" fo:letter-spacing="-0.034cm" fo:font-weight="bold" style:font-size-asian="12pt" style:font-weight-asian="bold" style:font-name-complex="Arial3" style:font-size-complex="12pt" style:font-weight-complex="bold"/>
    </style:style>
    <style:style style:name="T337" style:family="text">
      <style:text-properties style:font-name="Arial1" fo:font-size="10pt" fo:letter-spacing="-0.002cm" style:font-size-asian="10pt" style:font-name-complex="Arial3" style:font-size-complex="10pt"/>
    </style:style>
    <style:style style:name="T338" style:family="text">
      <style:text-properties style:font-name="Arial1" fo:font-size="10pt" fo:letter-spacing="-0.044cm" style:font-size-asian="10pt" style:font-name-complex="Arial3" style:font-size-complex="10pt"/>
    </style:style>
    <style:style style:name="T339" style:family="text">
      <style:text-properties style:font-name="Arial1" fo:font-size="10pt" fo:letter-spacing="-0.048cm" style:font-size-asian="10pt" style:font-name-complex="Arial3" style:font-size-complex="10pt"/>
    </style:style>
    <style:style style:name="T340" style:family="text">
      <style:text-properties style:font-name="Arial1" fo:font-size="10pt" style:font-size-asian="10pt" style:font-name-complex="Arial3" style:font-size-complex="10pt"/>
    </style:style>
    <style:style style:name="T341" style:family="text"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T342" style:family="text">
      <style:text-properties fo:font-size="12pt" fo:font-weight="bold" style:font-size-asian="12pt" style:font-weight-asian="bold" style:font-size-complex="12pt" style:font-weight-complex="bold"/>
    </style:style>
    <style:style style:name="T343" style:family="text">
      <style:text-properties fo:font-size="12pt" fo:font-weight="bold" style:font-size-asian="12pt" style:font-weight-asian="bold" style:font-size-complex="12pt" style:font-weight-complex="bold" style:text-scale="110%"/>
    </style:style>
    <style:style style:name="T344" style:family="text">
      <style:text-properties fo:font-size="12pt" fo:font-weight="bold" style:font-size-asian="12pt" style:font-weight-asian="bold" style:font-size-complex="12pt" style:font-weight-complex="bold" style:text-scale="105%"/>
    </style:style>
    <style:style style:name="T345" style:family="text">
      <style:text-properties fo:font-size="12pt" fo:letter-spacing="-0.044cm" fo:font-weight="bold" style:font-size-asian="12pt" style:font-weight-asian="bold" style:font-size-complex="12pt" style:font-weight-complex="bold"/>
    </style:style>
    <style:style style:name="T346" style:family="text">
      <style:text-properties fo:font-size="12pt" fo:letter-spacing="-0.039cm" fo:font-weight="bold" style:font-size-asian="12pt" style:font-weight-asian="bold" style:font-size-complex="12pt" style:font-weight-complex="bold"/>
    </style:style>
    <style:style style:name="T347" style:family="text">
      <style:text-properties fo:font-size="12pt" fo:letter-spacing="-0.041cm" fo:font-weight="bold" style:font-size-asian="12pt" style:font-weight-asian="bold" style:font-size-complex="12pt" style:font-weight-complex="bold" style:text-scale="110%"/>
    </style:style>
    <style:style style:name="T348" style:family="text">
      <style:text-properties fo:font-size="12pt" fo:letter-spacing="-0.037cm" fo:font-weight="bold" style:font-size-asian="12pt" style:font-weight-asian="bold" style:font-size-complex="12pt" style:font-weight-complex="bold"/>
    </style:style>
    <style:style style:name="T349" style:family="text">
      <style:text-properties fo:font-size="12pt" fo:letter-spacing="0.083cm" fo:font-weight="bold" style:font-size-asian="12pt" style:font-weight-asian="bold" style:font-size-complex="12pt" style:font-weight-complex="bold" style:text-scale="105%"/>
    </style:style>
    <style:style style:name="T350" style:family="text">
      <style:text-properties fo:letter-spacing="-0.099cm" style:text-scale="105%"/>
    </style:style>
    <style:style style:name="T351" style:family="text">
      <style:text-properties fo:letter-spacing="0.079cm" fo:font-weight="bold" style:font-weight-asian="bold" style:font-weight-complex="bold"/>
    </style:style>
    <style:style style:name="T352" style:family="text">
      <style:text-properties fo:letter-spacing="0.076cm" fo:font-weight="bold" style:font-weight-asian="bold" style:font-weight-complex="bold"/>
    </style:style>
    <style:style style:name="T353" style:family="text">
      <style:text-properties fo:letter-spacing="0.032cm"/>
    </style:style>
    <style:style style:name="T354" style:family="text">
      <style:text-properties fo:letter-spacing="0.032cm" style:text-scale="95%"/>
    </style:style>
    <style:style style:name="T355" style:family="text">
      <style:text-properties fo:letter-spacing="0.088cm"/>
    </style:style>
    <style:style style:name="T356" style:family="text">
      <style:text-properties fo:letter-spacing="0.088cm" fo:font-weight="bold" style:font-weight-asian="bold" style:font-weight-complex="bold"/>
    </style:style>
    <style:style style:name="T357" style:family="text">
      <style:text-properties fo:letter-spacing="0.074cm" fo:font-weight="bold" style:font-weight-asian="bold" style:font-weight-complex="bold"/>
    </style:style>
    <style:style style:name="T358" style:family="text">
      <style:text-properties fo:letter-spacing="0.083cm"/>
    </style:style>
    <style:style style:name="T359" style:family="text">
      <style:text-properties fo:letter-spacing="0.083cm" fo:font-weight="bold" style:font-weight-asian="bold" style:font-weight-complex="bold"/>
    </style:style>
    <style:style style:name="T360" style:family="text">
      <style:text-properties fo:letter-spacing="0.072cm" fo:font-weight="bold" style:font-weight-asian="bold" style:font-weight-complex="bold"/>
    </style:style>
    <style:style style:name="T361" style:family="text">
      <style:text-properties style:text-scale="120%"/>
    </style:style>
    <style:style style:name="T362" style:family="text">
      <style:text-properties fo:letter-spacing="0.095cm" fo:font-weight="bold" style:font-weight-asian="bold" style:font-weight-complex="bold"/>
    </style:style>
    <style:style style:name="T363" style:family="text">
      <style:text-properties fo:letter-spacing="0.097cm"/>
    </style:style>
    <style:style style:name="T364" style:family="text">
      <style:text-properties fo:letter-spacing="0.138cm"/>
    </style:style>
    <style:style style:name="T365" style:family="text">
      <style:text-properties fo:letter-spacing="0.136cm"/>
    </style:style>
    <style:style style:name="T366" style:family="text">
      <style:text-properties fo:letter-spacing="0.129cm"/>
    </style:style>
    <style:style style:name="T367" style:family="text">
      <style:text-properties fo:letter-spacing="0.123cm"/>
    </style:style>
    <style:style style:name="T368" style:family="text">
      <style:text-properties fo:letter-spacing="0.134cm"/>
    </style:style>
    <style:style style:name="T369" style:family="text">
      <style:text-properties fo:letter-spacing="0.173cm"/>
    </style:style>
    <style:style style:name="T370" style:family="text">
      <style:text-properties fo:letter-spacing="0.125cm"/>
    </style:style>
    <style:style style:name="T371" style:family="text">
      <style:text-properties fo:letter-spacing="0.113cm"/>
    </style:style>
    <style:style style:name="T372" style:family="text">
      <style:text-properties fo:letter-spacing="0.145cm"/>
    </style:style>
    <style:style style:name="T373" style:family="text">
      <style:text-properties fo:letter-spacing="0.141cm"/>
    </style:style>
    <style:style style:name="T374" style:family="text">
      <style:text-properties fo:letter-spacing="0.12cm"/>
    </style:style>
    <style:style style:name="T375" style:family="text">
      <style:text-properties fo:letter-spacing="-0.03cm"/>
    </style:style>
    <style:style style:name="T376" style:family="text">
      <style:text-properties fo:letter-spacing="-0.026cm"/>
    </style:style>
    <style:style style:name="T377" style:family="text">
      <style:text-properties fo:letter-spacing="-0.028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20" svg:width="0.955cm" svg:height="0.202cm" svg:x="0cm" svg:y="0cm">
        <draw:image xlink:href="Pictures/10000000000000710000001839BFCBB8.png" xlink:type="simple" xlink:show="embed" xlink:actuate="onLoad">
          <text:p/>
        </draw:image>
      </draw:frame>
      <text:section text:style-name="Sect1" text:name="TextSection">
        <text:p text:style-name="P21"/>
        <text:p text:style-name="P1"><text:span text:style-name="T1">NOM</text:span><text:span text:style-name="T6"> </text:span><text:span text:style-name="T1">I</text:span><text:span text:style-name="T8"> </text:span><text:span text:style-name="T1">COGNOMS:<text:tab/></text:span><text:span text:style-name="T9">DATA:</text:span></text:p>
        <text:p text:style-name="P17"/>
        <text:p text:style-name="P23"/>
        <text:p text:style-name="P2"><text:span text:style-name="T22">(UF3</text:span><text:span text:style-name="T37"> </text:span><text:span text:style-name="T23">—</text:span><text:span text:style-name="T39"> </text:span><text:span text:style-name="T22">Llenguatge</text:span><text:span text:style-name="T41"> </text:span><text:span text:style-name="T22">extensió</text:span><text:span text:style-name="T43"> </text:span><text:span text:style-name="T22">procedural)</text:span></text:p>
        <text:p text:style-name="P3"><text:span text:style-name="T24">M02</text:span><text:span text:style-name="T47"> </text:span><text:span text:style-name="T24">Bases</text:span><text:span text:style-name="T51"> </text:span><text:span text:style-name="T24">de</text:span><text:span text:style-name="T55"> </text:span><text:span text:style-name="T24">Dades</text:span><text:span text:style-name="T58"> </text:span><text:span text:style-name="T10">-</text:span><text:span text:style-name="T60"> </text:span><text:span text:style-name="T24">Desenvolupament</text:span><text:span text:style-name="T67"> </text:span><text:span text:style-name="T24">d’ApIicacions</text:span><text:span text:style-name="T70"> </text:span><text:span text:style-name="T24">Multiplataforma</text:span></text:p>
        <text:p text:style-name="P18"/>
        <text:p text:style-name="P24">Ens han proposat des de l’empresa ET_SA, d’impIementar una aplicació per a gestionar una empresa que<text:span text:style-name="T271"> </text:span>té<text:span text:style-name="T261"> </text:span>diferents<text:span text:style-name="T275"> </text:span>oficines,<text:span text:style-name="T278"> </text:span>que treballa<text:span text:style-name="T279"> </text:span>amb<text:span text:style-name="T280"> </text:span>productes,<text:span text:style-name="T282"> </text:span>que té<text:span text:style-name="T283"> </text:span>venedors<text:span text:style-name="T285"> </text:span>i clients<text:span text:style-name="T279"> </text:span>que<text:span text:style-name="T271"> </text:span>fan<text:span text:style-name="T287"> </text:span>comanda.</text:p>
        <text:p text:style-name="P26">Per<text:span text:style-name="T288"> </text:span>tant,<text:span text:style-name="T289"> </text:span>participarem<text:span text:style-name="T291"> </text:span>en<text:span text:style-name="T292"> </text:span>aquest<text:span text:style-name="T288"> </text:span>projecte<text:span text:style-name="T293"> </text:span>implementant<text:span text:style-name="T294"> </text:span>els<text:span text:style-name="T295"> </text:span>scripts<text:span text:style-name="T296"> </text:span>corresponents.<text:span text:style-name="T282"> </text:span>L’equip<text:span text:style-name="T296"> </text:span>humà<text:span text:style-name="T298"> </text:span>que<text:span text:style-name="T299"> </text:span>farà</text:p>
        <text:p text:style-name="P27">possible<text:span text:style-name="T301"> </text:span>aquest<text:span text:style-name="T302"> </text:span>projecte,<text:span text:style-name="T5"> </text:span>constarà<text:span text:style-name="T260"> </text:span>de:</text:p>
        <text:list xml:id="list5392036399449484233" text:style-name="WWNum15">
          <text:list-item>
            <text:p text:style-name="P111"><text:span text:style-name="T11">Grup</text:span><text:span text:style-name="T71"> </text:span><text:span text:style-name="T11">de</text:span><text:span text:style-name="T64"> </text:span><text:span text:style-name="T11">programadors</text:span><text:span text:style-name="T75"> </text:span><text:span text:style-name="T11">del</text:span><text:span text:style-name="T78"> </text:span><text:span text:style-name="T11">projecte:</text:span><text:span text:style-name="T78"> </text:span><text:span text:style-name="T11">formats</text:span><text:span text:style-name="T82"> </text:span><text:span text:style-name="T11">per</text:span><text:span text:style-name="T78"> </text:span><text:span text:style-name="T11">tres</text:span><text:span text:style-name="T71"> </text:span><text:span text:style-name="T11">alumnes.</text:span></text:p>
          </text:list-item>
          <text:list-item>
            <text:p text:style-name="P113"><text:span text:style-name="T11">Coordinador</text:span><text:span text:style-name="T85"> </text:span><text:span text:style-name="T11">de</text:span><text:span text:style-name="T87"> </text:span><text:span text:style-name="T11">grup</text:span><text:span text:style-name="T90"> </text:span><text:span text:style-name="T11">del</text:span><text:span text:style-name="T92"> </text:span><text:span text:style-name="T11">projecte:</text:span><text:span text:style-name="T94"> </text:span><text:span text:style-name="T11">un/a</text:span><text:span text:style-name="T99"> </text:span><text:span text:style-name="T11">alumne/a</text:span><text:span text:style-name="T101"> </text:span><text:span text:style-name="T11">que</text:span><text:span text:style-name="T90"> </text:span><text:span text:style-name="T11">serà</text:span><text:span text:style-name="T90"> </text:span><text:span text:style-name="T11">del</text:span><text:span text:style-name="T75"> </text:span><text:span text:style-name="T11">grup</text:span><text:span text:style-name="T103"> </text:span><text:span text:style-name="T11">de</text:span><text:span text:style-name="T75"> </text:span><text:span text:style-name="T11">programadors</text:span><text:span text:style-name="T105"> </text:span><text:span text:style-name="T11">del</text:span><text:span text:style-name="T92"> </text:span><text:span text:style-name="T11">projecte,</text:span><text:span text:style-name="T110"> </text:span><text:span text:style-name="T11">per</text:span><text:span text:style-name="T61"> </text:span><text:span text:style-name="T11">tant,</text:span><text:span text:style-name="T116"> </text:span><text:span text:style-name="T11">cada</text:span><text:span text:style-name="T75"> </text:span><text:span text:style-name="T11">grup</text:span><text:span text:style-name="T110"> </text:span><text:span text:style-name="T11">de programadors</text:span><text:span text:style-name="T118"> </text:span><text:span text:style-name="T11">tindrà</text:span><text:span text:style-name="T103"> </text:span><text:span text:style-name="T11">un</text:span><text:span text:style-name="T110"> </text:span><text:span text:style-name="T11">coordinador</text:span><text:span text:style-name="T121"> </text:span><text:span text:style-name="T11">de projecte.</text:span></text:p>
          </text:list-item>
          <text:list-item>
            <text:p text:style-name="P115"><text:span text:style-name="T11">Director</text:span><text:span text:style-name="T56"> </text:span><text:span text:style-name="T11">general</text:span><text:span text:style-name="T94"> </text:span><text:span text:style-name="T11">del</text:span><text:span text:style-name="T124"> </text:span><text:span text:style-name="T11">projecte:</text:span><text:span text:style-name="T126"> </text:span><text:span text:style-name="T11">aquest</text:span><text:span text:style-name="T128"> </text:span><text:span text:style-name="T11">responsable</text:span><text:span text:style-name="T121"> </text:span><text:span text:style-name="T11">coordinarà</text:span><text:span text:style-name="T94"> </text:span><text:span text:style-name="T11">als</text:span><text:span text:style-name="T68"> </text:span><text:span text:style-name="T11">coordinadors/es</text:span><text:span text:style-name="T116"> </text:span><text:span text:style-name="T11">de</text:span><text:span text:style-name="T61"> </text:span><text:span text:style-name="T11">cada</text:span><text:span text:style-name="T128"> </text:span><text:span text:style-name="T11">grup</text:span><text:span text:style-name="T103"> </text:span><text:span text:style-name="T11">del</text:span><text:span text:style-name="T131"> </text:span><text:span text:style-name="T11">projecte.</text:span><text:span text:style-name="T90"> </text:span><text:span text:style-name="T11">I</text:span><text:span text:style-name="T52"> </text:span><text:span text:style-name="T11">aquest</text:span><text:span text:style-name="T75"> </text:span><text:span text:style-name="T11">director</text:span><text:span text:style-name="T68"> </text:span><text:span text:style-name="T11">serà</text:span><text:span text:style-name="T87"> el profesor</text:span><text:span text:style-name="T11">.</text:span></text:p>
          </text:list-item>
        </text:list>
        <text:p text:style-name="P28"/>
        <text:p text:style-name="P29">A efecte del nostre grup de feina, dividirem l’aula en grups de tres persones i una d’aquestes persones<text:span text:style-name="T271"> </text:span>serà el que coordinarà el grup. Aquest coordinador serà escollit entre aquestes tres persones. Cada alumne<text:span text:style-name="T314"> </text:span>haurà de realitzar la seva aportació al projecte. El coordinador de projecte ha de prendre nota de la part que<text:span text:style-name="T314"> </text:span>farà<text:span text:style-name="T280"> </text:span>cadascun<text:span text:style-name="T315"> </text:span>i<text:span text:style-name="T305"> </text:span>s’ha<text:span text:style-name="T308"> </text:span>de<text:span text:style-name="T309"> </text:span>passar<text:span text:style-name="T282"> </text:span>al cap<text:span text:style-name="T280"> </text:span>de<text:span text:style-name="T309"> </text:span>direcció<text:span text:style-name="T306"> </text:span>del<text:span text:style-name="T280"> </text:span>projecte.</text:p>
        <text:p text:style-name="P30"/>
        <text:p text:style-name="P25">Els<text:span text:style-name="T287"> </text:span>grups<text:span text:style-name="T302"> </text:span>són<text:span text:style-name="T5"> </text:span>els<text:span text:style-name="T5"> </text:span>següents:</text:p>
        <text:p text:style-name="P19"/>
        <text:p text:style-name="P32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200"><text:span text:style-name="T26">Opció</text:span><text:span text:style-name="T135"> </text:span><text:span text:style-name="T26">a</text:span></text:p>
              <text:p text:style-name="P201"><text:span text:style-name="T25">programar</text:span></text:p>
            </table:table-cell>
            <table:table-cell table:style-name="Tabla1.A1" office:value-type="string">
              <text:p text:style-name="P202"><text:span text:style-name="T25">Components</text:span></text:p>
            </table:table-cell>
            <table:table-cell table:style-name="Tabla1.A1" office:value-type="string">
              <text:p text:style-name="P203"><text:span text:style-name="T34">Coordinador</text:span><text:span text:style-name="T114"> </text:span><text:span text:style-name="T34">Grup</text:span></text:p>
            </table:table-cell>
          </table:table-row>
          <table:table-row table:style-name="Tabla1.2">
            <table:table-cell table:style-name="Tabla1.A1" office:value-type="string">
              <text:p text:style-name="P197"><text:span text:style-name="T11">Gestió</text:span></text:p>
              <text:p text:style-name="P205"><text:span text:style-name="T11">Client</text:span></text:p>
            </table:table-cell>
            <table:table-cell table:style-name="Tabla1.A1" office:value-type="string">
              <text:p text:style-name="P206"><text:span text:style-name="T11">Sandra – Aida – Carlos V.</text:span></text:p>
            </table:table-cell>
            <table:table-cell table:style-name="Tabla1.A1" office:value-type="string">
              <text:p text:style-name="P207"><text:span text:style-name="T11">Carlos V.</text:span></text:p>
            </table:table-cell>
          </table:table-row>
          <table:table-row table:style-name="Tabla1.3">
            <table:table-cell table:style-name="Tabla1.A1" office:value-type="string">
              <text:p text:style-name="P198"><text:span text:style-name="T11">Gestió</text:span></text:p>
              <text:p text:style-name="P208"><text:span text:style-name="T11">Producte</text:span></text:p>
            </table:table-cell>
            <table:table-cell table:style-name="Tabla1.A1" office:value-type="string">
              <text:p text:style-name="P209"><text:span text:style-name="T11">Sandra – Aida – Carlos V.</text:span></text:p>
            </table:table-cell>
            <table:table-cell table:style-name="Tabla1.A1" office:value-type="string">
              <text:p text:style-name="P211"><text:span text:style-name="T11">Carlos V.</text:span></text:p>
            </table:table-cell>
          </table:table-row>
          <table:table-row table:style-name="Tabla1.2">
            <table:table-cell table:style-name="Tabla1.A1" office:value-type="string">
              <text:p text:style-name="P197"><text:span text:style-name="T11">Gestió</text:span></text:p>
              <text:p text:style-name="P205"><text:span text:style-name="T11">Venedor</text:span></text:p>
            </table:table-cell>
            <table:table-cell table:style-name="Tabla1.A1" office:value-type="string">
              <text:p text:style-name="P212"><text:span text:style-name="T11">Martí – Guillem – Carlos M. – David S.</text:span></text:p>
            </table:table-cell>
            <table:table-cell table:style-name="Tabla1.A1" office:value-type="string">
              <text:p text:style-name="P213"><text:span text:style-name="T11">Carlos M.</text:span></text:p>
            </table:table-cell>
          </table:table-row>
          <table:table-row table:style-name="Tabla1.3">
            <table:table-cell table:style-name="Tabla1.A1" office:value-type="string">
              <text:p text:style-name="P199"><text:span text:style-name="T11">Gestió</text:span></text:p>
              <text:p text:style-name="P214"><text:span text:style-name="T11">oficina</text:span></text:p>
            </table:table-cell>
            <table:table-cell table:style-name="Tabla1.A1" office:value-type="string">
              <text:p text:style-name="P209"><text:span text:style-name="T11">Martí – Guillem – Carlos M. – David S.</text:span></text:p>
            </table:table-cell>
            <table:table-cell table:style-name="Tabla1.A1" office:value-type="string">
              <text:p text:style-name="P215"><text:span text:style-name="T11">Carlos M.</text:span></text:p>
            </table:table-cell>
          </table:table-row>
          <table:table-row table:style-name="Tabla1.6">
            <table:table-cell table:style-name="Tabla1.A1" office:value-type="string">
              <text:p text:style-name="P198"><text:span text:style-name="T11">Gestió</text:span></text:p>
              <text:p text:style-name="P216"><text:span text:style-name="T11">comanda</text:span></text:p>
            </table:table-cell>
            <table:table-cell table:style-name="Tabla1.A1" office:value-type="string">
              <text:p text:style-name="P217"><text:span text:style-name="T11">Pau – Jesus S. – Adrian - Alex</text:span></text:p>
            </table:table-cell>
            <table:table-cell table:style-name="Tabla1.A1" office:value-type="string">
              <text:p text:style-name="P218"><text:span text:style-name="T11">Pau</text:span></text:p>
            </table:table-cell>
          </table:table-row>
          <table:table-row table:style-name="Tabla1.3">
            <table:table-cell table:style-name="Tabla1.A1" office:value-type="string">
              <text:p text:style-name="P219"><text:span text:style-name="T11">Altres</text:span></text:p>
              <text:p text:style-name="P214"><text:span text:style-name="T11">gestions</text:span></text:p>
            </table:table-cell>
            <table:table-cell table:style-name="Tabla1.A1" office:value-type="string">
              <text:p text:style-name="P210"><text:span text:style-name="T11">Pau – Jesus S. – Adrian - Alex</text:span></text:p>
            </table:table-cell>
            <table:table-cell table:style-name="Tabla1.A1" office:value-type="string">
              <text:p text:style-name="P204"><text:span text:style-name="T11">Pau</text:span></text:p>
            </table:table-cell>
          </table:table-row>
        </table:table>
        <text:p text:style-name="P20"/>
      </text:section>
      <text:p text:style-name="P4"><text:span text:style-name="T27">Enunciat</text:span><text:span text:style-name="T144"> </text:span><text:span text:style-name="T27">del</text:span><text:span text:style-name="T148"> </text:span><text:span text:style-name="T27">projecte</text:span><text:span text:style-name="T74"> </text:span><text:span text:style-name="T27">EMPRESA_ETSA_v0</text:span></text:p>
      <text:p text:style-name="P32"/>
      <text:p text:style-name="P33">Donada<text:span text:style-name="T271"> </text:span>la base de dades<text:span text:style-name="T271"> </text:span>de l’empresa<text:span text:style-name="T271"> </text:span>que s’adjunta,<text:span text:style-name="T271"> </text:span>s’ha de realitzar<text:span text:style-name="T271"> </text:span>els scripts<text:span text:style-name="T271"> </text:span>i/o subprogrames<text:span text:style-name="T271"> </text:span>corresponents per tal de portar a terme el projecte EMPRESA<text:span text:style-name="T271"> </text:span>ETSA<text:span text:style-name="T271"> </text:span>v0. El projecte estarà dividit en sis<text:span text:style-name="T271"> </text:span>parts:</text:p>
      <text:list xml:id="list41601554" text:continue-numbering="true" text:style-name="WWNum15">
        <text:list-item>
          <text:h text:style-name="P70" text:outline-level="2"><text:span text:style-name="T14">Gestionar</text:span><text:span text:style-name="T150"> </text:span><text:span text:style-name="T14">clients:</text:span><text:span text:style-name="T152"> </text:span><text:span text:style-name="T14">gestió</text:span><text:span text:style-name="T152"> </text:span><text:span text:style-name="T14">dels</text:span><text:span text:style-name="T156"> </text:span><text:span text:style-name="T14">clients,</text:span><text:span text:style-name="T152"> </text:span><text:span text:style-name="T14">és</text:span><text:span text:style-name="T86"> </text:span><text:span text:style-name="T14">a</text:span><text:span text:style-name="T159"> </text:span><text:span text:style-name="T14">dir,</text:span><text:span text:style-name="T106"> </text:span><text:span text:style-name="T14">s’ha</text:span><text:span text:style-name="T162"> </text:span><text:span text:style-name="T14">de</text:span><text:span text:style-name="T86"> </text:span><text:span text:style-name="T14">poder</text:span><text:span text:style-name="T156"> </text:span><text:span text:style-name="T14">realitzar</text:span><text:span text:style-name="T165"> </text:span><text:span text:style-name="T14">altes,</text:span><text:span text:style-name="T119"> </text:span><text:span text:style-name="T14">baixes,</text:span><text:span text:style-name="T166"> </text:span><text:span text:style-name="T14">consultes</text:span><text:span text:style-name="T169"> </text:span><text:span text:style-name="T14">i/o</text:span></text:h>
        </text:list-item>
      </text:list>
      <text:p text:style-name="P6"><text:span text:style-name="T14">modificacions</text:span><text:span text:style-name="T93"> </text:span><text:span text:style-name="T14">dels</text:span><text:span text:style-name="T53"> </text:span><text:span text:style-name="T14">clients.</text:span></text:p>
      <text:list xml:id="list41609078" text:continue-numbering="true" text:style-name="WWNum15">
        <text:list-item>
          <text:p text:style-name="P114"><text:span text:style-name="T11">Gestionar</text:span><text:span text:style-name="T56"> </text:span><text:span text:style-name="T11">productes:</text:span><text:span text:style-name="T92"> </text:span><text:span text:style-name="T11">gestió</text:span><text:span text:style-name="T44"> </text:span><text:span text:style-name="T11">dels</text:span><text:span text:style-name="T48"> </text:span><text:span text:style-name="T11">productes,</text:span><text:span text:style-name="T90"> </text:span><text:span text:style-name="T11">és</text:span><text:span text:style-name="T44"> </text:span><text:span text:style-name="T11">a dir,</text:span><text:span text:style-name="T136"> </text:span><text:span text:style-name="T11">s’ha</text:span><text:span text:style-name="T110"> </text:span><text:span text:style-name="T11">de</text:span><text:span text:style-name="T52"> </text:span><text:span text:style-name="T11">poder</text:span><text:span text:style-name="T61"> </text:span><text:span text:style-name="T11">realitzar</text:span><text:span text:style-name="T68"> </text:span><text:span text:style-name="T11">altes,</text:span><text:span text:style-name="T136"> </text:span><text:span text:style-name="T11">baixes,</text:span><text:span text:style-name="T170"> </text:span><text:span text:style-name="T11">consultes</text:span><text:span text:style-name="T173"> </text:span><text:span text:style-name="T11">i/o</text:span><text:span text:style-name="T61"> </text:span><text:span text:style-name="T11">modificacions</text:span><text:span text:style-name="T161"> </text:span><text:span text:style-name="T11">dels</text:span><text:span text:style-name="T90"> </text:span><text:span text:style-name="T11">productes.</text:span></text:p>
        </text:list-item>
        <text:list-item>
          <text:p text:style-name="P116"><text:span text:style-name="T11">Gestionar</text:span><text:span text:style-name="T87"> </text:span><text:span text:style-name="T11">venedor:</text:span><text:span text:style-name="T170"> </text:span><text:span text:style-name="T11">gestió</text:span><text:span text:style-name="T116"> </text:span><text:span text:style-name="T11">dels</text:span><text:span text:style-name="T110"> </text:span><text:span text:style-name="T11">venedors,</text:span><text:span text:style-name="T61"> </text:span><text:span text:style-name="T11">és</text:span><text:span text:style-name="T78"> </text:span><text:span text:style-name="T11">a</text:span><text:span text:style-name="T52"> </text:span><text:span text:style-name="T11">dir,</text:span><text:span text:style-name="T48"> </text:span><text:span text:style-name="T11">s’ha de</text:span><text:span text:style-name="T78"> </text:span><text:span text:style-name="T11">poder</text:span><text:span text:style-name="T110"> </text:span><text:span text:style-name="T11">realitzar</text:span><text:span text:style-name="T75"> </text:span><text:span text:style-name="T11">altes,</text:span><text:span text:style-name="T78"> </text:span><text:span text:style-name="T11">baixes,</text:span><text:span text:style-name="T87"> </text:span><text:span text:style-name="T11">consultes</text:span><text:span text:style-name="T170"> </text:span><text:span text:style-name="T11">i/o</text:span><text:span text:style-name="T131"> </text:span><text:span text:style-name="T11">modificacions</text:span><text:span text:style-name="T121"> </text:span><text:span text:style-name="T11">dels</text:span><text:span text:style-name="T92"> </text:span><text:span text:style-name="T11">venedors.</text:span></text:p>
        </text:list-item>
        <text:list-item>
          <text:p text:style-name="P112"><text:span text:style-name="T11">Gestionar</text:span><text:span text:style-name="T121"> </text:span><text:span text:style-name="T11">oficina:</text:span><text:span text:style-name="T68"> </text:span><text:span text:style-name="T11">gestió</text:span><text:span text:style-name="T87"> </text:span><text:span text:style-name="T11">de</text:span><text:span text:style-name="T170"> </text:span><text:span text:style-name="T11">les</text:span><text:span text:style-name="T116"> </text:span><text:span text:style-name="T11">oficines,</text:span><text:span text:style-name="T68"> </text:span><text:span text:style-name="T11">és</text:span><text:span text:style-name="T87"> </text:span><text:span text:style-name="T11">a</text:span><text:span text:style-name="T61"> </text:span><text:span text:style-name="T11">dir,</text:span><text:span text:style-name="T116"> </text:span><text:span text:style-name="T11">s’ha</text:span><text:span text:style-name="T87"> </text:span><text:span text:style-name="T11">de</text:span><text:span text:style-name="T116"> </text:span><text:span text:style-name="T11">poder</text:span><text:span text:style-name="T103"> </text:span><text:span text:style-name="T11">realitzar</text:span><text:span text:style-name="T175"> </text:span><text:span text:style-name="T11">altes,</text:span><text:span text:style-name="T170"> </text:span><text:span text:style-name="T11">baixes,</text:span><text:span text:style-name="T103"> </text:span><text:span text:style-name="T11">consultes</text:span><text:span text:style-name="T90"> </text:span><text:span text:style-name="T11">i/o</text:span></text:p>
        </text:list-item>
      </text:list>
      <text:list xml:id="list1846467846262373381" text:style-name="Outline">
        <text:list-item>
          <text:list>
            <text:list-item>
              <text:h text:style-name="P71" text:outline-level="2"><text:span text:style-name="T14">modificacions</text:span><text:span text:style-name="T76"> </text:span><text:span text:style-name="T14">de</text:span><text:span text:style-name="T180"> </text:span><text:span text:style-name="T14">les</text:span><text:span text:style-name="T182"> </text:span><text:span text:style-name="T14">oficines.</text:span></text:h>
            </text:list-item>
          </text:list>
        </text:list-item>
      </text:list>
      <text:list xml:id="list41607388" text:continue-list="list41609078" text:style-name="WWNum15">
        <text:list-item>
          <text:p text:style-name="P117"><text:span text:style-name="T11">Gestionar</text:span><text:span text:style-name="T184"> </text:span><text:span text:style-name="T11">comanda:</text:span><text:span text:style-name="T184"> </text:span><text:span text:style-name="T11">gestió</text:span><text:span text:style-name="T187"> </text:span><text:span text:style-name="T11">de</text:span><text:span text:style-name="T118"> </text:span><text:span text:style-name="T11">les</text:span><text:span text:style-name="T161"> </text:span><text:span text:style-name="T11">comandes,</text:span><text:span text:style-name="T189"> </text:span><text:span text:style-name="T11">és</text:span><text:span text:style-name="T158"> </text:span><text:span text:style-name="T11">a</text:span><text:span text:style-name="T118"> </text:span><text:span text:style-name="T11">dir,</text:span><text:span text:style-name="T161"> </text:span><text:span text:style-name="T11">s’ha</text:span><text:span text:style-name="T161"> </text:span><text:span text:style-name="T11">de</text:span><text:span text:style-name="T118"> </text:span><text:span text:style-name="T11">poder</text:span><text:span text:style-name="T151"> </text:span><text:span text:style-name="T11">realitzar</text:span><text:span text:style-name="T191"> </text:span><text:span text:style-name="T11">altes,</text:span><text:span text:style-name="T118"> </text:span><text:span text:style-name="T11">baixes,</text:span><text:span text:style-name="T193"> </text:span><text:span text:style-name="T11">consultes</text:span><text:span text:style-name="T92"> </text:span><text:span text:style-name="T11">i/o</text:span><text:span text:style-name="T48"> </text:span><text:span text:style-name="T11">modificacions</text:span><text:span text:style-name="T85"> </text:span><text:span text:style-name="T11">de</text:span><text:span text:style-name="T48"> </text:span><text:span text:style-name="T11">les comandes.</text:span></text:p>
        </text:list-item>
        <text:list-item>
          <text:h text:style-name="P72" text:outline-level="2"><text:span text:style-name="T11">Altres</text:span><text:span text:style-name="T184"> </text:span><text:span text:style-name="T11">gestions:</text:span><text:span text:style-name="T168"> </text:span><text:span text:style-name="T11">en</text:span><text:span text:style-name="T187"> </text:span><text:span text:style-name="T11">aquest</text:span><text:span text:style-name="T191"> </text:span><text:span text:style-name="T11">apartat</text:span><text:span text:style-name="T168"> </text:span><text:span text:style-name="T11">hi</text:span><text:span text:style-name="T155"> </text:span><text:span text:style-name="T11">haurà</text:span><text:span text:style-name="T164"> </text:span><text:span text:style-name="T11">diferents</text:span><text:span text:style-name="T168"> </text:span><text:span text:style-name="T11">gestions</text:span><text:span text:style-name="T194"> </text:span><text:span text:style-name="T11">sobre</text:span><text:span text:style-name="T197"> </text:span><text:span text:style-name="T11">la</text:span><text:span text:style-name="T155"> </text:span><text:span text:style-name="T11">base</text:span><text:span text:style-name="T191"> </text:span><text:span text:style-name="T11">de</text:span><text:span text:style-name="T158"> </text:span><text:span text:style-name="T11">dades,</text:span><text:span text:style-name="T184"> </text:span><text:span text:style-name="T11">que</text:span><text:span text:style-name="T193"> </text:span><text:span text:style-name="T11">s’especificaran</text:span><text:span text:style-name="T179"> </text:span><text:span text:style-name="T11">més</text:span><text:span text:style-name="T61"> </text:span><text:span text:style-name="T11">endavant.</text:span></text:h>
        </text:list-item>
      </text:list>
      <text:p text:style-name="P30"/>
      <text:p text:style-name="P7"><text:span text:style-name="T14">Abans de començar a explicar breument que ha de gestionar</text:span><text:span text:style-name="T199"> </text:span><text:span text:style-name="T14">cada apartat, s’ha de tenir en compte que</text:span><text:span text:style-name="T112"> </text:span><text:span text:style-name="T11">quan s’ha donat d’alta les taules, no s’han posat totes les restriccions, només estan controlades les claus</text:span><text:span text:style-name="T110"> </text:span><text:span text:style-name="T11">primàries (PK) i les claus foranies (FK). Per tant, el primer que s’ha de fer en cada apartat, es programar els</text:span><text:span text:style-name="T110"> </text:span><text:span text:style-name="T14">disparadors</text:span><text:span text:style-name="T76"> </text:span><text:span text:style-name="T14">corresponents</text:span><text:span text:style-name="T76"> </text:span><text:span text:style-name="T14">per</text:span><text:span text:style-name="T79"> </text:span><text:span text:style-name="T14">a</text:span><text:span text:style-name="T65"> </text:span><text:span text:style-name="T14">controlar</text:span><text:span text:style-name="T117"> </text:span><text:span text:style-name="T14">algunes restriccions.</text:span><text:span text:style-name="T125"> </text:span><text:span text:style-name="T14">A</text:span><text:span text:style-name="T73"> </text:span><text:span text:style-name="T14">cada</text:span><text:span text:style-name="T138"> </text:span><text:span text:style-name="T14">apartat,</text:span><text:span text:style-name="T45"> </text:span><text:span text:style-name="T14">s’enumeren</text:span><text:span text:style-name="T76"> </text:span><text:span text:style-name="T14">les</text:span><text:span text:style-name="T201"> </text:span><text:span text:style-name="T14">restriccions.</text:span></text:p>
      <text:list xml:id="list41613629" text:continue-list="list1846467846262373381" text:style-name="Outline">
        <text:list-item>
          <text:h text:style-name="P63" text:outline-level="1"><text:span text:style-name="T335">Gestionar</text:span><text:span text:style-name="T336"> </text:span><text:span text:style-name="T335">clients:</text:span></text:h>
        </text:list-item>
      </text:list>
      <text:list xml:id="list6899877042069374212" text:style-name="WWNum14">
        <text:list-item>
          <text:p text:style-name="P118"><text:span text:style-name="T136">Restriccions</text:span><text:span text:style-name="T203"> </text:span><text:span text:style-name="T136">controlats</text:span><text:span text:style-name="T204"> </text:span><text:span text:style-name="T11">mitjançant</text:span><text:span text:style-name="T204"> </text:span><text:span text:style-name="T11">disparadors:</text:span></text:p>
          <text:list>
            <text:list-item>
              <text:p text:style-name="P120"><text:span text:style-name="T11">A</text:span><text:span text:style-name="T71"> </text:span><text:span text:style-name="T11">l’hora</text:span><text:span text:style-name="T82"> </text:span><text:span text:style-name="T11">de</text:span><text:span text:style-name="T181"> </text:span><text:span text:style-name="T11">donar</text:span><text:span text:style-name="T110"> </text:span><text:span text:style-name="T11">d’alta(Carlos):</text:span></text:p>
              <text:list>
                <text:list-item>
                  <text:p text:style-name="P129"><text:span text:style-name="T11">El</text:span><text:span text:style-name="T64"> </text:span><text:span text:style-name="T11">nom</text:span><text:span text:style-name="T110"> </text:span><text:span text:style-name="T11">del</text:span><text:span text:style-name="T179"> </text:span><text:span text:style-name="T11">client</text:span><text:span text:style-name="T82"> </text:span><text:span text:style-name="T11">ha</text:span><text:span text:style-name="T78"> </text:span><text:span text:style-name="T11">de</text:span><text:span text:style-name="T200"> </text:span><text:span text:style-name="T11">ser</text:span><text:span text:style-name="T82"> </text:span><text:span text:style-name="T11">d’entrada</text:span><text:span text:style-name="T110"> </text:span><text:span text:style-name="T11">obligatòria.</text:span></text:p>
                </text:list-item>
                <text:list-item>
                  <text:p text:style-name="P136"><text:span text:style-name="T11">La</text:span><text:span text:style-name="T78"> </text:span><text:span text:style-name="T11">data</text:span><text:span text:style-name="T136"> </text:span><text:span text:style-name="T11">de</text:span><text:span text:style-name="T64"> </text:span><text:span text:style-name="T11">naixement</text:span><text:span text:style-name="T124"> </text:span><text:span text:style-name="T11">no</text:span><text:span text:style-name="T78"> </text:span><text:span text:style-name="T11">pot ser</text:span><text:span text:style-name="T52"> </text:span><text:span text:style-name="T11">més</text:span><text:span text:style-name="T136"> </text:span><text:span text:style-name="T11">gran</text:span><text:span text:style-name="T200"> </text:span><text:span text:style-name="T11">a</text:span><text:span text:style-name="T200"> </text:span><text:span text:style-name="T11">l’actual.</text:span></text:p>
                </text:list-item>
              </text:list>
            </text:list-item>
            <text:list-item>
              <text:h text:style-name="P73" text:outline-level="2"><text:span text:style-name="T14">A</text:span><text:span text:style-name="T65"> </text:span><text:span text:style-name="T14">l’hora</text:span><text:span text:style-name="T49"> </text:span><text:span text:style-name="T14">de</text:span><text:span text:style-name="T73"> </text:span><text:span text:style-name="T14">modificar</text:span><text:span text:style-name="T76"> </text:span><text:span text:style-name="T14">alguna</text:span><text:span text:style-name="T49"> </text:span><text:span text:style-name="T14">dada:</text:span></text:h>
              <text:list>
                <text:list-item>
                  <text:p text:style-name="P125"><text:span text:style-name="T14">El</text:span><text:span text:style-name="T79"> </text:span><text:span text:style-name="T14">nom</text:span><text:span text:style-name="T104"> </text:span><text:span text:style-name="T14">del</text:span><text:span text:style-name="T73"> </text:span><text:span text:style-name="T14">client</text:span><text:span text:style-name="T171"> </text:span><text:span text:style-name="T14">no</text:span><text:span text:style-name="T49"> </text:span><text:span text:style-name="T14">es</text:span><text:span text:style-name="T83"> </text:span><text:span text:style-name="T14">pot</text:span><text:span text:style-name="T171"> </text:span><text:span text:style-name="T14">modificar</text:span><text:span text:style-name="T76"> </text:span><text:span text:style-name="T14">mai.</text:span></text:p>
                </text:list-item>
                <text:list-item>
                  <text:h text:style-name="P76" text:outline-level="2"><text:span text:style-name="T136">La</text:span><text:span text:style-name="T71"> </text:span><text:span text:style-name="T136">data</text:span><text:span text:style-name="T44"> </text:span><text:span text:style-name="T136">de</text:span><text:span text:style-name="T64"> </text:span><text:span text:style-name="T136">naixement</text:span><text:span text:style-name="T116"> </text:span><text:span text:style-name="T136">no</text:span><text:span text:style-name="T133"> </text:span><text:span text:style-name="T136">pot</text:span><text:span text:style-name="T64"> </text:span><text:span text:style-name="T136">ser</text:span><text:span text:style-name="T200"> </text:span><text:span text:style-name="T136">més</text:span><text:span text:style-name="T78"> </text:span><text:span text:style-name="T136">gran</text:span><text:span text:style-name="T64"> </text:span><text:span text:style-name="T136">a</text:span><text:span text:style-name="T133"> </text:span><text:span text:style-name="T136">l’actual,</text:span><text:span text:style-name="T48"> </text:span><text:span text:style-name="T136">ni</text:span><text:span text:style-name="T133"> </text:span><text:span text:style-name="T136">més</text:span><text:span text:style-name="T200"> </text:span><text:span text:style-name="T136">petita</text:span><text:span text:style-name="T78"> </text:span><text:span text:style-name="T11">que</text:span><text:span text:style-name="T181"> </text:span><text:span text:style-name="T11">la</text:span><text:span text:style-name="T181"> </text:span><text:span text:style-name="T11">que</text:span><text:span text:style-name="T71"> </text:span><text:span text:style-name="T11">existeix</text:span><text:span text:style-name="T205"> </text:span><text:span text:style-name="T11">donada</text:span><text:span text:style-name="T99"> </text:span><text:span text:style-name="T11">d’alta.</text:span></text:h>
                </text:list-item>
                <text:list-item>
                  <text:p text:style-name="P140"><text:span text:style-name="T11">L’email només es pot modificar si és nul, en cas d’existir algun no ha de deixar</text:span><text:span text:style-name="T110"> </text:span><text:span text:style-name="T11">modificar.</text:span></text:p>
                </text:list-item>
              </text:list>
            </text:list-item>
          </text:list>
        </text:list-item>
      </text:list>
      <text:list xml:id="list3193211300031016170" text:style-name="WWNum13">
        <text:list-item>
          <text:h text:style-name="P78" text:outline-level="2"><text:span text:style-name="T28">Alta</text:span><text:span text:style-name="T115"> </text:span><text:span text:style-name="T28">client</text:span><text:span text:style-name="T15">: </text:span><text:span text:style-name="T11">donar d’alta el client corresponent, on les dades les introdueix els usuaris. S’ha</text:span><text:span text:style-name="T110"> </text:span><text:span text:style-name="T11">d’anar en compte amb de què hi han dades obligatòries i no s’introdueixen s’han de donar els</text:span><text:span text:style-name="T110"> </text:span><text:span text:style-name="T14">missatges corresponents als usuaris. A més, s’ha de tenir en compte com s’han de donar d’alta les</text:span><text:span text:style-name="T112"> </text:span><text:span text:style-name="T11">dades, han</text:span><text:span text:style-name="T82"> </text:span><text:span text:style-name="T11">de</text:span><text:span text:style-name="T179"> </text:span><text:span text:style-name="T11">ser</text:span><text:span text:style-name="T52"> </text:span><text:span text:style-name="T11">coherents</text:span><text:span text:style-name="T103"> </text:span><text:span text:style-name="T11">amb</text:span><text:span text:style-name="T48"> </text:span><text:span text:style-name="T11">la</text:span><text:span text:style-name="T71"> </text:span><text:span text:style-name="T11">informació</text:span><text:span text:style-name="T124"> </text:span><text:span text:style-name="T11">que</text:span><text:span text:style-name="T48"> </text:span><text:span text:style-name="T11">ja</text:span><text:span text:style-name="T179"> </text:span><text:span text:style-name="T11">està</text:span><text:span text:style-name="T82"> </text:span><text:span text:style-name="T11">donada</text:span><text:span text:style-name="T170"> </text:span><text:span text:style-name="T11">d’alta.</text:span></text:h>
        </text:list-item>
        <text:list-item>
          <text:p text:style-name="P143"><text:span text:style-name="T29">Baixa </text:span><text:span text:style-name="T28">client</text:span><text:span text:style-name="T16">: </text:span><text:span text:style-name="T11">donar de baixa el client que l’usuari desitgi, tenint en compte si existeix o no. En</text:span><text:span text:style-name="T110"> </text:span><text:span text:style-name="T14">cas d’existir s’ha d’anar en compte si està relacionat en una altra taula, i per tant, s’ha de donar el</text:span><text:span text:style-name="T112"> </text:span><text:span text:style-name="T11">missatge</text:span><text:span text:style-name="T103"> </text:span><text:span text:style-name="T11">corresponent</text:span><text:span text:style-name="T207"> </text:span><text:span text:style-name="T11">de</text:span><text:span text:style-name="T170"> </text:span><text:span text:style-name="T11">què</text:span><text:span text:style-name="T170"> </text:span><text:span text:style-name="T11">no</text:span><text:span text:style-name="T61"> </text:span><text:span text:style-name="T11">es</text:span><text:span text:style-name="T75"> </text:span><text:span text:style-name="T11">pot</text:span><text:span text:style-name="T124"> </text:span><text:span text:style-name="T11">esborrar(Carlos).</text:span></text:p>
        </text:list-item>
        <text:list-item>
          <text:p text:style-name="P144"><text:span text:style-name="T144">Modificació client</text:span><text:span text:style-name="T139">: </text:span><text:span text:style-name="T137">modificar</text:span><text:span text:style-name="T13"> </text:span><text:span text:style-name="T137">algunes</text:span><text:span text:style-name="T13"> </text:span><text:span text:style-name="T137">dades</text:span><text:span text:style-name="T13"> </text:span><text:span text:style-name="T137">dels</text:span><text:span text:style-name="T13"> </text:span><text:span text:style-name="T137">clients,</text:span><text:span text:style-name="T13"> com</text:span><text:span text:style-name="T113"> </text:span><text:span text:style-name="T13">poden</text:span><text:span text:style-name="T113"> </text:span><text:span text:style-name="T13">ser:</text:span><text:span text:style-name="T113"> </text:span><text:span text:style-name="T13">adreça,</text:span><text:span text:style-name="T113"> </text:span><text:span text:style-name="T13">CP,</text:span><text:span text:style-name="T113"> </text:span><text:span text:style-name="T137">data_naixement</text:span><text:span text:style-name="T147"> </text:span><text:span text:style-name="T137">i/o</text:span><text:span text:style-name="T202"> </text:span><text:span text:style-name="T137">email.</text:span><text:span text:style-name="T84"> </text:span><text:span text:style-name="T137">La</text:span><text:span text:style-name="T72"> </text:span><text:span text:style-name="T137">resta</text:span><text:span text:style-name="T80"> </text:span><text:span text:style-name="T13">ha</text:span><text:span text:style-name="T183"> </text:span><text:span text:style-name="T13">de</text:span><text:span text:style-name="T202"> </text:span><text:span text:style-name="T13">ser</text:span><text:span text:style-name="T54"> </text:span><text:span text:style-name="T13">obligatoris</text:span><text:span text:style-name="T62"> </text:span><text:span text:style-name="T13">i</text:span><text:span text:style-name="T147"> </text:span><text:span text:style-name="T13">no</text:span><text:span text:style-name="T202"> </text:span><text:span text:style-name="T13">es</text:span><text:span text:style-name="T202"> </text:span><text:span text:style-name="T13">poden</text:span><text:span text:style-name="T54"> </text:span><text:span text:style-name="T13">modificar.</text:span></text:p>
        </text:list-item>
      </text:list>
      <text:p text:style-name="P34"><text:span text:style-name="T283">Consulta client</text:span><text:span text:style-name="T284">:</text:span><text:span text:style-name="T327"> </text:span><text:span text:style-name="T283">s’ha</text:span><text:span text:style-name="T269"> </text:span>de<text:span text:style-name="T280"> </text:span>consultar<text:span text:style-name="T282"> </text:span>les<text:span text:style-name="T309"> </text:span>dades<text:span text:style-name="T269"> </text:span>dels<text:span text:style-name="T285"> </text:span>clients<text:span text:style-name="T275"> </text:span>i<text:span text:style-name="T260"> </text:span>les<text:span text:style-name="T278"> </text:span>consultes<text:span text:style-name="T292"> </text:span>que<text:span text:style-name="T265"> </text:span>necessitem<text:span text:style-name="T310"> </text:span>són:</text:p>
      <text:list xml:id="list7967515913682674560" text:style-name="WWNum16">
        <text:list-item>
          <text:list>
            <text:list-item>
              <text:list>
                <text:list-item>
                  <text:h text:style-name="P79" text:outline-level="2"><text:span text:style-name="T14">Consulta</text:span><text:span text:style-name="T125"> </text:span><text:span text:style-name="T14">que</text:span><text:span text:style-name="T79"> </text:span><text:span text:style-name="T14">mostri</text:span><text:span text:style-name="T138"> </text:span><text:span text:style-name="T14">les</text:span><text:span text:style-name="T53"> </text:span><text:span text:style-name="T14">dades</text:span><text:span text:style-name="T138"> </text:span><text:span text:style-name="T14">del</text:span><text:span text:style-name="T182"> </text:span><text:span text:style-name="T14">client</text:span><text:span text:style-name="T49"> </text:span><text:span text:style-name="T14">que</text:span><text:span text:style-name="T138"> </text:span><text:span text:style-name="T14">l’usuari</text:span><text:span text:style-name="T117"> </text:span><text:span text:style-name="T14">introdueix</text:span><text:span text:style-name="T63"> </text:span><text:span text:style-name="T14">per</text:span><text:span text:style-name="T83"> </text:span><text:span text:style-name="T14">teclat. Introduirà</text:span><text:span text:style-name="T93"> </text:span><text:span text:style-name="T14">el</text:span><text:span text:style-name="T201"> </text:span><text:span text:style-name="T14">codi</text:span><text:span text:style-name="T45"> </text:span><text:span text:style-name="T14">del </text:span><text:span text:style-name="T11">client</text:span><text:span text:style-name="T161"> </text:span><text:span text:style-name="T11">(</text:span><text:span text:style-name="T26">CONSULTA CLIENT CODI</text:span><text:span text:style-name="T11">).</text:span></text:h>
                </text:list-item>
                <text:list-item>
                  <text:p text:style-name="P145"><text:span text:style-name="T11">Consulta</text:span><text:span text:style-name="T38"> </text:span><text:span text:style-name="T11">que</text:span><text:span text:style-name="T191"> </text:span><text:span text:style-name="T11">mostri</text:span><text:span text:style-name="T35"> </text:span><text:span text:style-name="T11">tots</text:span><text:span text:style-name="T211"> </text:span><text:span text:style-name="T11">els</text:span><text:span text:style-name="T194"> </text:span><text:span text:style-name="T11">clients</text:span><text:span text:style-name="T212"> </text:span><text:span text:style-name="T11">(</text:span><text:span text:style-name="T26">CONSULTA CLIENTS</text:span><text:span text:style-name="T11">),</text:span><text:span text:style-name="T184"> </text:span><text:span text:style-name="T11">ordenats</text:span><text:span text:style-name="T213"> </text:span><text:span text:style-name="T11">alfabèticament</text:span><text:span text:style-name="T151"> </text:span><text:span text:style-name="T11">en </text:span><text:span text:style-name="T138">ordre</text:span><text:span text:style-name="T79"> </text:span><text:span text:style-name="T138">ascendent</text:span><text:span text:style-name="T125"> </text:span><text:span text:style-name="T14">i</text:span><text:span text:style-name="T134"> </text:span><text:span text:style-name="T14">que</text:span><text:span text:style-name="T53"> </text:span><text:span text:style-name="T14">apareguin</text:span><text:span text:style-name="T125"> </text:span><text:span text:style-name="T14">l’edat</text:span><text:span text:style-name="T49"> </text:span><text:span text:style-name="T14">que</text:span><text:span text:style-name="T79"> </text:span><text:span text:style-name="T14">tenen.</text:span></text:p>
                </text:list-item>
                <text:list-item>
                  <text:p text:style-name="P148"><text:span text:style-name="T14">Consulta que mostri els clients on el seu mail, sigui del servidor que l’usuari introdueixi per</text:span><text:span text:style-name="T112"> </text:span><text:span text:style-name="T14">teclat. Per exemple, si posa GMAIL, que apareguin tots els que el seu compte estiguin donats </text:span><text:span text:style-name="T132"><text:s/></text:span><text:span text:style-name="T11">d’alta</text:span><text:span text:style-name="T90"> </text:span><text:span text:style-name="T11">al</text:span><text:span text:style-name="T116"> </text:span><text:span text:style-name="T11">GMAIL</text:span><text:span text:style-name="T216"> </text:span><text:span text:style-name="T11">(</text:span><text:span text:style-name="T26">CONSULTA CLIENTS CORREU</text:span><text:span text:style-name="T11">).</text:span></text:p>
                </text:list-item>
                <text:list-item>
                  <text:p text:style-name="P149"><text:span text:style-name="T11">Consulta</text:span><text:span text:style-name="T207"> </text:span><text:span text:style-name="T11">que</text:span><text:span text:style-name="T99"> </text:span><text:span text:style-name="T11">mostri</text:span><text:span text:style-name="T126"> </text:span><text:span text:style-name="T11">els</text:span><text:span text:style-name="T99"> </text:span><text:span text:style-name="T11">clients</text:span><text:span text:style-name="T101"> </text:span><text:span text:style-name="T11">que</text:span><text:span text:style-name="T128"> </text:span><text:span text:style-name="T11">siguin</text:span><text:span text:style-name="T101"> </text:span><text:span text:style-name="T11">d’un</text:span><text:span text:style-name="T99"> </text:span><text:span text:style-name="T11">codi</text:span><text:span text:style-name="T126"> </text:span><text:span text:style-name="T11">postal</text:span><text:span text:style-name="T101"> </text:span><text:span text:style-name="T11">que</text:span><text:span text:style-name="T99"> </text:span><text:span text:style-name="T11">introdueixi</text:span><text:span text:style-name="T118"> </text:span><text:span text:style-name="T11">l’usuari</text:span><text:span text:style-name="T121"> </text:span><text:span text:style-name="T11">per</text:span><text:span text:style-name="T128"> </text:span><text:span text:style-name="T11">teclat (</text:span><text:span text:style-name="T26">CONSULTA CLIENTS CP</text:span><text:span text:style-name="T11">)(Carlos).</text:span></text:p>
                </text:list-item>
              </text:list>
            </text:list-item>
          </text:list>
        </text:list-item>
      </text:list>
      <text:p text:style-name="P19"/>
      <text:p text:style-name="P35"/>
      <text:p text:style-name="P37"><text:span text:style-name="T2">Una</text:span><text:span text:style-name="T356"> </text:span><text:span text:style-name="T2">vegada<text:tab/>que</text:span><text:span text:style-name="T352"> </text:span><text:span text:style-name="T2">hagi</text:span><text:span text:style-name="T357"> </text:span><text:span text:style-name="T2">funcionar</text:span><text:span text:style-name="T281"> </text:span><text:span text:style-name="T2">tots</text:span><text:span text:style-name="T357"> </text:span><text:span text:style-name="T2">els</text:span><text:span text:style-name="T352"> </text:span><text:span text:style-name="T2">mòduls,</text:span><text:span text:style-name="T258"> </text:span><text:span text:style-name="T2">s’ha</text:span><text:span text:style-name="T359"> </text:span><text:span text:style-name="T2">d’incIoure</text:span><text:span text:style-name="T258"> </text:span><text:span text:style-name="T2">en</text:span><text:span text:style-name="T357"> </text:span><text:span text:style-name="T2">un</text:span><text:span text:style-name="T360"> </text:span><text:span text:style-name="T2">paquet</text:span><text:span text:style-name="T359"> </text:span><text:span text:style-name="T2">que anomenarem </text:span><text:span text:style-name="T3">GESTIO</text:span><text:span text:style-name="T317"> </text:span><text:span text:style-name="T3">CLIENT.</text:span></text:p>
      <text:p text:style-name="P8"><text:span text:style-name="T342">Gestionar</text:span><text:span text:style-name="T345"> </text:span><text:span text:style-name="T342">productes:</text:span></text:p>
      <text:list xml:id="list3837982932278460926" text:style-name="WWNum12">
        <text:list-item>
          <text:h text:style-name="P64" text:outline-level="1"><text:span text:style-name="T337">Restriccions</text:span><text:span text:style-name="T338"> </text:span><text:span text:style-name="T337">controlats</text:span><text:span text:style-name="T339"> </text:span><text:span text:style-name="T340">mitjançant</text:span><text:span text:style-name="T339"> </text:span><text:span text:style-name="T340">disparadors:</text:span></text:h>
          <text:list>
            <text:list-item>
              <text:p text:style-name="P122"><text:span text:style-name="T11">A</text:span><text:span text:style-name="T71"> </text:span><text:span text:style-name="T11">l’hora</text:span><text:span text:style-name="T82"> </text:span><text:span text:style-name="T11">de</text:span><text:span text:style-name="T181"> </text:span><text:span text:style-name="T11">donar</text:span><text:span text:style-name="T110"> </text:span><text:span text:style-name="T11">d’alta:</text:span></text:p>
              <text:list>
                <text:list-item>
                  <text:p text:style-name="P138"><text:span text:style-name="T11">La</text:span><text:span text:style-name="T64"> </text:span><text:span text:style-name="T11">descripció</text:span><text:span text:style-name="T48"> </text:span><text:span text:style-name="T11">ha</text:span><text:span text:style-name="T71"> </text:span><text:span text:style-name="T11">de</text:span><text:span text:style-name="T64"> </text:span><text:span text:style-name="T11">ser</text:span><text:span text:style-name="T181"> </text:span><text:span text:style-name="T11">d’entrada</text:span><text:span text:style-name="T44"> </text:span><text:span text:style-name="T11">obligatòria.</text:span></text:p>
                </text:list-item>
                <text:list-item>
                  <text:h text:style-name="P80" text:outline-level="2"><text:span text:style-name="T14">El</text:span><text:span text:style-name="T182"> </text:span><text:span text:style-name="T14">preu</text:span><text:span text:style-name="T49"> </text:span><text:span text:style-name="T14">mai</text:span><text:span text:style-name="T79"> </text:span><text:span text:style-name="T14">pot</text:span><text:span text:style-name="T49"> </text:span><text:span text:style-name="T14">ser</text:span><text:span text:style-name="T45"> </text:span><text:span text:style-name="T14">negatiu.</text:span></text:h>
                </text:list-item>
                <text:list-item>
                  <text:p text:style-name="P139"><text:span text:style-name="T11">L’stock</text:span><text:span text:style-name="T116"> </text:span><text:span text:style-name="T11">mínim</text:span><text:span text:style-name="T219"> </text:span><text:span text:style-name="T11">sempre</text:span><text:span text:style-name="T116"> </text:span><text:span text:style-name="T11">ha</text:span><text:span text:style-name="T52"> </text:span><text:span text:style-name="T11">de</text:span><text:span text:style-name="T52"> </text:span><text:span text:style-name="T11">ser</text:span><text:span text:style-name="T52"> </text:span><text:span text:style-name="T11">més</text:span><text:span text:style-name="T44"> </text:span><text:span text:style-name="T11">petit</text:span><text:span text:style-name="T136"> </text:span><text:span text:style-name="T11">que</text:span><text:span text:style-name="T52"> </text:span><text:span text:style-name="T11">l’stock.</text:span></text:p>
                </text:list-item>
              </text:list>
            </text:list-item>
            <text:list-item>
              <text:h text:style-name="P75" text:outline-level="2"><text:span text:style-name="T14">A</text:span><text:span text:style-name="T65"> </text:span><text:span text:style-name="T14">l’hora</text:span><text:span text:style-name="T49"> </text:span><text:span text:style-name="T14">de</text:span><text:span text:style-name="T73"> </text:span><text:span text:style-name="T14">modificar</text:span><text:span text:style-name="T76"> </text:span><text:span text:style-name="T14">alguna</text:span><text:span text:style-name="T49"> </text:span><text:span text:style-name="T14">dada(Carlos):</text:span></text:h>
              <text:list>
                <text:list-item>
                  <text:p text:style-name="P131"><text:span text:style-name="T14">La</text:span><text:span text:style-name="T53"> </text:span><text:span text:style-name="T14">descripció</text:span><text:span text:style-name="T63"> </text:span><text:span text:style-name="T14">no</text:span><text:span text:style-name="T83"> </text:span><text:span text:style-name="T14">es</text:span><text:span text:style-name="T45"> </text:span><text:span text:style-name="T14">pot</text:span><text:span text:style-name="T83"> </text:span><text:span text:style-name="T14">modificar</text:span><text:span text:style-name="T76"> </text:span><text:span text:style-name="T14">mai.</text:span></text:p>
                </text:list-item>
                <text:list-item>
                  <text:p text:style-name="P150"><text:span text:style-name="T11">El</text:span><text:span text:style-name="T200"> </text:span><text:span text:style-name="T11">preu</text:span><text:span text:style-name="T44"> </text:span><text:span text:style-name="T11">mai</text:span><text:span text:style-name="T200"> </text:span><text:span text:style-name="T11">pot</text:span><text:span text:style-name="T136"> </text:span><text:span text:style-name="T11">ser</text:span><text:span text:style-name="T82"> </text:span><text:span text:style-name="T11">negatiu.</text:span></text:p>
                </text:list-item>
                <text:list-item>
                  <text:h text:style-name="P81" text:outline-level="2"><text:span text:style-name="T14">L’stock</text:span><text:span text:style-name="T138"> </text:span><text:span text:style-name="T14">mínim sempre</text:span><text:span text:style-name="T63"> </text:span><text:span text:style-name="T14">ha</text:span><text:span text:style-name="T45"> </text:span><text:span text:style-name="T14">de</text:span><text:span text:style-name="T83"> </text:span><text:span text:style-name="T14">ser</text:span><text:span text:style-name="T117"> </text:span><text:span text:style-name="T14">més</text:span><text:span text:style-name="T49"> </text:span><text:span text:style-name="T14">petit</text:span><text:span text:style-name="T79"> </text:span><text:span text:style-name="T14">que</text:span><text:span text:style-name="T83"> </text:span><text:span text:style-name="T14">l’stock.</text:span></text:h>
                </text:list-item>
              </text:list>
            </text:list-item>
          </text:list>
        </text:list-item>
      </text:list>
      <text:list xml:id="list2734319402426015986" text:style-name="WWNum11">
        <text:list-item>
          <text:p text:style-name="P151"><text:span text:style-name="T145">Alta producte</text:span><text:span text:style-name="T136">: donar d’alta el producte corresponent, on les dades les introdueix </text:span><text:span text:style-name="T11">els usuaris.</text:span><text:span text:style-name="T110"> </text:span><text:span text:style-name="T14">S’ha d’anar en compte amb de què hi han dades obligatòries i no s’introdueixen s’han de donar els</text:span><text:span text:style-name="T112"> </text:span><text:span text:style-name="T14">missatges corresponents als usuaris. A més, s’ha de tenir en compte com s’han de donar d’alta les</text:span><text:span text:style-name="T112"> </text:span><text:span text:style-name="T11">dades,</text:span><text:span text:style-name="T136"> </text:span><text:span text:style-name="T11">han</text:span><text:span text:style-name="T44"> </text:span><text:span text:style-name="T11">de</text:span><text:span text:style-name="T179"> </text:span><text:span text:style-name="T11">ser</text:span><text:span text:style-name="T52"> </text:span><text:span text:style-name="T11">coherents</text:span><text:span text:style-name="T103"> </text:span><text:span text:style-name="T11">amb</text:span><text:span text:style-name="T48"> </text:span><text:span text:style-name="T11">la</text:span><text:span text:style-name="T71"> </text:span><text:span text:style-name="T11">informació</text:span><text:span text:style-name="T124"> </text:span><text:span text:style-name="T11">que</text:span><text:span text:style-name="T44"> </text:span><text:span text:style-name="T11">ja</text:span><text:span text:style-name="T71"> </text:span><text:span text:style-name="T11">està</text:span><text:span text:style-name="T82"> </text:span><text:span text:style-name="T11">donada</text:span><text:span text:style-name="T170"> </text:span><text:span text:style-name="T11">d’alta.</text:span></text:p>
        </text:list-item>
        <text:list-item>
          <text:p text:style-name="P152"><text:span text:style-name="T30">Baixa producte</text:span><text:span text:style-name="T14">: donar</text:span><text:span text:style-name="T112"> </text:span><text:span text:style-name="T14">de baixa el producte</text:span><text:span text:style-name="T112"> </text:span><text:span text:style-name="T14">que l’usuari</text:span><text:span text:style-name="T112"> </text:span><text:span text:style-name="T14">desitgi,</text:span><text:span text:style-name="T199"> </text:span><text:span text:style-name="T14">tenint</text:span><text:span text:style-name="T221"> </text:span><text:span text:style-name="T14">en compte</text:span><text:span text:style-name="T199"> </text:span><text:span text:style-name="T14">si existeix</text:span><text:span text:style-name="T221"> </text:span><text:span text:style-name="T14">o</text:span><text:span text:style-name="T132"> </text:span><text:span text:style-name="T13">no.</text:span><text:span text:style-name="T54"> </text:span><text:span text:style-name="T13">En</text:span><text:span text:style-name="T80"> </text:span><text:span text:style-name="T13">cas</text:span><text:span text:style-name="T80"> </text:span><text:span text:style-name="T13">d’existir s’ha</text:span><text:span text:style-name="T46"> </text:span><text:span text:style-name="T13">d’anar</text:span><text:span text:style-name="T172"> </text:span><text:span text:style-name="T13">en</text:span><text:span text:style-name="T183"> </text:span><text:span text:style-name="T13">compte</text:span><text:span text:style-name="T50"> </text:span><text:span text:style-name="T13">si</text:span><text:span text:style-name="T202"> </text:span><text:span text:style-name="T13">està</text:span><text:span text:style-name="T84"> </text:span><text:span text:style-name="T13">relacionat</text:span><text:span text:style-name="T113"> </text:span><text:span text:style-name="T13">en</text:span><text:span text:style-name="T183"> </text:span><text:span text:style-name="T13">una</text:span><text:span text:style-name="T80"> </text:span><text:span text:style-name="T13">altra</text:span><text:span text:style-name="T84"> </text:span><text:span text:style-name="T13">taula,</text:span><text:span text:style-name="T54"> </text:span><text:span text:style-name="T13">i</text:span><text:span text:style-name="T66"> </text:span><text:span text:style-name="T13">per</text:span><text:span text:style-name="T80"> </text:span><text:span text:style-name="T13">tant,</text:span><text:span text:style-name="T50"> </text:span><text:span text:style-name="T13">s’ha</text:span><text:span text:style-name="T46"> </text:span><text:span text:style-name="T13">de</text:span><text:span text:style-name="T206"> </text:span><text:span text:style-name="T13">donar</text:span><text:span text:style-name="T62"> </text:span><text:span text:style-name="T13">el</text:span><text:span text:style-name="T54"> </text:span><text:span text:style-name="T13">missatge</text:span><text:span text:style-name="T50"> </text:span><text:span text:style-name="T13">corresponent</text:span><text:span text:style-name="T95"> </text:span><text:span text:style-name="T13">de</text:span><text:span text:style-name="T84"> </text:span><text:span text:style-name="T13">què</text:span><text:span text:style-name="T84"> </text:span><text:span text:style-name="T13">no</text:span><text:span text:style-name="T50"> </text:span><text:span text:style-name="T13">es</text:span><text:span text:style-name="T46"> </text:span><text:span text:style-name="T13">pot</text:span><text:span text:style-name="T137"> </text:span><text:span text:style-name="T13">esborrar.</text:span></text:p>
        </text:list-item>
        <text:list-item>
          <text:h text:style-name="P83" text:outline-level="2"><text:span text:style-name="T31">Modificació producte</text:span><text:span text:style-name="T11">:</text:span><text:span text:style-name="T170"> </text:span><text:span text:style-name="T17">modificar</text:span><text:span text:style-name="T105"> </text:span><text:span text:style-name="T140">algune</text:span><text:span text:style-name="T17">s</text:span><text:span text:style-name="T94"> </text:span><text:span text:style-name="T140">dade</text:span><text:span text:style-name="T17">s</text:span><text:span text:style-name="T56"> </text:span><text:span text:style-name="T141">del</text:span><text:span text:style-name="T18">s</text:span><text:span text:style-name="T92"> </text:span><text:span text:style-name="T140">productes</text:span><text:span text:style-name="T17">,</text:span><text:span text:style-name="T105"> </text:span><text:span text:style-name="T17">com</text:span><text:span text:style-name="T128"> </text:span><text:span text:style-name="T140">pode</text:span><text:span text:style-name="T17">n</text:span><text:span text:style-name="T175"> </text:span><text:span text:style-name="T19">ser:</text:span><text:span text:style-name="T68"> </text:span><text:span text:style-name="T141">preu</text:span><text:span text:style-name="T18">,</text:span><text:span text:style-name="T99"> </text:span><text:span text:style-name="T19">stock</text:span><text:span text:style-name="T94"> </text:span><text:span text:style-name="T20">i </text:span><text:span text:style-name="T14">stock</text:span><text:span text:style-name="T91"> </text:span><text:span text:style-name="T14">mínim.</text:span><text:span text:style-name="T125"> </text:span><text:span text:style-name="T14">La</text:span><text:span text:style-name="T171"> </text:span><text:span text:style-name="T14">resta</text:span><text:span text:style-name="T76"> </text:span><text:span text:style-name="T14">ha</text:span><text:span text:style-name="T88"> </text:span><text:span text:style-name="T14">de</text:span><text:span text:style-name="T63"> </text:span><text:span text:style-name="T14">ser</text:span><text:span text:style-name="T76"> </text:span><text:span text:style-name="T14">obligatoris</text:span><text:span text:style-name="T122"> </text:span><text:span text:style-name="T14">i</text:span><text:span text:style-name="T73"> </text:span><text:span text:style-name="T14">no es</text:span><text:span text:style-name="T112"> </text:span><text:span text:style-name="T14">poden</text:span><text:span text:style-name="T93"> </text:span><text:span text:style-name="T14">modificar(Carlos).</text:span></text:h>
        </text:list-item>
        <text:list-item>
          <text:p text:style-name="P153"><text:span text:style-name="T30">Consulta producte</text:span><text:span text:style-name="T14">:</text:span><text:span text:style-name="T219"> </text:span><text:span text:style-name="T14">s’ha</text:span><text:span text:style-name="T38"> </text:span><text:span text:style-name="T14">de</text:span><text:span text:style-name="T219"> </text:span><text:span text:style-name="T14">consultar</text:span><text:span text:style-name="T38"> </text:span><text:span text:style-name="T14">les</text:span><text:span text:style-name="T38"> </text:span><text:span text:style-name="T14">dades</text:span><text:span text:style-name="T219"> </text:span><text:span text:style-name="T14">dels</text:span><text:span text:style-name="T38"> </text:span><text:span text:style-name="T14">productes</text:span><text:span text:style-name="T38"> </text:span><text:span text:style-name="T14">i</text:span><text:span text:style-name="T219"> </text:span><text:span text:style-name="T14">les</text:span><text:span text:style-name="T219"> </text:span><text:span text:style-name="T14">consultes</text:span><text:span text:style-name="T38"> </text:span><text:span text:style-name="T14">que</text:span><text:span text:style-name="T112"> </text:span><text:span text:style-name="T11">necessitem</text:span><text:span text:style-name="T155"> </text:span><text:span text:style-name="T11">són:</text:span></text:p>
          <text:list>
            <text:list-item>
              <text:p text:style-name="P154"><text:span text:style-name="T11">Consulta</text:span><text:span text:style-name="T170"> </text:span><text:span text:style-name="T11">que</text:span><text:span text:style-name="T181"> </text:span><text:span text:style-name="T11">mostri</text:span><text:span text:style-name="T44"> </text:span><text:span text:style-name="T11">les</text:span><text:span text:style-name="T78"> </text:span><text:span text:style-name="T11">dades</text:span><text:span text:style-name="T110"> </text:span><text:span text:style-name="T11">del</text:span><text:span text:style-name="T44"> </text:span><text:span text:style-name="T11">producte</text:span><text:span text:style-name="T61"> </text:span><text:span text:style-name="T11">que</text:span><text:span text:style-name="T200"> </text:span><text:span text:style-name="T11">l’usuari</text:span><text:span text:style-name="T110"> </text:span><text:span text:style-name="T11">introdueix</text:span><text:span text:style-name="T87"> </text:span><text:span text:style-name="T11">per</text:span><text:span text:style-name="T52"> </text:span><text:span text:style-name="T11">teclat.</text:span><text:span text:style-name="T48"> </text:span><text:span text:style-name="T11">Introduirà</text:span><text:span text:style-name="T87"> </text:span><text:span text:style-name="T11">el</text:span><text:span text:style-name="T71"> </text:span><text:span text:style-name="T11">codi</text:span></text:p>
            </text:list-item>
          </text:list>
        </text:list-item>
      </text:list>
      <text:p text:style-name="P38"><text:span text:style-name="T257">del</text:span><text:span text:style-name="T266"> </text:span><text:span text:style-name="T257">producte</text:span><text:span text:style-name="T276"> </text:span><text:span text:style-name="T257">(</text:span><text:span text:style-name="T3">CONSULTA PRODUCTE CODI</text:span><text:span text:style-name="T257">).</text:span></text:p>
      <text:list xml:id="list41613047" text:continue-numbering="true" text:style-name="WWNum11">
        <text:list-item>
          <text:list>
            <text:list-item>
              <text:p text:style-name="P155"><text:span text:style-name="T11">Consulta</text:span><text:span text:style-name="T170"> </text:span><text:span text:style-name="T11">que</text:span><text:span text:style-name="T181"> </text:span><text:span text:style-name="T11">mostri</text:span><text:span text:style-name="T48"> </text:span><text:span text:style-name="T11">tots els</text:span><text:span text:style-name="T78"> </text:span><text:span text:style-name="T11">productes</text:span><text:span text:style-name="T110"> </text:span><text:span text:style-name="T11">(</text:span><text:span text:style-name="T26">CONSULTA PRODUCTES</text:span><text:span text:style-name="T11">),</text:span><text:span text:style-name="T90"> </text:span><text:span text:style-name="T11">ordenats</text:span><text:span text:style-name="T116"> </text:span><text:span text:style-name="T11">alfabèticament</text:span></text:p>
            </text:list-item>
          </text:list>
        </text:list-item>
      </text:list>
      <text:list xml:id="list41610271" text:continue-list="list41613629" text:style-name="Outline">
        <text:list-item>
          <text:list>
            <text:list-item>
              <text:h text:style-name="P84" text:outline-level="2"><text:span text:style-name="T49">en</text:span><text:span text:style-name="T53"> </text:span><text:span text:style-name="T49">ordre</text:span><text:span text:style-name="T88"> </text:span><text:span text:style-name="T138">ascendent</text:span><text:span text:style-name="T57"> </text:span><text:span text:style-name="T138">per</text:span><text:span text:style-name="T117"> </text:span><text:span text:style-name="T138">la descripció</text:span><text:span text:style-name="T91"> </text:span><text:span text:style-name="T138">i</text:span><text:span text:style-name="T180"> </text:span><text:span text:style-name="T138">que</text:span><text:span text:style-name="T49"> </text:span><text:span text:style-name="T138">apareguin</text:span><text:span text:style-name="T125"> </text:span><text:span text:style-name="T138">el</text:span><text:span text:style-name="T53"> </text:span><text:span text:style-name="T138">preu</text:span><text:span text:style-name="T63"> </text:span><text:span text:style-name="T138">en</text:span><text:span text:style-name="T49"> </text:span><text:span text:style-name="T138">pessetes(Carlos).</text:span></text:h>
            </text:list-item>
          </text:list>
        </text:list-item>
      </text:list>
      <text:list xml:id="list41597406" text:continue-list="list41613047" text:style-name="WWNum11">
        <text:list-item>
          <text:list>
            <text:list-item>
              <text:p text:style-name="P157"><text:span text:style-name="T14">Consulta</text:span><text:span text:style-name="T106"> </text:span><text:span text:style-name="T14">que</text:span><text:span text:style-name="T96"> </text:span><text:span text:style-name="T14">mostri</text:span><text:span text:style-name="T217"> </text:span><text:span text:style-name="T14">els</text:span><text:span text:style-name="T96"> </text:span><text:span text:style-name="T14">productes</text:span><text:span text:style-name="T166"> </text:span><text:span text:style-name="T14">que</text:span><text:span text:style-name="T96"> </text:span><text:span text:style-name="T14">continguin</text:span><text:span text:style-name="T208"> </text:span><text:span text:style-name="T14">el</text:span><text:span text:style-name="T76"> </text:span><text:span text:style-name="T14">literal</text:span><text:span text:style-name="T224"> </text:span><text:span text:style-name="T14">que</text:span><text:span text:style-name="T96"> </text:span><text:span text:style-name="T14">introdueix</text:span><text:span text:style-name="T106"> </text:span><text:span text:style-name="T14">l’usuari</text:span><text:span text:style-name="T102"> </text:span><text:span text:style-name="T14">per</text:span><text:span text:style-name="T96"> </text:span><text:span text:style-name="T14">teclat.</text:span></text:p>
            </text:list-item>
          </text:list>
        </text:list-item>
      </text:list>
      <text:p text:style-name="P10"><text:span text:style-name="T11">(</text:span><text:span text:style-name="T26">CONSULTA PRODUCTES DESCRIPCIÓ</text:span><text:span text:style-name="T11">).</text:span></text:p>
      <text:list xml:id="list41591082" text:continue-numbering="true" text:style-name="WWNum11">
        <text:list-item>
          <text:list>
            <text:list-item>
              <text:p text:style-name="P146"><text:span text:style-name="T11">Consulta</text:span><text:span text:style-name="T56"> </text:span><text:span text:style-name="T11">que</text:span><text:span text:style-name="T170"> </text:span><text:span text:style-name="T11">mostri</text:span><text:span text:style-name="T75"> </text:span><text:span text:style-name="T11">els</text:span><text:span text:style-name="T170"> </text:span><text:span text:style-name="T11">productes</text:span><text:span text:style-name="T126"> </text:span><text:span text:style-name="T11">on</text:span><text:span text:style-name="T87"> </text:span><text:span text:style-name="T11">l’stock</text:span><text:span text:style-name="T175"> </text:span><text:span text:style-name="T11">mínim</text:span><text:span text:style-name="T56"> </text:span><text:span text:style-name="T11">sigui</text:span><text:span text:style-name="T90"> </text:span><text:span text:style-name="T11">igual</text:span><text:span text:style-name="T103"> </text:span><text:span text:style-name="T11">o</text:span><text:span text:style-name="T116"> </text:span><text:span text:style-name="T11">més</text:span><text:span text:style-name="T61"> </text:span><text:span text:style-name="T11">petit</text:span><text:span text:style-name="T103"> </text:span><text:span text:style-name="T11">que</text:span><text:span text:style-name="T75"> </text:span><text:span text:style-name="T11">l’stock,</text:span><text:span text:style-name="T103"> </text:span><text:span text:style-name="T11">per</text:span><text:span text:style-name="T92"> </text:span><text:span text:style-name="T11">tal</text:span><text:span text:style-name="T173"> </text:span><text:span text:style-name="T11">de</text:span><text:span text:style-name="T71"> </text:span><text:span text:style-name="T11">fer</text:span><text:span text:style-name="T48"> </text:span><text:span text:style-name="T11">una</text:span><text:span text:style-name="T48"> </text:span><text:span text:style-name="T11">comanda</text:span><text:span text:style-name="T90"> </text:span><text:span text:style-name="T11">al</text:span><text:span text:style-name="T200"> </text:span><text:span text:style-name="T11">proveïdor</text:span><text:span text:style-name="T61"> </text:span><text:span text:style-name="T26">CONSULTA PRODUCTES STOCK MINIM</text:span><text:span text:style-name="T11">).</text:span></text:p>
            </text:list-item>
          </text:list>
        </text:list-item>
      </text:list>
      <text:p text:style-name="P19"/>
      <text:p text:style-name="P40"><text:span text:style-name="T2">Una</text:span><text:span text:style-name="T356"> </text:span><text:span text:style-name="T2">vegada<text:tab/>que</text:span><text:span text:style-name="T357"> </text:span><text:span text:style-name="T2">hagi</text:span><text:span text:style-name="T256"> </text:span><text:span text:style-name="T2">funcionar</text:span><text:span text:style-name="T333"> </text:span><text:span text:style-name="T2">tots</text:span><text:span text:style-name="T351"> </text:span><text:span text:style-name="T2">els</text:span><text:span text:style-name="T357"> </text:span><text:span text:style-name="T2">mòduls,</text:span><text:span text:style-name="T356"> </text:span><text:span text:style-name="T2">s’ha</text:span><text:span text:style-name="T360"> </text:span><text:span text:style-name="T2">d’incIoure</text:span><text:span text:style-name="T362"> </text:span><text:span text:style-name="T2">en</text:span><text:span text:style-name="T351"> </text:span><text:span text:style-name="T2">un</text:span><text:span text:style-name="T351"> </text:span><text:span text:style-name="T2">paquet</text:span><text:span text:style-name="T258"> </text:span><text:span text:style-name="T2">que</text:span><text:span text:style-name="T357"> </text:span><text:span text:style-name="T2">anomenarem </text:span><text:span text:style-name="T3">GESTIO</text:span><text:span text:style-name="T290"> </text:span><text:span text:style-name="T3">PRODUCTE.</text:span></text:p>
      <text:p text:style-name="P9"><text:span text:style-name="T342">Gestionar</text:span><text:span text:style-name="T346"> </text:span><text:span text:style-name="T342">venedors:</text:span></text:p>
      <text:list xml:id="list3491051049204373912" text:style-name="WWNum10">
        <text:list-item>
          <text:h text:style-name="P65" text:outline-level="1"><text:span text:style-name="T337">Restriccions</text:span><text:span text:style-name="T338"> </text:span><text:span text:style-name="T337">controlats</text:span><text:span text:style-name="T339"> </text:span><text:span text:style-name="T340">mitjançant</text:span><text:span text:style-name="T339"> </text:span><text:span text:style-name="T340">disparadors:</text:span></text:h>
          <text:list>
            <text:list-item>
              <text:p text:style-name="P123"><text:span text:style-name="T11">A</text:span><text:span text:style-name="T71"> </text:span><text:span text:style-name="T11">l’hora</text:span><text:span text:style-name="T82"> </text:span><text:span text:style-name="T11">de</text:span><text:span text:style-name="T181"> </text:span><text:span text:style-name="T11">donar</text:span><text:span text:style-name="T110"> </text:span><text:span text:style-name="T11">d’alta:</text:span></text:p>
              <text:list>
                <text:list-item>
                  <text:p text:style-name="P130"><text:span text:style-name="T11">El</text:span><text:span text:style-name="T133"> </text:span><text:span text:style-name="T11">nom del</text:span><text:span text:style-name="T181"> </text:span><text:span text:style-name="T11">venedor</text:span><text:span text:style-name="T170"> </text:span><text:span text:style-name="T11">ha</text:span><text:span text:style-name="T181"> </text:span><text:span text:style-name="T11">de</text:span><text:span text:style-name="T200"> </text:span><text:span text:style-name="T11">ser</text:span><text:span text:style-name="T78"> </text:span><text:span text:style-name="T11">d’entrada</text:span><text:span text:style-name="T136"> </text:span><text:span text:style-name="T11">obligatòria.</text:span></text:p>
                </text:list-item>
                <text:list-item>
                  <text:h text:style-name="P85" text:outline-level="2"><text:span text:style-name="T14">La</text:span><text:span text:style-name="T45"> </text:span><text:span text:style-name="T14">data</text:span><text:span text:style-name="T112"> </text:span><text:span text:style-name="T14">de</text:span><text:span text:style-name="T73"> </text:span><text:span text:style-name="T14">contracte no</text:span><text:span text:style-name="T201"> </text:span><text:span text:style-name="T14">pot</text:span><text:span text:style-name="T138"> </text:span><text:span text:style-name="T14">ser</text:span><text:span text:style-name="T117"> </text:span><text:span text:style-name="T14">més</text:span><text:span text:style-name="T83"> </text:span><text:span text:style-name="T14">gran</text:span><text:span text:style-name="T138"> </text:span><text:span text:style-name="T14">a</text:span><text:span text:style-name="T182"> </text:span><text:span text:style-name="T14">l’actual.</text:span><text:span text:style-name="T174"> </text:span><text:span text:style-name="T11">o<text:tab/>A</text:span><text:span text:style-name="T200"> </text:span><text:span text:style-name="T11">l’hora</text:span><text:span text:style-name="T116"> </text:span><text:span text:style-name="T11">de</text:span><text:span text:style-name="T52"> </text:span><text:span text:style-name="T11">modificar</text:span><text:span text:style-name="T99"> </text:span><text:span text:style-name="T11">alguna</text:span><text:span text:style-name="T110"> </text:span><text:span text:style-name="T11">dada:</text:span></text:h>
                </text:list-item>
                <text:list-item>
                  <text:p text:style-name="P160"><text:span text:style-name="T14">El</text:span><text:span text:style-name="T182"> </text:span><text:span text:style-name="T14">nom</text:span><text:span text:style-name="T76"> </text:span><text:span text:style-name="T14">del</text:span><text:span text:style-name="T45"> </text:span><text:span text:style-name="T14">venedor</text:span><text:span text:style-name="T91"> </text:span><text:span text:style-name="T14">no</text:span><text:span text:style-name="T182"> </text:span><text:span text:style-name="T14">es</text:span><text:span text:style-name="T53"> </text:span><text:span text:style-name="T14">pot</text:span><text:span text:style-name="T45"> </text:span><text:span text:style-name="T14">modificar</text:span><text:span text:style-name="T125"> </text:span><text:span text:style-name="T14">mai.</text:span></text:p>
                </text:list-item>
                <text:list-item>
                  <text:h text:style-name="P77" text:outline-level="2"><text:span text:style-name="T136">La</text:span><text:span text:style-name="T78"> </text:span><text:span text:style-name="T136">data</text:span><text:span text:style-name="T44"> </text:span><text:span text:style-name="T11">de</text:span><text:span text:style-name="T181"> </text:span><text:span text:style-name="T11">contracte</text:span><text:span text:style-name="T87"> </text:span><text:span text:style-name="T11">no</text:span><text:span text:style-name="T78"> </text:span><text:span text:style-name="T11">pot</text:span><text:span text:style-name="T44"> </text:span><text:span text:style-name="T11">ser</text:span><text:span text:style-name="T52"> </text:span><text:span text:style-name="T11">més</text:span><text:span text:style-name="T44"> </text:span><text:span text:style-name="T11">gran</text:span><text:span text:style-name="T82"> </text:span><text:span text:style-name="T11">a</text:span><text:span text:style-name="T71"> </text:span><text:span text:style-name="T11">l’actual,</text:span><text:span text:style-name="T110"> </text:span><text:span text:style-name="T11">ni</text:span><text:span text:style-name="T71"> </text:span><text:span text:style-name="T11">més</text:span><text:span text:style-name="T82"> </text:span><text:span text:style-name="T11">petita que</text:span><text:span text:style-name="T78"> </text:span><text:span text:style-name="T11">la</text:span><text:span text:style-name="T44"> </text:span><text:span text:style-name="T11">que</text:span><text:span text:style-name="T52"> </text:span><text:span text:style-name="T11">existeix</text:span><text:span text:style-name="T205"> </text:span><text:span text:style-name="T11">donada</text:span><text:span text:style-name="T99"> </text:span><text:span text:style-name="T11">d’alta.</text:span></text:h>
                </text:list-item>
                <text:list-item>
                  <text:p text:style-name="P161"><text:span text:style-name="T14">Els</text:span><text:span text:style-name="T83"> </text:span><text:span text:style-name="T14">objectius</text:span><text:span text:style-name="T88"> </text:span><text:span text:style-name="T14">de</text:span><text:span text:style-name="T79"> </text:span><text:span text:style-name="T14">vendes</text:span><text:span text:style-name="T171"> </text:span><text:span text:style-name="T14">no</text:span><text:span text:style-name="T138"> </text:span><text:span text:style-name="T14">pot</text:span><text:span text:style-name="T49"> </text:span><text:span text:style-name="T14">ser</text:span><text:span text:style-name="T83"> </text:span><text:span text:style-name="T14">més</text:span><text:span text:style-name="T45"> </text:span><text:span text:style-name="T14">petit</text:span><text:span text:style-name="T49"> </text:span><text:span text:style-name="T14">que</text:span><text:span text:style-name="T53"> </text:span><text:span text:style-name="T14">les</text:span><text:span text:style-name="T112"> </text:span><text:span text:style-name="T14">vendes</text:span><text:span text:style-name="T63"> </text:span><text:span text:style-name="T14">reals.</text:span></text:p>
                </text:list-item>
              </text:list>
            </text:list-item>
          </text:list>
        </text:list-item>
      </text:list>
      <text:list xml:id="list1259895595392091638" text:style-name="WWNum9">
        <text:list-item>
          <text:h text:style-name="P86" text:outline-level="2"><text:span text:style-name="T30">Alta venedor</text:span><text:span text:style-name="T14">: donar d’alta el venedor</text:span><text:span text:style-name="T221"> </text:span><text:span text:style-name="T14">corresponent,</text:span><text:span text:style-name="T199"> </text:span><text:span text:style-name="T14">on les dades</text:span><text:span text:style-name="T221"> </text:span><text:span text:style-name="T14">les introdueix</text:span><text:span text:style-name="T199"> </text:span><text:span text:style-name="T14">els usuaris.</text:span><text:span text:style-name="T112"> </text:span><text:span text:style-name="T14">S’ha d’anar en compte amb de què hi han dades obligatòries i no s’introdueixen s’han de donar els</text:span><text:span text:style-name="T112"> </text:span><text:span text:style-name="T14">missatges corresponents als usuaris. A més, s’ha de tenir en compte com s’han de donar d’alta les</text:span><text:span text:style-name="T112"> </text:span><text:span text:style-name="T11">dades,</text:span><text:span text:style-name="T136"> </text:span><text:span text:style-name="T11">han</text:span><text:span text:style-name="T44"> </text:span><text:span text:style-name="T11">de</text:span><text:span text:style-name="T179"> </text:span><text:span text:style-name="T11">ser</text:span><text:span text:style-name="T52"> </text:span><text:span text:style-name="T11">coherents</text:span><text:span text:style-name="T103"> </text:span><text:span text:style-name="T11">amb</text:span><text:span text:style-name="T48"> </text:span><text:span text:style-name="T11">la</text:span><text:span text:style-name="T71"> </text:span><text:span text:style-name="T11">informació</text:span><text:span text:style-name="T124"> </text:span><text:span text:style-name="T11">que</text:span><text:span text:style-name="T44"> </text:span><text:span text:style-name="T11">ja</text:span><text:span text:style-name="T71"> </text:span><text:span text:style-name="T11">està</text:span><text:span text:style-name="T82"> </text:span><text:span text:style-name="T11">donada</text:span><text:span text:style-name="T170"> </text:span><text:span text:style-name="T11">d’alta.</text:span></text:h>
        </text:list-item>
        <text:list-item>
          <text:p text:style-name="P163"><text:span text:style-name="T32">Baixa venedor</text:span><text:span text:style-name="T11">: donar de baixa el venedor que l’usuari desitgi, tenint en compte si existeix</text:span><text:span text:style-name="T226"> </text:span><text:span text:style-name="T11">o no.</text:span><text:span text:style-name="T110"> </text:span><text:span text:style-name="T11">En cas d’existir s’ha d’anar en compte si està relacionat en una altra taula, i per tant, s’ha de donar</text:span><text:span text:style-name="T110"> </text:span><text:span text:style-name="T11">el</text:span><text:span text:style-name="T52"> </text:span><text:span text:style-name="T11">missatge</text:span><text:span text:style-name="T124"> </text:span><text:span text:style-name="T11">corresponent</text:span><text:span text:style-name="T126"> </text:span><text:span text:style-name="T11">de</text:span><text:span text:style-name="T48"> </text:span><text:span text:style-name="T11">què</text:span><text:span text:style-name="T136"> </text:span><text:span text:style-name="T11">no es</text:span><text:span text:style-name="T82"> </text:span><text:span text:style-name="T11">pot</text:span><text:span text:style-name="T110"> </text:span><text:span text:style-name="T11">esborrar.</text:span></text:p>
        </text:list-item>
        <text:list-item>
          <text:h text:style-name="P87" text:outline-level="2"><text:span text:style-name="T30">Modificació venedor</text:span><text:span text:style-name="T14">: modificar algunes dades dels venedors, com poden ser: data contracte,</text:span><text:span text:style-name="T112"> </text:span><text:span text:style-name="T14">objectius</text:span><text:span text:style-name="T127"> </text:span><text:span text:style-name="T14">vendes</text:span><text:span text:style-name="T93"> </text:span><text:span text:style-name="T14">i</text:span><text:span text:style-name="T53"> </text:span><text:span text:style-name="T14">vendes</text:span><text:span text:style-name="T93"> </text:span><text:span text:style-name="T14">reals.</text:span><text:span text:style-name="T76"> </text:span><text:span text:style-name="T14">La resta</text:span><text:span text:style-name="T63"> </text:span><text:span text:style-name="T14">ha</text:span><text:span text:style-name="T112"> </text:span><text:span text:style-name="T14">de</text:span><text:span text:style-name="T45"> </text:span><text:span text:style-name="T14">ser</text:span><text:span text:style-name="T171"> </text:span><text:span text:style-name="T14">obligatoris</text:span><text:span text:style-name="T91"> </text:span><text:span text:style-name="T14">i</text:span><text:span text:style-name="T182"> </text:span><text:span text:style-name="T14">no</text:span><text:span text:style-name="T171"> </text:span><text:span text:style-name="T14">es</text:span><text:span text:style-name="T49"> </text:span><text:span text:style-name="T14">poden</text:span><text:span text:style-name="T125"> </text:span><text:span text:style-name="T14">modificar.</text:span></text:h>
        </text:list-item>
        <text:list-item>
          <text:p text:style-name="P164"><text:span text:style-name="T30">Consulta venedor</text:span><text:span text:style-name="T14">: s’ha</text:span><text:span text:style-name="T219"> </text:span><text:span text:style-name="T14">de consultar</text:span><text:span text:style-name="T219"> </text:span><text:span text:style-name="T14">les dades</text:span><text:span text:style-name="T219"> </text:span><text:span text:style-name="T14">dels</text:span><text:span text:style-name="T219"> </text:span><text:span text:style-name="T14">venedors</text:span><text:span text:style-name="T219"> </text:span><text:span text:style-name="T14">i les consultes</text:span><text:span text:style-name="T219"> </text:span><text:span text:style-name="T14">que necessitem</text:span><text:span text:style-name="T112"> </text:span><text:span text:style-name="T11">són:</text:span></text:p>
          <text:list>
            <text:list-item>
              <text:h text:style-name="P88" text:outline-level="2"><text:span text:style-name="T14">Consulta</text:span><text:span text:style-name="T91"> </text:span><text:span text:style-name="T14">que</text:span><text:span text:style-name="T49"> </text:span><text:span text:style-name="T14">mostri</text:span><text:span text:style-name="T63"> </text:span><text:span text:style-name="T14">les</text:span><text:span text:style-name="T112"> </text:span><text:span text:style-name="T14">dades</text:span><text:span text:style-name="T63"> </text:span><text:span text:style-name="T14">del</text:span><text:span text:style-name="T117"> </text:span><text:span text:style-name="T14">venedor</text:span><text:span text:style-name="T76"> </text:span><text:span text:style-name="T14">que</text:span><text:span text:style-name="T138"> </text:span><text:span text:style-name="T14">l’usuari</text:span><text:span text:style-name="T117"> </text:span><text:span text:style-name="T14">introdueix</text:span><text:span text:style-name="T57"> </text:span><text:span text:style-name="T14">per</text:span><text:span text:style-name="T171"> </text:span><text:span text:style-name="T14">teclat.</text:span><text:span text:style-name="T88"> </text:span><text:span text:style-name="T14">Introduirà</text:span><text:span text:style-name="T91"> </text:span><text:span text:style-name="T14">el</text:span><text:span text:style-name="T45"> </text:span><text:span text:style-name="T14">codi</text:span></text:h>
            </text:list-item>
          </text:list>
        </text:list-item>
      </text:list>
      <text:p text:style-name="P39"><text:span text:style-name="T257">del</text:span><text:span text:style-name="T270"> </text:span><text:span text:style-name="T257">venedor</text:span><text:span text:style-name="T300"> </text:span><text:span text:style-name="T257">(</text:span><text:span text:style-name="T3">CONSULTA VENEDOR CODI</text:span><text:span text:style-name="T257">).</text:span></text:p>
      <text:list xml:id="list41595175" text:continue-numbering="true" text:style-name="WWNum9">
        <text:list-item>
          <text:list>
            <text:list-item>
              <text:p text:style-name="P156"><text:span text:style-name="T136">Consulta</text:span><text:span text:style-name="T110"> </text:span><text:span text:style-name="T136">que</text:span><text:span text:style-name="T200"> </text:span><text:span text:style-name="T136">mostri</text:span><text:span text:style-name="T200"> </text:span><text:span text:style-name="T11">tots</text:span><text:span text:style-name="T52"> </text:span><text:span text:style-name="T11">els</text:span><text:span text:style-name="T200"> </text:span><text:span text:style-name="T11">venedors</text:span><text:span text:style-name="T170"> </text:span><text:span text:style-name="T11">(</text:span><text:span text:style-name="T26">CONSULTA VENEDORS</text:span><text:span text:style-name="T11">),</text:span><text:span text:style-name="T44"> </text:span><text:span text:style-name="T11">ordenats</text:span><text:span text:style-name="T110"> </text:span><text:span text:style-name="T11">alfabèticament</text:span><text:span text:style-name="T146"> </text:span><text:span text:style-name="T11">en</text:span></text:p>
            </text:list-item>
          </text:list>
        </text:list-item>
      </text:list>
      <text:list xml:id="list41601365" text:continue-list="list41610271" text:style-name="Outline">
        <text:list-item>
          <text:list>
            <text:list-item>
              <text:h text:style-name="P89" text:outline-level="2"><text:span text:style-name="T138">ordre</text:span><text:span text:style-name="T79"> </text:span><text:span text:style-name="T138">ascendent</text:span><text:span text:style-name="T76"> </text:span><text:span text:style-name="T14">i</text:span><text:span text:style-name="T65"> </text:span><text:span text:style-name="T14">que</text:span><text:span text:style-name="T83"> </text:span><text:span text:style-name="T14">apareguin</text:span><text:span text:style-name="T76"> </text:span><text:span text:style-name="T14">els</text:span><text:span text:style-name="T201"> </text:span><text:span text:style-name="T14">dies</text:span><text:span text:style-name="T182"> </text:span><text:span text:style-name="T14">que</text:span><text:span text:style-name="T53"> </text:span><text:span text:style-name="T14">porten</text:span><text:span text:style-name="T49"> </text:span><text:span text:style-name="T14">contractats.</text:span></text:h>
            </text:list-item>
          </text:list>
        </text:list-item>
      </text:list>
      <text:list xml:id="list41589595" text:continue-list="list41595175" text:style-name="WWNum9">
        <text:list-item>
          <text:list>
            <text:list-item>
              <text:p text:style-name="P158"><text:span text:style-name="T14">Consulta</text:span><text:span text:style-name="T198"> </text:span><text:span text:style-name="T14">que</text:span><text:span text:style-name="T122"> </text:span><text:span text:style-name="T14">mostri</text:span><text:span text:style-name="T119"> </text:span><text:span text:style-name="T14">els</text:span><text:span text:style-name="T224"> </text:span><text:span text:style-name="T14">venedors</text:span><text:span text:style-name="T190"> </text:span><text:span text:style-name="T14">on</text:span><text:span text:style-name="T102"> </text:span><text:span text:style-name="T14">els</text:span><text:span text:style-name="T224"> </text:span><text:span text:style-name="T14">seus</text:span><text:span text:style-name="T106"> </text:span><text:span text:style-name="T14">objectius</text:span><text:span text:style-name="T152"> </text:span><text:span text:style-name="T14">de</text:span><text:span text:style-name="T102"> </text:span><text:span text:style-name="T14">vendes</text:span><text:span text:style-name="T156"> </text:span><text:span text:style-name="T14">siguin</text:span><text:span text:style-name="T119"> </text:span><text:span text:style-name="T14">més</text:span><text:span text:style-name="T122"> </text:span><text:span text:style-name="T14">gran</text:span><text:span text:style-name="T86"> </text:span><text:span text:style-name="T14">o</text:span><text:span text:style-name="T127"> </text:span><text:span text:style-name="T14">igual</text:span></text:p>
            </text:list-item>
          </text:list>
        </text:list-item>
      </text:list>
      <text:p text:style-name="P43"><text:span text:style-name="T257">que</text:span><text:span text:style-name="T354"> </text:span><text:span text:style-name="T257">l’objectiu</text:span><text:span text:style-name="T323"> </text:span><text:span text:style-name="T257">que</text:span><text:span text:style-name="T316"> </text:span><text:span text:style-name="T257">l’usuari</text:span><text:span text:style-name="T329"> </text:span><text:span text:style-name="T257">introdueixi</text:span><text:span text:style-name="T328"> </text:span><text:span text:style-name="T257">per</text:span><text:span text:style-name="T297"> </text:span><text:span text:style-name="T257">teclat.</text:span><text:span text:style-name="T324"> </text:span><text:span text:style-name="T257">(</text:span><text:span text:style-name="T3">CONSULTA VENEDORS OBJECTIUS</text:span><text:span text:style-name="T257">).</text:span></text:p>
      <text:list xml:id="list41598157" text:continue-numbering="true" text:style-name="WWNum9">
        <text:list-item>
          <text:list>
            <text:list-item>
              <text:p text:style-name="P159"><text:span text:style-name="T11">Consulta</text:span><text:span text:style-name="T68"> </text:span><text:span text:style-name="T11">que</text:span><text:span text:style-name="T48"> </text:span><text:span text:style-name="T11">mostri</text:span><text:span text:style-name="T61"> </text:span><text:span text:style-name="T11">els clients</text:span><text:span text:style-name="T75"> </text:span><text:span text:style-name="T11">que</text:span><text:span text:style-name="T116"> </text:span><text:span text:style-name="T11">tinguin</text:span><text:span text:style-name="T87"> </text:span><text:span text:style-name="T11">el mateix</text:span><text:span text:style-name="T170"> </text:span><text:span text:style-name="T11">cap.</text:span><text:span text:style-name="T48"> </text:span><text:span text:style-name="T11">El codi</text:span><text:span text:style-name="T48"> </text:span><text:span text:style-name="T11">del</text:span><text:span text:style-name="T136"> </text:span><text:span text:style-name="T11">cap</text:span><text:span text:style-name="T61"> </text:span><text:span text:style-name="T11">ho</text:span><text:span text:style-name="T170"> </text:span><text:span text:style-name="T11">introduirà</text:span><text:span text:style-name="T175"> </text:span><text:span text:style-name="T11">l’usuari</text:span></text:p>
            </text:list-item>
          </text:list>
        </text:list-item>
      </text:list>
      <text:p text:style-name="P11"><text:span text:style-name="T14">per</text:span><text:span text:style-name="T192"> </text:span><text:span text:style-name="T14">teclat</text:span><text:span text:style-name="T159"> </text:span><text:span text:style-name="T14">(</text:span><text:span text:style-name="T30">CONSULTA VENEDORS CAP</text:span><text:span text:style-name="T14">).</text:span></text:p>
      <text:p text:style-name="P19"/>
      <text:p text:style-name="P22"/>
      <text:p text:style-name="P42"><text:span text:style-name="T2">Una</text:span><text:span text:style-name="T356"> </text:span><text:span text:style-name="T2">vegada<text:tab/>que</text:span><text:span text:style-name="T357"> </text:span><text:span text:style-name="T2">hagi</text:span><text:span text:style-name="T256"> </text:span><text:span text:style-name="T2">funcionar</text:span><text:span text:style-name="T333"> </text:span><text:span text:style-name="T2">tots</text:span><text:span text:style-name="T351"> </text:span><text:span text:style-name="T2">els</text:span><text:span text:style-name="T357"> </text:span><text:span text:style-name="T2">mòduls,</text:span><text:span text:style-name="T356"> </text:span><text:span text:style-name="T2">s’ha</text:span><text:span text:style-name="T360"> </text:span><text:span text:style-name="T2">d’incIoure</text:span><text:span text:style-name="T362"> </text:span><text:span text:style-name="T2">en</text:span><text:span text:style-name="T351"> </text:span><text:span text:style-name="T2">un</text:span><text:span text:style-name="T351"> </text:span><text:span text:style-name="T2">paquet</text:span><text:span text:style-name="T258"> </text:span><text:span text:style-name="T2">que</text:span><text:span text:style-name="T357"> </text:span><text:span text:style-name="T2">anomenarem </text:span><text:span text:style-name="T3">GESTIO</text:span><text:span text:style-name="T313"> </text:span><text:span text:style-name="T3">VENEDOR.</text:span></text:p>
      <text:p text:style-name="P44"><text:span text:style-name="T343">Gestionar</text:span><text:span text:style-name="T347"> </text:span><text:span text:style-name="T343">oficines:</text:span></text:p>
      <text:list xml:id="list1782771903917616902" text:style-name="WWNum8">
        <text:list-item>
          <text:h text:style-name="P67" text:outline-level="1"><text:span text:style-name="T337">Restriccions</text:span><text:span text:style-name="T338"> </text:span><text:span text:style-name="T337">controlats</text:span><text:span text:style-name="T339"> </text:span><text:span text:style-name="T340">mitjançant</text:span><text:span text:style-name="T339"> </text:span><text:span text:style-name="T340">disparadors:</text:span></text:h>
          <text:list>
            <text:list-item>
              <text:p text:style-name="P124"><text:span text:style-name="T11">A</text:span><text:span text:style-name="T71"> </text:span><text:span text:style-name="T11">l’hora</text:span><text:span text:style-name="T82"> </text:span><text:span text:style-name="T11">de</text:span><text:span text:style-name="T181"> </text:span><text:span text:style-name="T11">donar</text:span><text:span text:style-name="T110"> </text:span><text:span text:style-name="T11">d’alta:</text:span></text:p>
              <text:list>
                <text:list-item>
                  <text:h text:style-name="P90" text:outline-level="2"><text:span text:style-name="T14">El</text:span><text:span text:style-name="T73"> </text:span><text:span text:style-name="T14">nom</text:span><text:span text:style-name="T88"> </text:span><text:span text:style-name="T14">de</text:span><text:span text:style-name="T65"> </text:span><text:span text:style-name="T14">la</text:span><text:span text:style-name="T79"> </text:span><text:span text:style-name="T14">ciutat</text:span><text:span text:style-name="T83"> </text:span><text:span text:style-name="T14">de</text:span><text:span text:style-name="T182"> </text:span><text:span text:style-name="T14">l’oficina</text:span><text:span text:style-name="T138"> </text:span><text:span text:style-name="T14">ha</text:span><text:span text:style-name="T83"> </text:span><text:span text:style-name="T14">de</text:span><text:span text:style-name="T53"> </text:span><text:span text:style-name="T14">ser</text:span><text:span text:style-name="T45"> </text:span><text:span text:style-name="T14">d’entrada</text:span><text:span text:style-name="T88"> </text:span><text:span text:style-name="T14">obligatòria.</text:span></text:h>
                </text:list-item>
                <text:list-item>
                  <text:p text:style-name="P165"><text:span text:style-name="T14">Els</text:span><text:span text:style-name="T53"> </text:span><text:span text:style-name="T14">objectius</text:span><text:span text:style-name="T63"> </text:span><text:span text:style-name="T14">de</text:span><text:span text:style-name="T182"> </text:span><text:span text:style-name="T14">vendes</text:span><text:span text:style-name="T63"> </text:span><text:span text:style-name="T14">de</text:span><text:span text:style-name="T83"> </text:span><text:span text:style-name="T14">l’oficina no</text:span><text:span text:style-name="T182"> </text:span><text:span text:style-name="T14">poden ser</text:span><text:span text:style-name="T83"> </text:span><text:span text:style-name="T14">més</text:span><text:span text:style-name="T53"> </text:span><text:span text:style-name="T14">petit</text:span><text:span text:style-name="T45"> </text:span><text:span text:style-name="T14">que</text:span><text:span text:style-name="T79"> </text:span><text:span text:style-name="T14">les</text:span><text:span text:style-name="T83"> </text:span><text:span text:style-name="T14">vendes</text:span><text:span text:style-name="T138"> </text:span><text:span text:style-name="T14">de</text:span><text:span text:style-name="T201"> </text:span><text:span text:style-name="T14">l’oficina</text:span></text:p>
                </text:list-item>
              </text:list>
            </text:list-item>
          </text:list>
        </text:list-item>
      </text:list>
      <text:p text:style-name="P12"><text:span text:style-name="T174"><text:s/></text:span><text:span text:style-name="T11">o<text:tab/>A</text:span><text:span text:style-name="T52"> </text:span><text:span text:style-name="T11">l’hora</text:span><text:span text:style-name="T124"> </text:span><text:span text:style-name="T11">de</text:span><text:span text:style-name="T44"> </text:span><text:span text:style-name="T11">modificar</text:span><text:span text:style-name="T94"> </text:span><text:span text:style-name="T11">alguna</text:span><text:span text:style-name="T87"> </text:span><text:span text:style-name="T11">dada:</text:span></text:p>
      <text:list xml:id="list41589865" text:continue-numbering="true" text:style-name="WWNum8">
        <text:list-item>
          <text:list>
            <text:list-item>
              <text:list>
                <text:list-item>
                  <text:h text:style-name="P91" text:outline-level="2"><text:span text:style-name="T14">El</text:span><text:span text:style-name="T73"> </text:span><text:span text:style-name="T14">nom</text:span><text:span text:style-name="T63"> </text:span><text:span text:style-name="T14">de</text:span><text:span text:style-name="T65"> </text:span><text:span text:style-name="T14">la</text:span><text:span text:style-name="T182"> </text:span><text:span text:style-name="T14">ciutat</text:span><text:span text:style-name="T53"> </text:span><text:span text:style-name="T14">de</text:span><text:span text:style-name="T79"> </text:span><text:span text:style-name="T14">l’oficina</text:span><text:span text:style-name="T171"> </text:span><text:span text:style-name="T14">ha</text:span><text:span text:style-name="T83"> </text:span><text:span text:style-name="T14">de</text:span><text:span text:style-name="T53"> </text:span><text:span text:style-name="T14">ser</text:span><text:span text:style-name="T83"> </text:span><text:span text:style-name="T14">d’entrada</text:span><text:span text:style-name="T88"> </text:span><text:span text:style-name="T14">obligatòria.</text:span></text:h>
                </text:list-item>
                <text:list-item>
                  <text:p text:style-name="P162"><text:span text:style-name="T14">Els</text:span><text:span text:style-name="T182"> </text:span><text:span text:style-name="T14">objectius</text:span><text:span text:style-name="T63"> </text:span><text:span text:style-name="T14">de</text:span><text:span text:style-name="T45"> </text:span><text:span text:style-name="T14">vendes</text:span><text:span text:style-name="T63"> </text:span><text:span text:style-name="T14">de</text:span><text:span text:style-name="T53"> </text:span><text:span text:style-name="T14">l’oficina</text:span><text:span text:style-name="T125"> </text:span><text:span text:style-name="T14">no</text:span><text:span text:style-name="T182"> </text:span><text:span text:style-name="T14">poden ser</text:span><text:span text:style-name="T79"> </text:span><text:span text:style-name="T14">més</text:span><text:span text:style-name="T83"> </text:span><text:span text:style-name="T14">petit</text:span><text:span text:style-name="T45"> </text:span><text:span text:style-name="T14">que</text:span><text:span text:style-name="T79"> </text:span><text:span text:style-name="T14">les</text:span><text:span text:style-name="T53"> </text:span><text:span text:style-name="T14">vendes</text:span><text:span text:style-name="T49"> </text:span><text:span text:style-name="T14">de</text:span><text:span text:style-name="T182"> </text:span><text:span text:style-name="T14">l’oficina.</text:span></text:p>
                </text:list-item>
                <text:list-item>
                  <text:h text:style-name="P92" text:outline-level="2"><text:span text:style-name="T14">El</text:span><text:span text:style-name="T182"> </text:span><text:span text:style-name="T14">director</text:span><text:span text:style-name="T76"> </text:span><text:span text:style-name="T14">de</text:span><text:span text:style-name="T182"> </text:span><text:span text:style-name="T14">l’oficina</text:span><text:span text:style-name="T63"> </text:span><text:span text:style-name="T14">no</text:span><text:span text:style-name="T201"> </text:span><text:span text:style-name="T14">es</text:span><text:span text:style-name="T182"> </text:span><text:span text:style-name="T14">pot</text:span><text:span text:style-name="T49"> </text:span><text:span text:style-name="T14">deixar</text:span><text:span text:style-name="T49"> </text:span><text:span text:style-name="T14">nul.</text:span></text:h>
                </text:list-item>
              </text:list>
            </text:list-item>
          </text:list>
        </text:list-item>
      </text:list>
      <text:list xml:id="list2337053199940990308" text:style-name="WWNum7">
        <text:list-item>
          <text:p text:style-name="P166"><text:span text:style-name="T30">Alta oficina</text:span><text:span text:style-name="T14">: donar d’alta l’oficina corresponent,</text:span><text:span text:style-name="T199"> </text:span><text:span text:style-name="T14">on les dades les introdueix els usuaris. S’ha</text:span><text:span text:style-name="T112"> </text:span><text:span text:style-name="T11">d’anar en compte amb de què hi han dades obligatòries i no s’introdueixen s’han de donar els</text:span><text:span text:style-name="T110"> </text:span><text:span text:style-name="T14">missatges corresponents als usuaris. A més, s’ha de tenir en compte com s’han de donar d’alta les</text:span><text:span text:style-name="T112"> </text:span><text:span text:style-name="T11">dades, han</text:span><text:span text:style-name="T82"> </text:span><text:span text:style-name="T11">de</text:span><text:span text:style-name="T179"> </text:span><text:span text:style-name="T11">ser</text:span><text:span text:style-name="T52"> </text:span><text:span text:style-name="T11">coherents</text:span><text:span text:style-name="T103"> </text:span><text:span text:style-name="T11">amb</text:span><text:span text:style-name="T48"> </text:span><text:span text:style-name="T11">la</text:span><text:span text:style-name="T71"> </text:span><text:span text:style-name="T11">informació</text:span><text:span text:style-name="T124"> </text:span><text:span text:style-name="T11">que</text:span><text:span text:style-name="T48"> </text:span><text:span text:style-name="T11">ja</text:span><text:span text:style-name="T179"> </text:span><text:span text:style-name="T11">està</text:span><text:span text:style-name="T82"> </text:span><text:span text:style-name="T11">donada</text:span><text:span text:style-name="T170"> </text:span><text:span text:style-name="T11">d’alta.</text:span></text:p>
        </text:list-item>
        <text:list-item>
          <text:h text:style-name="P93" text:outline-level="2"><text:span text:style-name="T30">Baixa oficina</text:span><text:span text:style-name="T14">: donar de baixa l’oficina que l’usuari desitgi, tenint en compte si existeix o no. En</text:span><text:span text:style-name="T112"> </text:span><text:span text:style-name="T14">cas d’existir s’ha d’anar en compte si està relacionat en una altra taula, i per tant, s’ha de donar el</text:span><text:span text:style-name="T112"> </text:span><text:span text:style-name="T13">missatge</text:span><text:span text:style-name="T137"> </text:span><text:span text:style-name="T13">corresponent</text:span><text:span text:style-name="T176"> </text:span><text:span text:style-name="T13">de</text:span><text:span text:style-name="T183"> </text:span><text:span text:style-name="T13">què</text:span><text:span text:style-name="T183"> </text:span><text:span text:style-name="T13">no</text:span><text:span text:style-name="T54"> </text:span><text:span text:style-name="T13">es</text:span><text:span text:style-name="T46"> </text:span><text:span text:style-name="T13">pot</text:span><text:span text:style-name="T54"> </text:span><text:span text:style-name="T13">esborrar.</text:span></text:h>
        </text:list-item>
        <text:list-item>
          <text:p text:style-name="P167"><text:span text:style-name="T143">Modificació oficina</text:span><text:span text:style-name="T136">: modificar</text:span><text:span text:style-name="T11"> </text:span><text:span text:style-name="T136">algunes </text:span><text:span text:style-name="T11">dades de les oficines, com poden ser:</text:span><text:span text:style-name="T110"> </text:span><text:span text:style-name="T11">objectius</text:span><text:span text:style-name="T110"> </text:span><text:span text:style-name="T11">oficina i vendes oficina, a més, del director oficina. La resta ha de ser obligatoris i no es poden</text:span><text:span text:style-name="T110"> </text:span><text:span text:style-name="T11">modificar.</text:span></text:p>
        </text:list-item>
        <text:list-item>
          <text:p text:style-name="P46"><text:span text:style-name="T3">Consulta oficina</text:span><text:span text:style-name="T257">: s’ha de consultar</text:span><text:span text:style-name="T355"> </text:span><text:span text:style-name="T257">les dades de les oficines</text:span><text:span text:style-name="T355"> </text:span><text:span text:style-name="T257">i les consultes</text:span><text:span text:style-name="T355"> </text:span><text:span text:style-name="T257">que</text:span><text:span text:style-name="T355"> </text:span><text:span text:style-name="T257">necessitem</text:span><text:span text:style-name="T272"> </text:span>són:</text:p>
          <text:list>
            <text:list-item>
              <text:p text:style-name="P108"><text:span text:style-name="T11">Consulta</text:span><text:span text:style-name="T128"> </text:span><text:span text:style-name="T11">que</text:span><text:span text:style-name="T170"> </text:span><text:span text:style-name="T11">mostri</text:span><text:span text:style-name="T90"> </text:span><text:span text:style-name="T11">les</text:span><text:span text:style-name="T103"> </text:span><text:span text:style-name="T11">dades</text:span><text:span text:style-name="T75"> </text:span><text:span text:style-name="T11">de</text:span><text:span text:style-name="T61"> </text:span><text:span text:style-name="T11">l’oficina</text:span><text:span text:style-name="T99"> </text:span><text:span text:style-name="T11">que</text:span><text:span text:style-name="T124"> </text:span><text:span text:style-name="T11">l’usuari</text:span><text:span text:style-name="T56"> </text:span><text:span text:style-name="T11">introdueix</text:span><text:span text:style-name="T101"> </text:span><text:span text:style-name="T11">per</text:span><text:span text:style-name="T75"> </text:span><text:span text:style-name="T11">teclat.</text:span><text:span text:style-name="T99"> </text:span><text:span text:style-name="T11">Introduirà</text:span><text:span text:style-name="T175"> </text:span><text:span text:style-name="T11">el</text:span><text:span text:style-name="T136"> </text:span><text:span text:style-name="T11">codi</text:span></text:p>
            </text:list-item>
            <text:list-item>
              <text:p text:style-name="P168"><text:span text:style-name="T137">de</text:span><text:span text:style-name="T172"> </text:span><text:span text:style-name="T137">l’oficina</text:span><text:span text:style-name="T129"> </text:span><text:span text:style-name="T137">(</text:span><text:span text:style-name="T144">CONSULTA OFICINA CODI</text:span><text:span text:style-name="T137">).</text:span></text:p>
            </text:list-item>
            <text:list-item>
              <text:p text:style-name="P147"><text:span text:style-name="T11">Consulta que mostri totes les oficines (</text:span><text:span text:style-name="T26">CONSULTA OFICINES</text:span><text:span text:style-name="T11">), ordenats alfabèticament en</text:span><text:span text:style-name="T110"> </text:span><text:span text:style-name="T11">ordre ascendent i que apareguin la diferència que hi ha entre els objectius i les venes de</text:span><text:span text:style-name="T110"> </text:span><text:span text:style-name="T11">l’oficina.</text:span></text:p>
            </text:list-item>
            <text:list-item>
              <text:h text:style-name="P69" text:outline-level="2"><text:span text:style-name="T14">Consulta</text:span><text:span text:style-name="T159"> </text:span><text:span text:style-name="T14">que</text:span><text:span text:style-name="T177"> </text:span><text:span text:style-name="T14">mostri</text:span><text:span text:style-name="T102"> </text:span><text:span text:style-name="T14">les</text:span><text:span text:style-name="T127"> </text:span><text:span text:style-name="T14">oficines</text:span><text:span text:style-name="T208"> </text:span><text:span text:style-name="T14">on</text:span><text:span text:style-name="T217"> </text:span><text:span text:style-name="T14">els</text:span><text:span text:style-name="T96"> </text:span><text:span text:style-name="T14">seus</text:span><text:span text:style-name="T102"> </text:span><text:span text:style-name="T14">objectius</text:span><text:span text:style-name="T86"> </text:span><text:span text:style-name="T14">d’oficina</text:span><text:span text:style-name="T159"> </text:span><text:span text:style-name="T14">siguin</text:span><text:span text:style-name="T122"> </text:span><text:span text:style-name="T14">més</text:span><text:span text:style-name="T102"> </text:span><text:span text:style-name="T14">gran</text:span><text:span text:style-name="T127"> </text:span><text:span text:style-name="T14">o</text:span><text:span text:style-name="T100"> </text:span><text:span text:style-name="T14">igual</text:span><text:span text:style-name="T127"> </text:span><text:span text:style-name="T14">que</text:span></text:h>
            </text:list-item>
            <text:list-item>
              <text:p text:style-name="P47">l’objectiu<text:span text:style-name="T315"> </text:span>que<text:span text:style-name="T279"> </text:span>l’usuari<text:span text:style-name="T307"> </text:span>introdueixi<text:span text:style-name="T353"> </text:span>per<text:span text:style-name="T307"> </text:span>teclat.<text:span text:style-name="T269"> </text:span>(<text:span text:style-name="T2">CONSULTA OFICINA OBJECTIUS</text:span>).</text:p>
            </text:list-item>
            <text:list-item>
              <text:p text:style-name="P169"><text:span text:style-name="T11">Consulta</text:span><text:span text:style-name="T35"> </text:span><text:span text:style-name="T11">que</text:span><text:span text:style-name="T191"> </text:span><text:span text:style-name="T11">mostri</text:span><text:span text:style-name="T227"> </text:span><text:span text:style-name="T11">les</text:span><text:span text:style-name="T149"> </text:span><text:span text:style-name="T11">oficines</text:span><text:span text:style-name="T194"> </text:span><text:span text:style-name="T11">que</text:span><text:span text:style-name="T168"> </text:span><text:span text:style-name="T11">tinguin</text:span><text:span text:style-name="T228"> </text:span><text:span text:style-name="T11">el</text:span><text:span text:style-name="T184"> </text:span><text:span text:style-name="T11">director</text:span><text:span text:style-name="T230"> </text:span><text:span text:style-name="T11">d’oficina</text:span><text:span text:style-name="T213"> </text:span><text:span text:style-name="T11">que</text:span><text:span text:style-name="T228"> </text:span><text:span text:style-name="T11">introduirà</text:span><text:span text:style-name="T221"> </text:span><text:span text:style-name="T11">per</text:span><text:span text:style-name="T149"> </text:span><text:span text:style-name="T11">teclat</text:span></text:p>
            </text:list-item>
            <text:list-item>
              <text:p text:style-name="P171"><text:span text:style-name="T11">l’usuari</text:span><text:span text:style-name="T223"> </text:span><text:span text:style-name="T11">(</text:span><text:span text:style-name="T26">CONSULTA OFICINES CAP</text:span><text:span text:style-name="T11">).</text:span></text:p>
            </text:list-item>
          </text:list>
        </text:list-item>
      </text:list>
      <text:p text:style-name="P19"/>
      <text:p text:style-name="P35"/>
      <text:p text:style-name="P40"><text:span text:style-name="T2">Una</text:span><text:span text:style-name="T356"> </text:span><text:span text:style-name="T2">vegada<text:tab/>que</text:span><text:span text:style-name="T352"> </text:span><text:span text:style-name="T2">hagi</text:span><text:span text:style-name="T357"> </text:span><text:span text:style-name="T2">funcionar</text:span><text:span text:style-name="T281"> </text:span><text:span text:style-name="T2">tots</text:span><text:span text:style-name="T357"> </text:span><text:span text:style-name="T2">els</text:span><text:span text:style-name="T352"> </text:span><text:span text:style-name="T2">mòduls,</text:span><text:span text:style-name="T258"> </text:span><text:span text:style-name="T2">s’ha</text:span><text:span text:style-name="T359"> </text:span><text:span text:style-name="T2">d’incIoure</text:span><text:span text:style-name="T258"> </text:span><text:span text:style-name="T2">en</text:span><text:span text:style-name="T357"> </text:span><text:span text:style-name="T2">un</text:span><text:span text:style-name="T360"> </text:span><text:span text:style-name="T2">paquet</text:span><text:span text:style-name="T359"> </text:span><text:span text:style-name="T2">que</text:span><text:span text:style-name="T360"> </text:span><text:span text:style-name="T2">anomenarem </text:span><text:span text:style-name="T3">GESTIO</text:span><text:span text:style-name="T264"> </text:span><text:span text:style-name="T3">OFICINA.</text:span></text:p>
      <text:p text:style-name="P13"><text:span text:style-name="T342">Gestionar</text:span><text:span text:style-name="T348"> </text:span><text:span text:style-name="T342">comandes:</text:span></text:p>
      <text:list xml:id="list7514643677459458812" text:style-name="WWNum6">
        <text:list-item>
          <text:h text:style-name="P66" text:outline-level="1"><text:span text:style-name="T337">Restriccions</text:span><text:span text:style-name="T338"> </text:span><text:span text:style-name="T337">controlats</text:span><text:span text:style-name="T339"> </text:span><text:span text:style-name="T340">mitjançant</text:span><text:span text:style-name="T339"> </text:span><text:span text:style-name="T340">disparadors:</text:span></text:h>
          <text:list>
            <text:list-item>
              <text:p text:style-name="P121"><text:span text:style-name="T11">A</text:span><text:span text:style-name="T71"> </text:span><text:span text:style-name="T11">l’hora</text:span><text:span text:style-name="T82"> </text:span><text:span text:style-name="T11">de</text:span><text:span text:style-name="T181"> </text:span><text:span text:style-name="T11">donar</text:span><text:span text:style-name="T110"> </text:span><text:span text:style-name="T11">d’alta:</text:span></text:p>
              <text:list>
                <text:list-item>
                  <text:p text:style-name="P126"><text:span text:style-name="T11">El</text:span><text:span text:style-name="T146"> </text:span><text:span text:style-name="T11">codi</text:span><text:span text:style-name="T78"> </text:span><text:span text:style-name="T11">del</text:span><text:span text:style-name="T181"> </text:span><text:span text:style-name="T11">client,</text:span><text:span text:style-name="T82"> </text:span><text:span text:style-name="T11">del</text:span><text:span text:style-name="T48"> </text:span><text:span text:style-name="T11">venedor</text:span><text:span text:style-name="T61"> </text:span><text:span text:style-name="T11">i</text:span><text:span text:style-name="T78"> </text:span><text:span text:style-name="T11">del</text:span><text:span text:style-name="T181"> </text:span><text:span text:style-name="T11">producte</text:span><text:span text:style-name="T170"> </text:span><text:span text:style-name="T11">han</text:span><text:span text:style-name="T52"> </text:span><text:span text:style-name="T11">de</text:span><text:span text:style-name="T181"> </text:span><text:span text:style-name="T11">ser</text:span><text:span text:style-name="T82"> </text:span><text:span text:style-name="T11">d’entrada</text:span><text:span text:style-name="T110"> </text:span><text:span text:style-name="T11">obligatòria.</text:span></text:p>
                </text:list-item>
                <text:list-item>
                  <text:p text:style-name="P127"><text:span text:style-name="T11">En</text:span><text:span text:style-name="T78"> </text:span><text:span text:style-name="T11">cas</text:span><text:span text:style-name="T48"> </text:span><text:span text:style-name="T11">de</text:span><text:span text:style-name="T52"> </text:span><text:span text:style-name="T11">no</text:span><text:span text:style-name="T52"> </text:span><text:span text:style-name="T11">posar</text:span><text:span text:style-name="T170"> </text:span><text:span text:style-name="T11">data</text:span><text:span text:style-name="T136"> </text:span><text:span text:style-name="T11">de</text:span><text:span text:style-name="T52"> </text:span><text:span text:style-name="T11">comanda,</text:span><text:span text:style-name="T103"> </text:span><text:span text:style-name="T11">ha</text:span><text:span text:style-name="T44"> </text:span><text:span text:style-name="T11">d’agafar</text:span><text:span text:style-name="T116"> </text:span><text:span text:style-name="T11">la</text:span><text:span text:style-name="T52"> </text:span><text:span text:style-name="T11">de</text:span><text:span text:style-name="T200"> </text:span><text:span text:style-name="T11">sistema.</text:span></text:p>
                </text:list-item>
                <text:list-item>
                  <text:p text:style-name="P137"><text:span text:style-name="T11">La</text:span><text:span text:style-name="T200"> </text:span><text:span text:style-name="T11">quantitat</text:span><text:span text:style-name="T48"> </text:span><text:span text:style-name="T11">no</text:span><text:span text:style-name="T200"> </text:span><text:span text:style-name="T11">pot</text:span><text:span text:style-name="T181"> </text:span><text:span text:style-name="T11">ser</text:span><text:span text:style-name="T181"> </text:span><text:span text:style-name="T11">negativa.</text:span></text:p>
                </text:list-item>
              </text:list>
            </text:list-item>
            <text:list-item>
              <text:h text:style-name="P74" text:outline-level="2"><text:span text:style-name="T14">A</text:span><text:span text:style-name="T65"> </text:span><text:span text:style-name="T14">l’hora</text:span><text:span text:style-name="T49"> </text:span><text:span text:style-name="T14">de</text:span><text:span text:style-name="T73"> </text:span><text:span text:style-name="T14">modificar</text:span><text:span text:style-name="T76"> </text:span><text:span text:style-name="T14">alguna</text:span><text:span text:style-name="T49"> </text:span><text:span text:style-name="T14">dada:</text:span></text:h>
              <text:list>
                <text:list-item>
                  <text:p text:style-name="P128"><text:span text:style-name="T11">El</text:span><text:span text:style-name="T133"> </text:span><text:span text:style-name="T11">codi</text:span><text:span text:style-name="T44"> </text:span><text:span text:style-name="T11">del</text:span><text:span text:style-name="T82"> </text:span><text:span text:style-name="T11">client,</text:span><text:span text:style-name="T136"> </text:span><text:span text:style-name="T11">del venedor</text:span><text:span text:style-name="T116"> </text:span><text:span text:style-name="T11">i</text:span><text:span text:style-name="T82"> </text:span><text:span text:style-name="T11">del</text:span><text:span text:style-name="T82"> </text:span><text:span text:style-name="T11">producte</text:span><text:span text:style-name="T124"> </text:span><text:span text:style-name="T11">no</text:span><text:span text:style-name="T82"> </text:span><text:span text:style-name="T11">es</text:span><text:span text:style-name="T78"> </text:span><text:span text:style-name="T11">poden</text:span><text:span text:style-name="T136"> </text:span><text:span text:style-name="T11">modificar</text:span><text:span text:style-name="T124"> </text:span><text:span text:style-name="T11">mai.</text:span></text:p>
                </text:list-item>
                <text:list-item>
                  <text:h text:style-name="P82" text:outline-level="2"><text:span text:style-name="T11">La</text:span><text:span text:style-name="T78"> </text:span><text:span text:style-name="T11">data</text:span><text:span text:style-name="T48"> </text:span><text:span text:style-name="T11">de</text:span><text:span text:style-name="T181"> </text:span><text:span text:style-name="T11">contracte</text:span><text:span text:style-name="T87"> </text:span><text:span text:style-name="T11">no</text:span><text:span text:style-name="T78"> </text:span><text:span text:style-name="T11">pot</text:span><text:span text:style-name="T44"> </text:span><text:span text:style-name="T11">ser</text:span><text:span text:style-name="T52"> </text:span><text:span text:style-name="T11">més</text:span><text:span text:style-name="T44"> </text:span><text:span text:style-name="T11">gran</text:span><text:span text:style-name="T82"> </text:span><text:span text:style-name="T11">a</text:span><text:span text:style-name="T200"> </text:span><text:span text:style-name="T11">l’actual,</text:span><text:span text:style-name="T110"> </text:span><text:span text:style-name="T11">ni</text:span><text:span text:style-name="T71"> </text:span><text:span text:style-name="T11">més</text:span><text:span text:style-name="T82"> </text:span><text:span text:style-name="T11">petita que</text:span><text:span text:style-name="T52"> </text:span><text:span text:style-name="T11">la</text:span><text:span text:style-name="T82"> </text:span><text:span text:style-name="T11">que</text:span><text:span text:style-name="T52"> </text:span><text:span text:style-name="T11">existeix</text:span></text:h>
                </text:list-item>
              </text:list>
            </text:list-item>
          </text:list>
        </text:list-item>
      </text:list>
      <text:p text:style-name="P48">donada<text:span text:style-name="T302"> </text:span>d’alta.</text:p>
      <text:list xml:id="list41603705" text:continue-numbering="true" text:style-name="WWNum6">
        <text:list-item>
          <text:list>
            <text:list-item>
              <text:list>
                <text:list-item>
                  <text:h text:style-name="P82" text:outline-level="2"><text:span text:style-name="T14">La</text:span><text:span text:style-name="T53"> </text:span><text:span text:style-name="T14">quantitat</text:span><text:span text:style-name="T171"> </text:span><text:span text:style-name="T14">mai</text:span><text:span text:style-name="T182"> </text:span><text:span text:style-name="T14">pot</text:span><text:span text:style-name="T79"> </text:span><text:span text:style-name="T14">ser</text:span><text:span text:style-name="T112"> </text:span><text:span text:style-name="T14">negativa,</text:span><text:span text:style-name="T104"> </text:span><text:span text:style-name="T14">ni</text:span><text:span text:style-name="T134"> </text:span><text:span text:style-name="T14">més</text:span><text:span text:style-name="T49"> </text:span><text:span text:style-name="T14">petit</text:span><text:span text:style-name="T49"> </text:span><text:span text:style-name="T14">que</text:span><text:span text:style-name="T83"> </text:span><text:span text:style-name="T14">la</text:span><text:span text:style-name="T53"> </text:span><text:span text:style-name="T14">que ja</text:span><text:span text:style-name="T201"> </text:span><text:span text:style-name="T14">existeix.</text:span></text:h>
                </text:list-item>
              </text:list>
            </text:list-item>
          </text:list>
        </text:list-item>
      </text:list>
      <text:p text:style-name="P14"><text:span text:style-name="T28">Alta </text:span><text:span text:style-name="T26">comanda</text:span><text:span text:style-name="T11">: donar d’alta la comanda corresponent, on les dades les introdueix els usuaris.</text:span><text:span text:style-name="T110"> </text:span><text:span text:style-name="T14">S’ha d’anar en compte amb de què hi han dades obligatòries i no s’introdueixen s’han de donar els</text:span><text:span text:style-name="T112"> </text:span><text:span text:style-name="T14">missatges corresponents als usuaris. A més, s’ha de tenir en compte com s’han de donar d’alta les</text:span><text:span text:style-name="T112"> </text:span><text:span text:style-name="T11">dades,</text:span><text:span text:style-name="T136"> </text:span><text:span text:style-name="T11">han</text:span><text:span text:style-name="T44"> </text:span><text:span text:style-name="T11">de</text:span><text:span text:style-name="T179"> </text:span><text:span text:style-name="T11">ser</text:span><text:span text:style-name="T52"> </text:span><text:span text:style-name="T11">coherents</text:span><text:span text:style-name="T103"> </text:span><text:span text:style-name="T11">amb</text:span><text:span text:style-name="T48"> </text:span><text:span text:style-name="T11">la</text:span><text:span text:style-name="T71"> </text:span><text:span text:style-name="T11">informació</text:span><text:span text:style-name="T124"> </text:span><text:span text:style-name="T11">que</text:span><text:span text:style-name="T44"> </text:span><text:span text:style-name="T11">ja</text:span><text:span text:style-name="T71"> </text:span><text:span text:style-name="T11">està</text:span><text:span text:style-name="T82"> </text:span><text:span text:style-name="T11">donada</text:span><text:span text:style-name="T170"> </text:span><text:span text:style-name="T11">d’alta.</text:span></text:p>
      <text:list xml:id="list41586603" text:continue-list="list41601365" text:style-name="Outline">
        <text:list-item>
          <text:list>
            <text:list-item>
              <text:h text:style-name="P94" text:outline-level="2"><text:span text:style-name="T14">Quan es dona d’alta s’ha de comprovar si existeix el codi del client, el codi del venedor i el codi del</text:span><text:span text:style-name="T112"> </text:span><text:span text:style-name="T11">producte,</text:span><text:span text:style-name="T75"> </text:span><text:span text:style-name="T11">fent</text:span><text:span text:style-name="T52"> </text:span><text:span text:style-name="T11">ús</text:span><text:span text:style-name="T78"> </text:span><text:span text:style-name="T11">dels mòduls</text:span><text:span text:style-name="T103"> </text:span><text:span text:style-name="T11">que</text:span><text:span text:style-name="T48"> </text:span><text:span text:style-name="T11">ja</text:span><text:span text:style-name="T200"> </text:span><text:span text:style-name="T11">estan</text:span><text:span text:style-name="T136"> </text:span><text:span text:style-name="T11">programats.</text:span></text:h>
            </text:list-item>
          </text:list>
        </text:list-item>
      </text:list>
      <text:list xml:id="list8387652099004232787" text:style-name="WWNum5">
        <text:list-item>
          <text:p text:style-name="P172"><text:span text:style-name="T32">Baixa </text:span><text:span text:style-name="T26">comanda</text:span><text:span text:style-name="T11">: donar de baixa la comanda que l’usuari desitgi, tenint en compte si existeix o no.</text:span><text:span text:style-name="T110"> </text:span><text:span text:style-name="T14">En cas d’existir s’ha d’anar en compte si està relacionat</text:span><text:span text:style-name="T199"> </text:span><text:span text:style-name="T14">en una altra taula, i per tant, s’ha de donar</text:span><text:span text:style-name="T112"> </text:span><text:span text:style-name="T11">el missatge</text:span><text:span text:style-name="T68"> </text:span><text:span text:style-name="T11">corresponent</text:span><text:span text:style-name="T101"> </text:span><text:span text:style-name="T11">de</text:span><text:span text:style-name="T170"> </text:span><text:span text:style-name="T11">què</text:span><text:span text:style-name="T170"> </text:span><text:span text:style-name="T11">no</text:span><text:span text:style-name="T61"> </text:span><text:span text:style-name="T11">es</text:span><text:span text:style-name="T61"> </text:span><text:span text:style-name="T11">pot</text:span><text:span text:style-name="T87"> </text:span><text:span text:style-name="T11">esborrar.</text:span></text:p>
        </text:list-item>
      </text:list>
      <text:list xml:id="list41607241" text:continue-list="list41586603" text:style-name="Outline">
        <text:list-item>
          <text:list>
            <text:list-item>
              <text:h text:style-name="P95" text:outline-level="2"><text:span text:style-name="T11">En</text:span><text:span text:style-name="T128"> </text:span><text:span text:style-name="T11">aquest</text:span><text:span text:style-name="T231"> </text:span><text:span text:style-name="T11">cas</text:span><text:span text:style-name="T232"> </text:span><text:span text:style-name="T11">no</text:span><text:span text:style-name="T233"> </text:span><text:span text:style-name="T11">s’esborrarà</text:span><text:span text:style-name="T234"> </text:span><text:span text:style-name="T11">la</text:span><text:span text:style-name="T235"> </text:span><text:span text:style-name="T11">comanda</text:span><text:span text:style-name="T236"> </text:span><text:span text:style-name="T11">directament,</text:span><text:span text:style-name="T236"> </text:span><text:span text:style-name="T11">sinó</text:span><text:span text:style-name="T237"> </text:span><text:span text:style-name="T11">que</text:span><text:span text:style-name="T237"> </text:span><text:span text:style-name="T11">es</text:span><text:span text:style-name="T238"> </text:span><text:span text:style-name="T11">canviarà</text:span><text:span text:style-name="T239"> </text:span><text:span text:style-name="T11">el</text:span><text:span text:style-name="T235"> </text:span><text:span text:style-name="T11">camp</text:span></text:h>
            </text:list-item>
          </text:list>
        </text:list-item>
      </text:list>
      <text:p text:style-name="P49"><text:span text:style-name="T319">comanda</text:span><text:span text:style-name="T311"> </text:span><text:span text:style-name="T361">baixa </text:span><text:span text:style-name="T319">de</text:span><text:span text:style-name="T284"> </text:span><text:span text:style-name="T319">NO</text:span><text:span text:style-name="T286"> </text:span><text:span text:style-name="T319">(N) per</text:span><text:span text:style-name="T267"> </text:span><text:span text:style-name="T319">SI</text:span><text:span text:style-name="T303"> </text:span><text:span text:style-name="T319">(S).</text:span></text:p>
      <text:list xml:id="list41591616" text:continue-list="list8387652099004232787" text:style-name="WWNum5">
        <text:list-item>
          <text:h text:style-name="P96" text:outline-level="2"><text:span text:style-name="T30">Modificació comanda</text:span><text:span text:style-name="T14">:</text:span><text:span text:style-name="T195"> </text:span><text:span text:style-name="T14">modificar</text:span><text:span text:style-name="T222"> </text:span><text:span text:style-name="T14">algunes</text:span><text:span text:style-name="T220"> </text:span><text:span text:style-name="T14">dades</text:span><text:span text:style-name="T229"> </text:span><text:span text:style-name="T14">de</text:span><text:span text:style-name="T152"> </text:span><text:span text:style-name="T14">les</text:span><text:span text:style-name="T195"> </text:span><text:span text:style-name="T14">comandes,</text:span><text:span text:style-name="T226"> </text:span><text:span text:style-name="T14">com</text:span><text:span text:style-name="T220"> </text:span><text:span text:style-name="T14">poden</text:span><text:span text:style-name="T36"> </text:span><text:span text:style-name="T14">ser:</text:span><text:span text:style-name="T185"> </text:span><text:span text:style-name="T14">quantitat</text:span><text:span text:style-name="T214"> </text:span><text:span text:style-name="T14">i</text:span></text:h>
        </text:list-item>
      </text:list>
      <text:p text:style-name="P50">import_totaI.<text:span text:style-name="T309"> </text:span>La<text:span text:style-name="T302"> </text:span>resta<text:span text:style-name="T261"> </text:span>ha<text:span text:style-name="T326"> </text:span>de<text:span text:style-name="T301"> </text:span>ser<text:span text:style-name="T304"> </text:span>obligatoris<text:span text:style-name="T265"> </text:span>i<text:span text:style-name="T7"> </text:span>no<text:span text:style-name="T301"> </text:span>es<text:span text:style-name="T301"> </text:span>poden<text:span text:style-name="T5"> </text:span>modificar.</text:p>
      <text:list xml:id="list7961993121086154036" text:style-name="WWNum18">
        <text:list-item>
          <text:h text:style-name="P97" text:outline-level="2"><text:span text:style-name="T33">Consulta comanda</text:span><text:span text:style-name="T12">:</text:span><text:span text:style-name="T153"> </text:span><text:span text:style-name="T12">s’ha</text:span><text:span text:style-name="T157"> </text:span><text:span text:style-name="T12">de</text:span><text:span text:style-name="T107"> </text:span><text:span text:style-name="T12">consultar</text:span><text:span text:style-name="T240"> </text:span><text:span text:style-name="T12">les</text:span><text:span text:style-name="T209"> </text:span><text:span text:style-name="T12">dades</text:span><text:span text:style-name="T120"> </text:span><text:span text:style-name="T12">dels</text:span><text:span text:style-name="T153"> </text:span><text:span text:style-name="T12">venedors</text:span><text:span text:style-name="T196"> </text:span><text:span text:style-name="T12">i</text:span><text:span text:style-name="T120"> </text:span><text:span text:style-name="T12">les</text:span><text:span text:style-name="T160"> </text:span><text:span text:style-name="T12">consultes</text:span><text:span text:style-name="T215"> </text:span><text:span text:style-name="T12">són:</text:span></text:h>
          <text:list>
            <text:list-item>
              <text:p text:style-name="P173"><text:span text:style-name="T14">Consulta</text:span><text:span text:style-name="T165"> </text:span><text:span text:style-name="T14">que</text:span><text:span text:style-name="T159"> </text:span><text:span text:style-name="T14">mostri</text:span><text:span text:style-name="T159"> </text:span><text:span text:style-name="T14">les</text:span><text:span text:style-name="T106"> </text:span><text:span text:style-name="T14">dades</text:span><text:span text:style-name="T166"> </text:span><text:span text:style-name="T14">del</text:span><text:span text:style-name="T106"> </text:span><text:span text:style-name="T14">comanda</text:span><text:span text:style-name="T165"> </text:span><text:span text:style-name="T14">que</text:span><text:span text:style-name="T106"> </text:span><text:span text:style-name="T14">l’usuari</text:span><text:span text:style-name="T162"> </text:span><text:span text:style-name="T14">introdueix</text:span><text:span text:style-name="T188"> </text:span><text:span text:style-name="T14">per</text:span><text:span text:style-name="T190"> </text:span><text:span text:style-name="T14">teclat.</text:span><text:span text:style-name="T166"> </text:span><text:span text:style-name="T14">Introduirà</text:span><text:span text:style-name="T150"> </text:span><text:span text:style-name="T14">el </text:span>codi del<text:span text:style-name="T265"> </text:span>venedor<text:span text:style-name="T269"> </text:span>(<text:span text:style-name="T2">CONSULTA COMANDA CODI</text:span>).</text:p>
            </text:list-item>
            <text:list-item>
              <text:h text:style-name="P98" text:outline-level="2"><text:span text:style-name="T14">Consulta</text:span><text:span text:style-name="T106"> </text:span><text:span text:style-name="T14">que</text:span><text:span text:style-name="T130"> </text:span><text:span text:style-name="T14">mostri</text:span><text:span text:style-name="T217"> </text:span><text:span text:style-name="T14">totes</text:span><text:span text:style-name="T122"> </text:span><text:span text:style-name="T14">les</text:span><text:span text:style-name="T127"> </text:span><text:span text:style-name="T14">comandes</text:span><text:span text:style-name="T86"> </text:span><text:span text:style-name="T14">(</text:span><text:span text:style-name="T30">CONSULTA COMANDES</text:span><text:span text:style-name="T14">),</text:span><text:span text:style-name="T185"> </text:span><text:span text:style-name="T14">ordenats</text:span><text:span text:style-name="T86"> </text:span><text:span text:style-name="T14">en</text:span><text:span text:style-name="T91"> </text:span><text:span text:style-name="T14">ordre</text:span><text:span text:style-name="T217"> </text:span><text:span text:style-name="T14">pel </text:span><text:span text:style-name="T283">codi</text:span><text:span text:style-name="T301"> </text:span><text:span text:style-name="T283">del</text:span><text:span text:style-name="T302"> </text:span>client<text:span text:style-name="T283"> </text:span>i<text:span text:style-name="T320"> </text:span>que<text:span text:style-name="T301"> </text:span>aparegui<text:span text:style-name="T278"> </text:span>a<text:span text:style-name="T5"> </text:span>més,<text:span text:style-name="T283"> </text:span>l’import<text:span text:style-name="T283"> </text:span>total<text:span text:style-name="T301"> </text:span>amb<text:span text:style-name="T260"> </text:span>IVA<text:span text:style-name="T5"> </text:span>(aplicant<text:span text:style-name="T279"> </text:span>un<text:span text:style-name="T302"> </text:span>16%<text:span text:style-name="T260"> </text:span>d’IVA).</text:h>
            </text:list-item>
            <text:list-item>
              <text:h text:style-name="P99" text:outline-level="2"><text:span text:style-name="T14">Consulta</text:span><text:span text:style-name="T220"> </text:span><text:span text:style-name="T14">que</text:span><text:span text:style-name="T169"> </text:span><text:span text:style-name="T14">mostri</text:span><text:span text:style-name="T150"> </text:span><text:span text:style-name="T14">les</text:span><text:span text:style-name="T241"> </text:span><text:span text:style-name="T14">comandes</text:span><text:span text:style-name="T214"> </text:span><text:span text:style-name="T14">d’una</text:span><text:span text:style-name="T36"> </text:span><text:span text:style-name="T14">data</text:span><text:span text:style-name="T195"> </text:span><text:span text:style-name="T14">determinada.</text:span><text:span text:style-name="T88"> </text:span><text:span text:style-name="T14">Aquesta</text:span><text:span text:style-name="T36"> </text:span><text:span text:style-name="T14">data</text:span><text:span text:style-name="T36"> </text:span><text:span text:style-name="T14">l’ha</text:span><text:span text:style-name="T241"> </text:span><text:span text:style-name="T14">d’introduir </text:span><text:span text:style-name="T11">l’usuari</text:span><text:span text:style-name="T175"> </text:span><text:span text:style-name="T11">per</text:span><text:span text:style-name="T103"> </text:span><text:span text:style-name="T11">teclat.</text:span><text:span text:style-name="T68"> </text:span><text:span text:style-name="T11">(</text:span><text:span text:style-name="T26">CONSULTA COMANDA DATA</text:span><text:span text:style-name="T11">).</text:span></text:h>
            </text:list-item>
            <text:list-item>
              <text:h text:style-name="P100" text:outline-level="2"><text:span text:style-name="T14">Consulta</text:span><text:span text:style-name="T86"> </text:span><text:span text:style-name="T14">que</text:span><text:span text:style-name="T69"> </text:span><text:span text:style-name="T14">mostri</text:span><text:span text:style-name="T102"> </text:span><text:span text:style-name="T14">les</text:span><text:span text:style-name="T177"> </text:span><text:span text:style-name="T14">comandes</text:span><text:span text:style-name="T162"> </text:span><text:span text:style-name="T14">d’un</text:span><text:span text:style-name="T57"> </text:span><text:span text:style-name="T14">client</text:span><text:span text:style-name="T177"> </text:span><text:span text:style-name="T14">determinat.</text:span><text:span text:style-name="T122"> </text:span><text:span text:style-name="T14">El</text:span><text:span text:style-name="T91"> </text:span><text:span text:style-name="T14">codi</text:span><text:span text:style-name="T100"> </text:span><text:span text:style-name="T14">del</text:span><text:span text:style-name="T91"> </text:span><text:span text:style-name="T14">client</text:span><text:span text:style-name="T57"> </text:span><text:span text:style-name="T14">ho</text:span><text:span text:style-name="T130"> </text:span><text:span text:style-name="T14">introduirà</text:span><text:span text:style-name="T162"> </text:span><text:span text:style-name="T14">per </text:span>teclat<text:span text:style-name="T306"> </text:span>l’usuari<text:span text:style-name="T308"> </text:span>(<text:span text:style-name="T2">CONSULTA COMANDES CLIENT</text:span>).</text:h>
            </text:list-item>
            <text:list-item>
              <text:p text:style-name="P170"><text:span text:style-name="T11">Consulta</text:span><text:span text:style-name="T92"> </text:span><text:span text:style-name="T11">que</text:span><text:span text:style-name="T44"> </text:span><text:span text:style-name="T11">mostri</text:span><text:span text:style-name="T116"> </text:span><text:span text:style-name="T11">les</text:span><text:span text:style-name="T136"> </text:span><text:span text:style-name="T11">comandes</text:span><text:span text:style-name="T68"> </text:span><text:span text:style-name="T11">d’un</text:span><text:span text:style-name="T87"> </text:span><text:span text:style-name="T11">venedor</text:span><text:span text:style-name="T124"> </text:span><text:span text:style-name="T11">determinat.</text:span><text:span text:style-name="T90"> </text:span><text:span text:style-name="T11">El</text:span><text:span text:style-name="T52"> </text:span><text:span text:style-name="T11">codi</text:span><text:span text:style-name="T52"> </text:span><text:span text:style-name="T11">del</text:span><text:span text:style-name="T116"> </text:span><text:span text:style-name="T11">venedor</text:span><text:span text:style-name="T61"> </text:span><text:span text:style-name="T11">ho</text:span><text:span text:style-name="T48"> </text:span><text:span text:style-name="T11">introduirà </text:span><text:span text:style-name="T14">per</text:span><text:span text:style-name="T156"> </text:span><text:span text:style-name="T14">teclat</text:span><text:span text:style-name="T122"> </text:span><text:span text:style-name="T14">l’usuari</text:span><text:span text:style-name="T159"> </text:span><text:span text:style-name="T14">(</text:span><text:span text:style-name="T30">CONSULTA COMANDES VENEDOR</text:span><text:span text:style-name="T14">).</text:span></text:p>
            </text:list-item>
            <text:list-item>
              <text:p text:style-name="P174"><text:span text:style-name="T11">Consulta</text:span><text:span text:style-name="T110"> </text:span><text:span text:style-name="T11">que</text:span><text:span text:style-name="T110"> </text:span><text:span text:style-name="T11">mostri</text:span><text:span text:style-name="T110"> </text:span><text:span text:style-name="T11">les</text:span><text:span text:style-name="T110"> </text:span><text:span text:style-name="T11">comandes</text:span><text:span text:style-name="T110"> </text:span><text:span text:style-name="T11">d’un</text:span><text:span text:style-name="T110"> </text:span><text:span text:style-name="T11">producte</text:span><text:span text:style-name="T110"> </text:span><text:span text:style-name="T11">determinat.</text:span><text:span text:style-name="T110"> </text:span><text:span text:style-name="T11">El</text:span><text:span text:style-name="T110"> </text:span><text:span text:style-name="T11">codi</text:span><text:span text:style-name="T110"> </text:span><text:span text:style-name="T11">del</text:span><text:span text:style-name="T110"> </text:span><text:span text:style-name="T11">producte</text:span><text:span text:style-name="T226"> </text:span><text:span text:style-name="T11">ho</text:span><text:span text:style-name="T131"> </text:span><text:span text:style-name="T11">introduirà</text:span><text:span text:style-name="T128"> </text:span><text:span text:style-name="T11">per</text:span><text:span text:style-name="T52"> </text:span><text:span text:style-name="T11">teclat</text:span><text:span text:style-name="T110"> </text:span><text:span text:style-name="T11">l’usuari</text:span><text:span text:style-name="T124"> </text:span><text:span text:style-name="T11">(</text:span><text:span text:style-name="T26">CONSULTA COMANDES PRODUCTE</text:span><text:span text:style-name="T11">).</text:span></text:p>
            </text:list-item>
          </text:list>
        </text:list-item>
      </text:list>
      <text:list xml:id="list41587611" text:continue-list="list41607241" text:style-name="Outline">
        <text:list-item>
          <text:list>
            <text:list-item>
              <text:h text:style-name="P101" text:outline-level="2"><text:span text:style-name="T26">Una</text:span><text:span text:style-name="T123"> </text:span><text:span text:style-name="T26">vegada<text:tab/></text:span><text:span text:style-name="T143">que</text:span><text:span text:style-name="T98"> </text:span><text:span text:style-name="T143">hagi</text:span><text:span text:style-name="T178"> </text:span><text:span text:style-name="T143">funcionar</text:span><text:span text:style-name="T167"> </text:span><text:span text:style-name="T26">tots</text:span><text:span text:style-name="T98"> </text:span><text:span text:style-name="T26">els</text:span><text:span text:style-name="T178"> </text:span><text:span text:style-name="T26">mòduls,</text:span><text:span text:style-name="T210"> </text:span><text:span text:style-name="T26">s’ha</text:span><text:span text:style-name="T123"> </text:span><text:span text:style-name="T26">d’incIoure</text:span><text:span text:style-name="T109"> </text:span><text:span text:style-name="T26">en</text:span><text:span text:style-name="T178"> </text:span><text:span text:style-name="T26">un</text:span><text:span text:style-name="T59"> </text:span><text:span text:style-name="T26">paquet</text:span><text:span text:style-name="T123"> </text:span><text:span text:style-name="T26">que</text:span><text:span text:style-name="T59"> </text:span><text:span text:style-name="T26">anomenarem </text:span><text:span text:style-name="T32">GESTIO</text:span><text:span text:style-name="T242"> </text:span><text:span text:style-name="T32">COMANDA</text:span></text:h>
            </text:list-item>
          </text:list>
        </text:list-item>
      </text:list>
      <text:p text:style-name="P36"/>
      <text:p text:style-name="P45"><text:span text:style-name="T344">Altres</text:span><text:span text:style-name="T349"> </text:span><text:span text:style-name="T344">gestions:</text:span></text:p>
      <text:list xml:id="list156940573988202516" text:style-name="WWNum21">
        <text:list-item>
          <text:p text:style-name="P175"><text:span text:style-name="T30">Gestiona usuarios</text:span><text:span text:style-name="T14"> :</text:span><text:span text:style-name="T38"> </text:span><text:span text:style-name="T14">s’ha</text:span><text:span text:style-name="T219"> </text:span><text:span text:style-name="T14">de</text:span><text:span text:style-name="T219"> </text:span><text:span text:style-name="T14">fer</text:span><text:span text:style-name="T219"> </text:span><text:span text:style-name="T14">els</text:span><text:span text:style-name="T219"> </text:span><text:span text:style-name="T14">mòduls</text:span><text:span text:style-name="T219"> </text:span><text:span text:style-name="T14">corresponents</text:span><text:span text:style-name="T219"> </text:span><text:span text:style-name="T14">per</text:span><text:span text:style-name="T219"> </text:span><text:span text:style-name="T14">a</text:span><text:span text:style-name="T219"> </text:span><text:span text:style-name="T14">donar</text:span><text:span text:style-name="T219"> </text:span><text:span text:style-name="T14">d’alta</text:span><text:span text:style-name="T219"> </text:span><text:span text:style-name="T14">/</text:span><text:span text:style-name="T219"> </text:span><text:span text:style-name="T14">baixa</text:span><text:span text:style-name="T219"> </text:span><text:span text:style-name="T14">i</text:span><text:span text:style-name="T112"> </text:span><text:span text:style-name="T11">consultar</text:span><text:span text:style-name="T121"> </text:span><text:span text:style-name="T11">usuaris.</text:span></text:p>
        </text:list-item>
        <text:list-item>
          <text:p text:style-name="P109"><text:span text:style-name="T26">Alta usuaris</text:span><text:span text:style-name="T11">:</text:span><text:span text:style-name="T204"> </text:span><text:span text:style-name="T11">les</text:span><text:span text:style-name="T164"> </text:span><text:span text:style-name="T11">dades</text:span><text:span text:style-name="T168"> </text:span><text:span text:style-name="T11">les</text:span><text:span text:style-name="T197"> </text:span><text:span text:style-name="T11">introduirà</text:span><text:span text:style-name="T230"> </text:span><text:span text:style-name="T11">l’usuari</text:span><text:span text:style-name="T211"> </text:span><text:span text:style-name="T11">per</text:span><text:span text:style-name="T228"> </text:span><text:span text:style-name="T11">teclat</text:span><text:span text:style-name="T168"> </text:span><text:span text:style-name="T11">i</text:span><text:span text:style-name="T121"> </text:span><text:span text:style-name="T11">s’ha</text:span><text:span text:style-name="T194"> </text:span><text:span text:style-name="T11">de</text:span><text:span text:style-name="T105"> </text:span><text:span text:style-name="T11">comprovar <text:s/>si</text:span><text:span text:style-name="T161"> </text:span><text:span text:style-name="T11">existeix o </text:span><text:span text:style-name="T138">no</text:span><text:span text:style-name="T45"> </text:span><text:span text:style-name="T138">prèviament.</text:span><text:span text:style-name="T91"> </text:span><text:span text:style-name="T138">Donar</text:span><text:span text:style-name="T125"> </text:span><text:span text:style-name="T138">els</text:span><text:span text:style-name="T83"> </text:span><text:span text:style-name="T138">missatges</text:span><text:span text:style-name="T91"> </text:span><text:span text:style-name="T138">corresponents</text:span><text:span text:style-name="T127"> </text:span><text:span text:style-name="T14">si</text:span><text:span text:style-name="T53"> </text:span><text:span text:style-name="T14">es</text:span><text:span text:style-name="T182"> </text:span><text:span text:style-name="T14">dona</text:span><text:span text:style-name="T63"> </text:span><text:span text:style-name="T14">d’alta correctament</text:span><text:span text:style-name="T57"> </text:span><text:span text:style-name="T14">o</text:span><text:span text:style-name="T53"> </text:span><text:span text:style-name="T14">no.</text:span></text:p>
        </text:list-item>
        <text:list-item>
          <text:p text:style-name="P51"><text:span text:style-name="T4">Baixa</text:span><text:span text:style-name="T274"> </text:span><text:span text:style-name="T4">usuaris</text:span><text:span text:style-name="T319">: donar</text:span><text:span text:style-name="T273"> </text:span><text:span text:style-name="T319">d’alta</text:span><text:span text:style-name="T273"> </text:span><text:span text:style-name="T319">un usuari</text:span><text:span text:style-name="T273"> </text:span><text:span text:style-name="T319">en concret.</text:span><text:span text:style-name="T273"> </text:span><text:span text:style-name="T319">El codi de l’usuari</text:span><text:span text:style-name="T273"> </text:span><text:span text:style-name="T319">s’introduirà</text:span><text:span text:style-name="T273"> </text:span><text:span text:style-name="T319">per</text:span><text:span text:style-name="T350"> </text:span><text:span text:style-name="T259">teclat.</text:span></text:p>
        </text:list-item>
        <text:list-item>
          <text:p text:style-name="P110"><text:span text:style-name="T26">Consulta usuaris</text:span><text:span text:style-name="T11">: hi</text:span><text:span text:style-name="T126"> </text:span><text:span text:style-name="T11">haurà</text:span><text:span text:style-name="T158"> </text:span><text:span text:style-name="T11">dos</text:span><text:span text:style-name="T126"> </text:span><text:span text:style-name="T11">tipus</text:span><text:span text:style-name="T126"> </text:span><text:span text:style-name="T11">de</text:span><text:span text:style-name="T99"> </text:span><text:span text:style-name="T11">consultes,</text:span><text:span text:style-name="T155"> </text:span><text:span text:style-name="T11">que</text:span><text:span text:style-name="T90"> </text:span><text:span text:style-name="T11">serà:</text:span></text:p>
          <text:list>
            <text:list-item>
              <text:p text:style-name="P119"><text:span text:style-name="T11">Consultar</text:span><text:span text:style-name="T243"> </text:span><text:span text:style-name="T11">qualsevol</text:span><text:span text:style-name="T244"> </text:span><text:span text:style-name="T11">usuari,</text:span><text:span text:style-name="T245"> </text:span><text:span text:style-name="T11">l’usuari</text:span><text:span text:style-name="T246"> </text:span><text:span text:style-name="T11">introduirà</text:span><text:span text:style-name="T247"> </text:span><text:span text:style-name="T11">el</text:span><text:span text:style-name="T248"> </text:span><text:span text:style-name="T11">cognom</text:span><text:span text:style-name="T42"> </text:span><text:span text:style-name="T11">de</text:span><text:span text:style-name="T249"> </text:span><text:span text:style-name="T11">l’usuari</text:span><text:span text:style-name="T250"> </text:span><text:span text:style-name="T11">consultar (</text:span><text:span text:style-name="T26">CONSULTA USUARI COGNOMS</text:span><text:span text:style-name="T11">).</text:span></text:p>
            </text:list-item>
            <text:list-item>
              <text:p text:style-name="P176"><text:span text:style-name="T14">Consultar</text:span><text:span text:style-name="T162"> </text:span><text:span text:style-name="T14">tots</text:span><text:span text:style-name="T208"> </text:span><text:span text:style-name="T14">els</text:span><text:span text:style-name="T57"> </text:span><text:span text:style-name="T14">usuaris</text:span><text:span text:style-name="T162"> </text:span><text:span text:style-name="T14">donats</text:span><text:span text:style-name="T217"> </text:span><text:span text:style-name="T14">d’alta</text:span><text:span text:style-name="T100"> </text:span><text:span text:style-name="T14">(</text:span><text:span text:style-name="T30">CONSULTA USUARIS</text:span><text:span text:style-name="T14">).</text:span></text:p>
            </text:list-item>
          </text:list>
        </text:list-item>
      </text:list>
      <text:p text:style-name="P28"/>
      <text:list xml:id="list6541148829168170655" text:style-name="WWNum4">
        <text:list-item>
          <text:h text:style-name="P68" text:outline-level="1"><text:span text:style-name="T341">Consultes</text:span><text:span text:style-name="T340">:</text:span></text:h>
          <text:list>
            <text:list-item>
              <text:p text:style-name="P177"><text:span text:style-name="T33">Número comandes</text:span><text:span text:style-name="T12"> :</text:span><text:span text:style-name="T251"> </text:span><text:span text:style-name="T12">s’ha de retornar</text:span><text:span text:style-name="T230"> </text:span><text:span text:style-name="T12">quantes</text:span><text:span text:style-name="T252"> </text:span><text:span text:style-name="T12">comandes</text:span><text:span text:style-name="T252"> </text:span><text:span text:style-name="T12">han estat donades</text:span><text:span text:style-name="T230"> </text:span><text:span text:style-name="T12">d’alta a la</text:span><text:span text:style-name="T111"> </text:span><text:span text:style-name="T136">base de dades entre una data i una altra. Els rangs de dates estaran introduïts </text:span><text:span text:style-name="T11">per teclat</text:span><text:span text:style-name="T205"> </text:span><text:span text:style-name="T11">per</text:span><text:span text:style-name="T61"> </text:span><text:span text:style-name="T11">part</text:span><text:span text:style-name="T103"> </text:span><text:span text:style-name="T11">de</text:span><text:span text:style-name="T110"> </text:span><text:span text:style-name="T11">l’usuari.</text:span><text:span text:style-name="T56"> </text:span><text:span text:style-name="T11">Tractar</text:span><text:span text:style-name="T92"> </text:span><text:span text:style-name="T11">tots</text:span><text:span text:style-name="T87"> </text:span><text:span text:style-name="T11">els</text:span><text:span text:style-name="T170"> </text:span><text:span text:style-name="T11">errors</text:span><text:span text:style-name="T87"> </text:span><text:span text:style-name="T11">necessaris.</text:span></text:p>
            </text:list-item>
            <text:list-item>
              <text:h text:style-name="P102" text:outline-level="2"><text:span text:style-name="T143">Import total comandes</text:span><text:span text:style-name="T136">: retornar l’import total </text:span><text:span text:style-name="T11">(en euros) que hi ha de comandes</text:span><text:span text:style-name="T110"> </text:span><text:span text:style-name="T11">entre rang de data.</text:span><text:span text:style-name="T110"> </text:span><text:span text:style-name="T11">Els rangs de dates estaran introduïts per teclat per part de l’usuari.</text:span><text:span text:style-name="T110"> </text:span><text:span text:style-name="T11">Tractar</text:span><text:span text:style-name="T68"> </text:span><text:span text:style-name="T11">tots</text:span><text:span text:style-name="T75"> </text:span><text:span text:style-name="T11">els</text:span><text:span text:style-name="T87"> </text:span><text:span text:style-name="T11">errors</text:span><text:span text:style-name="T90"> </text:span><text:span text:style-name="T11">necessaris.</text:span></text:h>
            </text:list-item>
          </text:list>
        </text:list-item>
      </text:list>
      <text:p text:style-name="P15"><text:span text:style-name="T14">O</text:span><text:span text:style-name="T199"> <text:s/></text:span><text:span text:style-name="T30">Número clients</text:span><text:span text:style-name="T14">: s’ha de retornar el número de clients que hi ha donats a la base de</text:span><text:span text:style-name="T112"> </text:span><text:span text:style-name="T11">dades. S’ha de donar els missatges corresponents als números de clients que hi ha i s’ha</text:span><text:span text:style-name="T110"> </text:span><text:span text:style-name="T11">de</text:span><text:span text:style-name="T48"> </text:span><text:span text:style-name="T11">tractat</text:span><text:span text:style-name="T75"> </text:span><text:span text:style-name="T11">els</text:span><text:span text:style-name="T116"> </text:span><text:span text:style-name="T11">errors</text:span><text:span text:style-name="T170"> </text:span><text:span text:style-name="T11">corresponents.</text:span></text:p>
      <text:list xml:id="list41603031" text:continue-numbering="true" text:style-name="WWNum4">
        <text:list-item>
          <text:p text:style-name="P178"><text:span text:style-name="T32">Modificació</text:span><text:span text:style-name="T21">:</text:span></text:p>
          <text:list>
            <text:list-item>
              <text:p text:style-name="P179"><text:span text:style-name="T11">S’ha d’apIicar el 5% al preu de tots els productes que tenen un stock mínim menys de 5</text:span><text:span text:style-name="T110"> </text:span><text:span text:style-name="T14">unitats.</text:span><text:span text:style-name="T119"> </text:span><text:span text:style-name="T14">És</text:span><text:span text:style-name="T127"> </text:span><text:span text:style-name="T14">a</text:span><text:span text:style-name="T57"> </text:span><text:span text:style-name="T14">dir,</text:span><text:span text:style-name="T91"> </text:span><text:span text:style-name="T14">el</text:span><text:span text:style-name="T91"> </text:span><text:span text:style-name="T14">preu</text:span><text:span text:style-name="T217"> </text:span><text:span text:style-name="T14">pujarà</text:span><text:span text:style-name="T162"> </text:span><text:span text:style-name="T14">un</text:span><text:span text:style-name="T217"> </text:span><text:span text:style-name="T14">5%</text:span><text:span text:style-name="T127"> </text:span><text:span text:style-name="T14">més.</text:span><text:span text:style-name="T217"> </text:span><text:span text:style-name="T14">S’anomenarà</text:span><text:span text:style-name="T195"> </text:span><text:span text:style-name="T30">APLICAR_STOCK_MIN</text:span><text:span text:style-name="T14">.</text:span></text:p>
            </text:list-item>
            <text:list-item>
              <text:h text:style-name="P103" text:outline-level="2"><text:span text:style-name="T11">Quan</text:span><text:span text:style-name="T103"> </text:span><text:span text:style-name="T11">es</text:span><text:span text:style-name="T92"> </text:span><text:span text:style-name="T11">fa</text:span><text:span text:style-name="T124"> </text:span><text:span text:style-name="T11">una</text:span><text:span text:style-name="T68"> </text:span><text:span text:style-name="T11">comanda,</text:span><text:span text:style-name="T223"> </text:span><text:span text:style-name="T11">s’ha</text:span><text:span text:style-name="T68"> </text:span><text:span text:style-name="T11">de</text:span><text:span text:style-name="T87"> </text:span><text:span text:style-name="T11">descomptar</text:span><text:span text:style-name="T105"> </text:span><text:span text:style-name="T11">del</text:span><text:span text:style-name="T92"> </text:span><text:span text:style-name="T11">stock</text:span><text:span text:style-name="T56"> </text:span><text:span text:style-name="T11">les</text:span><text:span text:style-name="T92"> </text:span><text:span text:style-name="T11">unitats</text:span><text:span text:style-name="T90"> </text:span><text:span text:style-name="T11">que</text:span><text:span text:style-name="T103"> </text:span><text:span text:style-name="T11">s’agafen</text:span><text:span text:style-name="T56"> </text:span><text:span text:style-name="T11">en</text:span><text:span text:style-name="T103"> </text:span><text:span text:style-name="T11">la</text:span></text:h>
            </text:list-item>
          </text:list>
        </text:list-item>
      </text:list>
      <text:p text:style-name="P52"><text:span text:style-name="T257">comanda.</text:span><text:span text:style-name="T300"> </text:span><text:span text:style-name="T257">Programar</text:span><text:span text:style-name="T312"> </text:span><text:span text:style-name="T257">aquest</text:span><text:span text:style-name="T276"> </text:span><text:span text:style-name="T257">mòdul</text:span><text:span text:style-name="T263"> </text:span><text:span text:style-name="T257">i s’anomenarà</text:span><text:span text:style-name="T331"> </text:span><text:span text:style-name="T3">DESCOMPTAR STOCK</text:span><text:span text:style-name="T257">.</text:span></text:p>
      <text:list xml:id="list557239000607053925" text:style-name="WWNum3">
        <text:list-item>
          <text:p text:style-name="P180"><text:span text:style-name="T27">Tractament històrics comandes</text:span><text:span text:style-name="T11"> :</text:span><text:span text:style-name="T110"> </text:span><text:span text:style-name="T11">la</text:span><text:span text:style-name="T110"> </text:span><text:span text:style-name="T11">idea</text:span><text:span text:style-name="T110"> </text:span><text:span text:style-name="T11">és</text:span><text:span text:style-name="T110"> </text:span><text:span text:style-name="T11">tenir</text:span><text:span text:style-name="T226"> </text:span><text:span text:style-name="T11">la possibilitat</text:span><text:span text:style-name="T253"> </text:span><text:span text:style-name="T11">de</text:span><text:span text:style-name="T226"> </text:span><text:span text:style-name="T11">poder</text:span><text:span text:style-name="T253"> </text:span><text:span text:style-name="T11">passar</text:span><text:span text:style-name="T226"> </text:span><text:span text:style-name="T11">les</text:span><text:span text:style-name="T110"> </text:span><text:span text:style-name="T14">comandes que estan a S a una nova taula i esborrar-les de la taula COMANDA. Aquesta nova tala</text:span><text:span text:style-name="T112"> </text:span><text:span text:style-name="T12">s’anomenarà</text:span><text:span text:style-name="T230"> </text:span><text:span text:style-name="T33">COMANDA HISTORIC</text:span><text:span text:style-name="T211"> </text:span><text:span text:style-name="T12">i</text:span><text:span text:style-name="T35"> </text:span><text:span text:style-name="T12">serà</text:span><text:span text:style-name="T211"> </text:span><text:span text:style-name="T12">de</text:span><text:span text:style-name="T211"> </text:span><text:span text:style-name="T12">la</text:span><text:span text:style-name="T35"> </text:span><text:span text:style-name="T12">mateixa</text:span><text:span text:style-name="T211"> </text:span><text:span text:style-name="T12">estructura</text:span><text:span text:style-name="T211"> </text:span><text:span text:style-name="T12">que</text:span><text:span text:style-name="T211"> </text:span><text:span text:style-name="T12">la</text:span><text:span text:style-name="T211"> </text:span><text:span text:style-name="T12">taula</text:span><text:span text:style-name="T211"> </text:span><text:span text:style-name="T12">COMANDA.</text:span><text:span text:style-name="T111"> </text:span><text:span text:style-name="T11">Aquesta</text:span><text:span text:style-name="T170"> </text:span><text:span text:style-name="T11">opció es</text:span><text:span text:style-name="T44"> </text:span><text:span text:style-name="T11">realitzarà</text:span><text:span text:style-name="T90"> </text:span><text:span text:style-name="T11">quan</text:span><text:span text:style-name="T136"> </text:span><text:span text:style-name="T11">l’usuari</text:span><text:span text:style-name="T110"> </text:span><text:span text:style-name="T11">cregui</text:span><text:span text:style-name="T170"> </text:span><text:span text:style-name="T11">convenient.</text:span></text:p>
        </text:list-item>
        <text:list-item>
          <text:p text:style-name="P181"><text:span text:style-name="T26">Copies de seguretat</text:span><text:span text:style-name="T11">: s’ha de realitzar</text:span><text:span text:style-name="T226"> </text:span><text:span text:style-name="T11">copies de seguretat</text:span><text:span text:style-name="T253"> </text:span><text:span text:style-name="T11">de les dades de les taules</text:span><text:span text:style-name="T226"> </text:span><text:span text:style-name="T11">de</text:span><text:span text:style-name="T110"> </text:span><text:span text:style-name="T26">CLIENT</text:span><text:span text:style-name="T11">,</text:span><text:span text:style-name="T110"> </text:span><text:span text:style-name="T26">VENEDOR</text:span><text:span text:style-name="T110"> </text:span><text:span text:style-name="T11">i</text:span><text:span text:style-name="T110"> </text:span><text:span text:style-name="T26">PRODUCTE</text:span><text:span text:style-name="T11">.</text:span><text:span text:style-name="T110"> </text:span><text:span text:style-name="T11">Però</text:span><text:span text:style-name="T110"> </text:span><text:span text:style-name="T11">s’ha</text:span><text:span text:style-name="T110"> </text:span><text:span text:style-name="T11">de</text:span><text:span text:style-name="T110"> </text:span><text:span text:style-name="T11">tenir</text:span><text:span text:style-name="T110"> </text:span><text:span text:style-name="T11">en</text:span><text:span text:style-name="T110"> </text:span><text:span text:style-name="T11">compte</text:span><text:span text:style-name="T110"> </text:span><text:span text:style-name="T11">que</text:span><text:span text:style-name="T199"> </text:span><text:span text:style-name="T11">només</text:span><text:span text:style-name="T221"> </text:span><text:span text:style-name="T11">s’ha</text:span><text:span text:style-name="T221"> </text:span><text:span text:style-name="T11">de</text:span><text:span text:style-name="T221"> </text:span><text:span text:style-name="T11">fer</text:span><text:span text:style-name="T199"> </text:span><text:span text:style-name="T11">dels</text:span><text:span text:style-name="T110"> </text:span><text:span text:style-name="T11">registres</text:span><text:span text:style-name="T254"> </text:span><text:span text:style-name="T11">que</text:span><text:span text:style-name="T253"> </text:span><text:span text:style-name="T11">no</text:span><text:span text:style-name="T253"> </text:span><text:span text:style-name="T11">estiguin <text:s text:c="2"/>ja <text:s text:c="2"/>copiats. <text:s text:c="2"/>Aquestes <text:s text:c="2"/>taules <text:s/>seran </text:span><text:span text:style-name="T26">COPIA_CLIENT, COPIA_VENEDOR, COPIA_PRODUCTE</text:span><text:span text:style-name="T216"> </text:span><text:span text:style-name="T11">i</text:span><text:span text:style-name="T200"> </text:span><text:span text:style-name="T11">serà de</text:span><text:span text:style-name="T52"> </text:span><text:span text:style-name="T11">la</text:span><text:span text:style-name="T52"> </text:span><text:span text:style-name="T11">mateixa</text:span><text:span text:style-name="T103"> </text:span><text:span text:style-name="T11">estructura</text:span><text:span text:style-name="T87"> </text:span><text:span text:style-name="T11">que</text:span><text:span text:style-name="T44"> </text:span><text:span text:style-name="T11">les</text:span><text:span text:style-name="T136"> </text:span><text:span text:style-name="T11">originals.</text:span></text:p>
        </text:list-item>
      </text:list>
      <text:p text:style-name="P41">Una<text:span text:style-name="T262"> </text:span>vegada<text:span text:style-name="T364"> </text:span>que<text:span text:style-name="T278"> </text:span>hagi<text:span text:style-name="T278"> </text:span>funcionat<text:span text:style-name="T299"> </text:span>tots<text:span text:style-name="T269"> </text:span>els<text:span text:style-name="T306"> </text:span>mòduls<text:span text:style-name="T315"> </text:span>de<text:span text:style-name="T280"> </text:span><text:span text:style-name="T2">Gestió</text:span><text:span text:style-name="T277"> </text:span><text:span text:style-name="T2">d’usuaris</text:span>,<text:span text:style-name="T353"> </text:span>s’ha<text:span text:style-name="T285"> </text:span>d’incIoure<text:span text:style-name="T262"> </text:span>en<text:span text:style-name="T278"> </text:span>un<text:span text:style-name="T265"> </text:span>paquet<text:span text:style-name="T275"> </text:span>que</text:p>
      <text:p text:style-name="P53"><text:span text:style-name="T257">anomenarem</text:span><text:span text:style-name="T369"> </text:span><text:span text:style-name="T3">GESTIO_USUARIS</text:span><text:span text:style-name="T257">.</text:span><text:span text:style-name="T367"> </text:span><text:span text:style-name="T257">La</text:span><text:span text:style-name="T370"> </text:span><text:span text:style-name="T257">resta</text:span><text:span text:style-name="T368"> </text:span><text:span text:style-name="T257">de</text:span><text:span text:style-name="T371"> </text:span><text:span text:style-name="T257">mòduls</text:span><text:span text:style-name="T372"> </text:span><text:span text:style-name="T257">es</text:span><text:span text:style-name="T366"> </text:span><text:span text:style-name="T257">queda</text:span><text:span text:style-name="T373"> </text:span><text:span text:style-name="T257">igual (CONSULTA,MODIFICACIO ...),</text:span><text:span text:style-name="T365"> </text:span><text:span text:style-name="T257">no</text:span><text:span text:style-name="T374"> </text:span><text:span text:style-name="T257">s’ha</text:span><text:span text:style-name="T365"> </text:span><text:span text:style-name="T257">d’incIoure</text:span><text:span text:style-name="T364"> </text:span><text:span text:style-name="T257">en</text:span><text:span text:style-name="T367"> </text:span><text:span text:style-name="T257">cap</text:span></text:p>
      <text:list xml:id="list41584785" text:continue-list="list41587611" text:style-name="Outline">
        <text:list-item>
          <text:list>
            <text:list-item>
              <text:h text:style-name="P104" text:outline-level="2"><text:span text:style-name="T11">paquet.</text:span></text:h>
            </text:list-item>
          </text:list>
        </text:list-item>
      </text:list>
      <text:p text:style-name="P5"><text:span text:style-name="T25">Observacions</text:span><text:span text:style-name="T40"> </text:span><text:span text:style-name="T25">a</text:span><text:span text:style-name="T218"> </text:span><text:span text:style-name="T25">l’hora</text:span><text:span text:style-name="T163"> </text:span><text:span text:style-name="T25">de</text:span><text:span text:style-name="T225"> </text:span><text:span text:style-name="T25">programar</text:span><text:span text:style-name="T186"> </text:span><text:span text:style-name="T25">els</text:span><text:span text:style-name="T225"> </text:span><text:span text:style-name="T25">scripts</text:span><text:span text:style-name="T108"> </text:span><text:span text:style-name="T25">i/o</text:span><text:span text:style-name="T97"> </text:span><text:span text:style-name="T25">subprogrames.</text:span></text:p>
      <text:p text:style-name="P31"/>
      <text:p text:style-name="P54">Tenint en compte que s’ha de programar un projecte i participarà diferents persones, hem de tenir clar<text:span text:style-name="T271"> </text:span>algunes normes per tal de què a l’hora d’integrar tots els mòduls funcionin.<text:span text:style-name="T271"> </text:span>Aquestes normes són les<text:span text:style-name="T271"> </text:span>següents:</text:p>
      <text:list xml:id="list41588395" text:continue-list="list557239000607053925" text:style-name="WWNum3">
        <text:list-item>
          <text:p text:style-name="P182"><text:span text:style-name="T136">Programar</text:span><text:span text:style-name="T61"> </text:span><text:span text:style-name="T136">les</text:span><text:span text:style-name="T133"> </text:span><text:span text:style-name="T136">restriccions</text:span><text:span text:style-name="T124"> </text:span><text:span text:style-name="T11">amb</text:span><text:span text:style-name="T200"> </text:span><text:span text:style-name="T11">disparadors.</text:span></text:p>
        </text:list-item>
        <text:list-item>
          <text:p text:style-name="P185"><text:span text:style-name="T13">Quan es dona d’alta/baixa/modificació un client, un venedor, un producte, una oficina i/o una</text:span><text:span text:style-name="T113"> </text:span><text:span text:style-name="T11">comanda, s’hauria de comprovar primer que no existeixi. Doncs aquest mòdul hauria de servir per a</text:span><text:span text:style-name="T131"> </text:span><text:span text:style-name="T13">qualsevol part del projecte; per tant, el nom hauria de ser igual per tots. Llavors utilitzarem la</text:span><text:span text:style-name="T113"> </text:span><text:span text:style-name="T14">següent</text:span><text:span text:style-name="T219"> </text:span><text:span text:style-name="T14">nomenclatura:</text:span><text:span text:style-name="T38"> </text:span><text:span text:style-name="T14">COMPROVAR</text:span><text:span text:style-name="T38"> </text:span><text:span text:style-name="T14">xxxxx.</text:span><text:span text:style-name="T219"> </text:span><text:span text:style-name="T14">Per</text:span><text:span text:style-name="T219"> </text:span><text:span text:style-name="T14">exemple,</text:span><text:span text:style-name="T250"> </text:span><text:span text:style-name="T14">si</text:span><text:span text:style-name="T219"> </text:span><text:span text:style-name="T14">volem</text:span><text:span text:style-name="T219"> </text:span><text:span text:style-name="T14">comprovar</text:span><text:span text:style-name="T112"> </text:span><text:span text:style-name="T13">client,</text:span><text:span text:style-name="T50"> </text:span><text:span text:style-name="T13">doncs serà</text:span><text:span text:style-name="T172"> </text:span><text:span text:style-name="T13">COMPROVAR</text:span><text:span text:style-name="T154"> </text:span><text:span text:style-name="T13">CLIENT.</text:span></text:p>
        </text:list-item>
        <text:list-item>
          <text:p text:style-name="P186"><text:span text:style-name="T11">A l’hora de fer les operacions d’alta i/o baixa, s’han de donar els missatges corresponents a l’usuari.</text:span><text:span text:style-name="T131"> </text:span><text:span text:style-name="T11">Per</text:span><text:span text:style-name="T48"> </text:span><text:span text:style-name="T11">tant,</text:span><text:span text:style-name="T170"> </text:span><text:span text:style-name="T11">s’ha</text:span><text:span text:style-name="T110"> </text:span><text:span text:style-name="T11">de</text:span><text:span text:style-name="T52"> </text:span><text:span text:style-name="T11">comprovar</text:span><text:span text:style-name="T92"> </text:span><text:span text:style-name="T11">si</text:span><text:span text:style-name="T64"> </text:span><text:span text:style-name="T11">ha</text:span><text:span text:style-name="T48"> </text:span><text:span text:style-name="T11">anat</text:span><text:span text:style-name="T75"> </text:span><text:span text:style-name="T11">bé</text:span><text:span text:style-name="T48"> </text:span><text:span text:style-name="T11">o</text:span><text:span text:style-name="T78"> </text:span><text:span text:style-name="T11">no</text:span><text:span text:style-name="T44"> </text:span><text:span text:style-name="T11">l’operació.</text:span><text:span text:style-name="T103"> </text:span><text:span text:style-name="T11">El</text:span><text:span text:style-name="T181"> </text:span><text:span text:style-name="T11">missatge</text:span><text:span text:style-name="T124"> </text:span><text:span text:style-name="T11">que</text:span><text:span text:style-name="T136"> </text:span><text:span text:style-name="T11">s’ha</text:span><text:span text:style-name="T116"> </text:span><text:span text:style-name="T11">de</text:span><text:span text:style-name="T52"> </text:span><text:span text:style-name="T11">comprovar</text:span><text:span text:style-name="T75"> </text:span><text:span text:style-name="T11">és:</text:span></text:p>
          <text:list>
            <text:list-item>
              <text:p text:style-name="P132"><text:span text:style-name="T11">En</text:span><text:span text:style-name="T44"> </text:span><text:span text:style-name="T11">cas</text:span><text:span text:style-name="T52"> </text:span><text:span text:style-name="T11">de</text:span><text:span text:style-name="T200"> </text:span><text:span text:style-name="T11">que</text:span><text:span text:style-name="T82"> </text:span><text:span text:style-name="T11">sigui</text:span><text:span text:style-name="T48"> </text:span><text:span text:style-name="T11">correcte</text:span><text:span text:style-name="T124"> </text:span><text:span text:style-name="T11">l’operació</text:span><text:span text:style-name="T103"> </text:span><text:span text:style-name="T11">i</text:span><text:span text:style-name="T44"> </text:span><text:span text:style-name="T11">en</text:span><text:span text:style-name="T44"> </text:span><text:span text:style-name="T11">cas</text:span><text:span text:style-name="T52"> </text:span><text:span text:style-name="T11">de</text:span><text:span text:style-name="T44"> </text:span><text:span text:style-name="T11">que sigui</text:span><text:span text:style-name="T110"> </text:span><text:span text:style-name="T11">el</text:span><text:span text:style-name="T52"> </text:span><text:span text:style-name="T11">client, ha</text:span><text:span text:style-name="T136"> </text:span><text:span text:style-name="T11">de</text:span><text:span text:style-name="T181"> </text:span><text:span text:style-name="T11">ser:</text:span></text:p>
            </text:list-item>
          </text:list>
        </text:list-item>
      </text:list>
      <text:p text:style-name="P55">S’ha<text:span text:style-name="T334"> </text:span>de<text:span text:style-name="T375"> </text:span>donar<text:span text:style-name="T287"> </text:span>correctament<text:span text:style-name="T308"> </text:span>d’alta/de<text:span text:style-name="T265"> </text:span>baixa<text:span text:style-name="T302"> </text:span>el<text:span text:style-name="T320"> </text:span>client<text:span text:style-name="T260"> </text:span>amb<text:span text:style-name="T326"> </text:span>codi<text:span text:style-name="T304"> </text:span>XXXX</text:p>
      <text:list xml:id="list41615950" text:continue-numbering="true" text:style-name="WWNum3">
        <text:list-item>
          <text:list>
            <text:list-item>
              <text:p text:style-name="P133"><text:span text:style-name="T11">En</text:span><text:span text:style-name="T82"> </text:span><text:span text:style-name="T11">cas</text:span><text:span text:style-name="T78"> </text:span><text:span text:style-name="T11">de</text:span><text:span text:style-name="T52"> </text:span><text:span text:style-name="T11">no</text:span><text:span text:style-name="T82"> </text:span><text:span text:style-name="T11">es</text:span><text:span text:style-name="T136"> </text:span><text:span text:style-name="T11">faci</text:span><text:span text:style-name="T200"> </text:span><text:span text:style-name="T11">correctament</text:span><text:span text:style-name="T128"> </text:span><text:span text:style-name="T11">l’operació</text:span><text:span text:style-name="T75"> </text:span><text:span text:style-name="T11">i</text:span><text:span text:style-name="T82"> </text:span><text:span text:style-name="T11">en</text:span><text:span text:style-name="T82"> </text:span><text:span text:style-name="T11">ca de</text:span><text:span text:style-name="T82"> </text:span><text:span text:style-name="T11">que</text:span><text:span text:style-name="T78"> </text:span><text:span text:style-name="T11">sigui</text:span><text:span text:style-name="T44"> </text:span><text:span text:style-name="T11">el</text:span><text:span text:style-name="T52"> </text:span><text:span text:style-name="T11">venedor,</text:span><text:span text:style-name="T99"> </text:span><text:span text:style-name="T11">ha</text:span><text:span text:style-name="T44"> </text:span><text:span text:style-name="T11">de</text:span><text:span text:style-name="T200"> </text:span><text:span text:style-name="T11">ser:</text:span></text:p>
            </text:list-item>
          </text:list>
        </text:list-item>
      </text:list>
      <text:p text:style-name="P55">No<text:span text:style-name="T298"> </text:span>s’ha<text:span text:style-name="T298"> </text:span>de<text:span text:style-name="T288"> </text:span>donar<text:span text:style-name="T330"> </text:span>correctament<text:span text:style-name="T358"> </text:span>d’alta/de<text:span text:style-name="T321"> </text:span>baixa<text:span text:style-name="T332"> </text:span>el<text:span text:style-name="T295"> </text:span>venedor<text:span text:style-name="T325"> </text:span>amb<text:span text:style-name="T322"> </text:span>codi</text:p>
      <text:p text:style-name="P32"><draw:frame draw:style-name="fr1" text:anchor-type="char" svg:x="4.657cm" svg:y="0.302cm" svg:width="0.954cm" svg:height="0.201cm" draw:z-index="1"><draw:image xlink:href="Pictures/10000000000000710000001839BFCBB8.png" xlink:type="simple" xlink:show="embed" xlink:actuate="onLoad"/></draw:frame></text:p>
      <text:list xml:id="list41615751" text:continue-numbering="true" text:style-name="WWNum3">
        <text:list-item>
          <text:list>
            <text:list-item>
              <text:p text:style-name="P187"><text:span text:style-name="T11">S’ha</text:span><text:span text:style-name="T136"> </text:span><text:span text:style-name="T11">de</text:span><text:span text:style-name="T181"> </text:span><text:span text:style-name="T11">comprovar</text:span><text:span text:style-name="T124"> </text:span><text:span text:style-name="T11">qualsevol</text:span><text:span text:style-name="T116"> </text:span><text:span text:style-name="T11">altre</text:span><text:span text:style-name="T136"> </text:span><text:span text:style-name="T11">error,</text:span><text:span text:style-name="T44"> </text:span><text:span text:style-name="T11">i</text:span><text:span text:style-name="T179"> </text:span><text:span text:style-name="T11">el</text:span><text:span text:style-name="T200"> </text:span><text:span text:style-name="T11">missatge</text:span><text:span text:style-name="T170"> </text:span><text:span text:style-name="T11">ha</text:span><text:span text:style-name="T82"> </text:span><text:span text:style-name="T11">de</text:span><text:span text:style-name="T52"> </text:span><text:span text:style-name="T11">ser:</text:span></text:p>
            </text:list-item>
          </text:list>
        </text:list-item>
      </text:list>
      <text:p text:style-name="P55">Error<text:span text:style-name="T287"> </text:span>general:<text:span text:style-name="T283"> </text:span>número<text:span text:style-name="T301"> </text:span>del<text:span text:style-name="T376"> </text:span>error.<text:span text:style-name="T287"> </text:span>Contacti<text:span text:style-name="T271"> </text:span>amb<text:span text:style-name="T318"> </text:span>l’administrador</text:p>
      <text:p text:style-name="P55"/>
      <text:list xml:id="list41611698" text:continue-numbering="true" text:style-name="WWNum3">
        <text:list-item>
          <text:p text:style-name="P191"><text:span text:style-name="T11">A l’hora de fer l’operació</text:span><text:span text:style-name="T110"> </text:span><text:span text:style-name="T11">de modificació,</text:span><text:span text:style-name="T110"> </text:span><text:span text:style-name="T11">també</text:span><text:span text:style-name="T110"> </text:span><text:span text:style-name="T11">s’ha</text:span><text:span text:style-name="T110"> </text:span><text:span text:style-name="T11">de comprovar</text:span><text:span text:style-name="T110"> </text:span><text:span text:style-name="T11">si s’ha realitzar</text:span><text:span text:style-name="T110"> </text:span><text:span text:style-name="T11">la modificació</text:span><text:span text:style-name="T131"> </text:span><text:span text:style-name="T11">correctament</text:span><text:span text:style-name="T216"> </text:span><text:span text:style-name="T11">o</text:span><text:span text:style-name="T52"> </text:span><text:span text:style-name="T11">no.</text:span><text:span text:style-name="T87"> </text:span><text:span text:style-name="T11">Els</text:span><text:span text:style-name="T87"> </text:span><text:span text:style-name="T11">missatges</text:span><text:span text:style-name="T101"> </text:span><text:span text:style-name="T11">han</text:span><text:span text:style-name="T110"> </text:span><text:span text:style-name="T11">de</text:span><text:span text:style-name="T48"> </text:span><text:span text:style-name="T11">ser</text:span><text:span text:style-name="T124"> </text:span><text:span text:style-name="T11">semblat</text:span><text:span text:style-name="T128"> </text:span><text:span text:style-name="T11">als</text:span><text:span text:style-name="T87"> </text:span><text:span text:style-name="T11">següents:</text:span></text:p>
          <text:list>
            <text:list-item>
              <text:p text:style-name="P134"><text:span text:style-name="T11">En</text:span><text:span text:style-name="T44"> </text:span><text:span text:style-name="T11">cas</text:span><text:span text:style-name="T52"> </text:span><text:span text:style-name="T11">de</text:span><text:span text:style-name="T200"> </text:span><text:span text:style-name="T11">que</text:span><text:span text:style-name="T82"> </text:span><text:span text:style-name="T11">sigui</text:span><text:span text:style-name="T48"> </text:span><text:span text:style-name="T11">correcte</text:span><text:span text:style-name="T124"> </text:span><text:span text:style-name="T11">l’operació</text:span><text:span text:style-name="T103"> </text:span><text:span text:style-name="T11">i</text:span><text:span text:style-name="T44"> </text:span><text:span text:style-name="T11">en</text:span><text:span text:style-name="T44"> </text:span><text:span text:style-name="T11">cas</text:span><text:span text:style-name="T52"> </text:span><text:span text:style-name="T11">de</text:span><text:span text:style-name="T44"> </text:span><text:span text:style-name="T11">que sigui</text:span><text:span text:style-name="T110"> </text:span><text:span text:style-name="T11">el</text:span><text:span text:style-name="T52"> </text:span><text:span text:style-name="T11">client, ha</text:span><text:span text:style-name="T136"> </text:span><text:span text:style-name="T11">de</text:span><text:span text:style-name="T181"> </text:span><text:span text:style-name="T11">ser:</text:span></text:p>
            </text:list-item>
          </text:list>
        </text:list-item>
      </text:list>
      <text:p text:style-name="P56">S’ha<text:span text:style-name="T334"> </text:span>de<text:span text:style-name="T377"> </text:span>modificar<text:span text:style-name="T309"> </text:span>correctament<text:span text:style-name="T308"> </text:span>el<text:span text:style-name="T320"> </text:span>client<text:span text:style-name="T283"> </text:span>amb<text:span text:style-name="T326"> </text:span>codi<text:span text:style-name="T304"> </text:span>XXXX</text:p>
      <text:list xml:id="list41614124" text:continue-numbering="true" text:style-name="WWNum3">
        <text:list-item>
          <text:list>
            <text:list-item>
              <text:p text:style-name="P135"><text:span text:style-name="T11">En</text:span><text:span text:style-name="T82"> </text:span><text:span text:style-name="T11">cas</text:span><text:span text:style-name="T181"> </text:span><text:span text:style-name="T11">de</text:span><text:span text:style-name="T52"> </text:span><text:span text:style-name="T11">no</text:span><text:span text:style-name="T82"> </text:span><text:span text:style-name="T11">es</text:span><text:span text:style-name="T48"> </text:span><text:span text:style-name="T11">faci</text:span><text:span text:style-name="T200"> </text:span><text:span text:style-name="T11">correctament</text:span><text:span text:style-name="T128"> </text:span><text:span text:style-name="T11">l’operació</text:span><text:span text:style-name="T124"> </text:span><text:span text:style-name="T11">i</text:span><text:span text:style-name="T44"> </text:span><text:span text:style-name="T11">en</text:span><text:span text:style-name="T52"> </text:span><text:span text:style-name="T11">ca de</text:span><text:span text:style-name="T52"> </text:span><text:span text:style-name="T11">que sigui</text:span><text:span text:style-name="T44"> </text:span><text:span text:style-name="T11">el</text:span><text:span text:style-name="T78"> </text:span><text:span text:style-name="T11">venedor,</text:span><text:span text:style-name="T99"> </text:span><text:span text:style-name="T11">ha</text:span><text:span text:style-name="T44"> </text:span><text:span text:style-name="T11">de</text:span><text:span text:style-name="T200"> </text:span><text:span text:style-name="T11">ser:</text:span></text:p>
            </text:list-item>
          </text:list>
        </text:list-item>
      </text:list>
      <text:p text:style-name="P56">No<text:span text:style-name="T7"> </text:span>s’ha<text:span text:style-name="T304"> </text:span>de<text:span text:style-name="T376"> </text:span>modificar<text:span text:style-name="T280"> </text:span>correctament<text:span text:style-name="T285"> </text:span>el<text:span text:style-name="T268"> </text:span>venedor amb<text:span text:style-name="T304"> </text:span>codi<text:span text:style-name="T304"> </text:span>XXXX.</text:p>
      <text:list xml:id="list41592453" text:continue-numbering="true" text:style-name="WWNum3">
        <text:list-item>
          <text:list>
            <text:list-item>
              <text:p text:style-name="P188"><text:span text:style-name="T11">S’ha</text:span><text:span text:style-name="T136"> </text:span><text:span text:style-name="T11">de</text:span><text:span text:style-name="T179"> </text:span><text:span text:style-name="T11">comprovar</text:span><text:span text:style-name="T92"> </text:span><text:span text:style-name="T11">qualsevol</text:span><text:span text:style-name="T170"> </text:span><text:span text:style-name="T11">altre</text:span><text:span text:style-name="T136"> </text:span><text:span text:style-name="T11">error,</text:span><text:span text:style-name="T44"> </text:span><text:span text:style-name="T11">i</text:span><text:span text:style-name="T179"> </text:span><text:span text:style-name="T11">el</text:span><text:span text:style-name="T200"> </text:span><text:span text:style-name="T11">missatge</text:span><text:span text:style-name="T170"> </text:span><text:span text:style-name="T11">ha</text:span><text:span text:style-name="T82"> </text:span><text:span text:style-name="T11">de</text:span><text:span text:style-name="T52"> </text:span><text:span text:style-name="T11">ser:</text:span></text:p>
            </text:list-item>
          </text:list>
        </text:list-item>
      </text:list>
      <text:p text:style-name="P56">Error<text:span text:style-name="T268"> </text:span>general:<text:span text:style-name="T271"> </text:span>número<text:span text:style-name="T301"> </text:span>del<text:span text:style-name="T320"> </text:span>error.<text:span text:style-name="T261"> </text:span>Contacti<text:span text:style-name="T309"> </text:span>amb<text:span text:style-name="T334"> </text:span>l’administrador</text:p>
      <text:list xml:id="list41585698" text:continue-numbering="true" text:style-name="WWNum3">
        <text:list-item>
          <text:p text:style-name="P194"><text:span text:style-name="T11">A l’hora</text:span><text:span text:style-name="T110"> </text:span><text:span text:style-name="T11">de fer</text:span><text:span text:style-name="T110"> </text:span><text:span text:style-name="T11">l’operació</text:span><text:span text:style-name="T110"> </text:span><text:span text:style-name="T11">de consulta,</text:span><text:span text:style-name="T110"> </text:span><text:span text:style-name="T11">s’ha</text:span><text:span text:style-name="T110"> </text:span><text:span text:style-name="T11">de donar</text:span><text:span text:style-name="T110"> </text:span><text:span text:style-name="T11">la informació</text:span><text:span text:style-name="T110"> </text:span><text:span text:style-name="T11">que</text:span><text:span text:style-name="T110"> </text:span><text:span text:style-name="T11">l’usuari</text:span><text:span text:style-name="T110"> </text:span><text:span text:style-name="T11">demani</text:span><text:span text:style-name="T110"> </text:span><text:span text:style-name="T11">i en cas</text:span><text:span text:style-name="T131"> </text:span><text:span text:style-name="T11">d’error,</text:span><text:span text:style-name="T103"> </text:span><text:span text:style-name="T11">els</text:span><text:span text:style-name="T48"> </text:span><text:span text:style-name="T11">missatges</text:span><text:span text:style-name="T223"> </text:span><text:span text:style-name="T11">corresponents</text:span><text:span text:style-name="T85"> </text:span><text:span text:style-name="T11">a:</text:span></text:p>
          <text:list>
            <text:list-item>
              <text:p text:style-name="P189"><text:span text:style-name="T11">Si</text:span><text:span text:style-name="T44"> </text:span><text:span text:style-name="T11">ha</text:span><text:span text:style-name="T52"> </text:span><text:span text:style-name="T11">retornat</text:span><text:span text:style-name="T110"> </text:span><text:span text:style-name="T11">més</text:span><text:span text:style-name="T52"> </text:span><text:span text:style-name="T11">d’una</text:span><text:span text:style-name="T44"> </text:span><text:span text:style-name="T11">fila,</text:span><text:span text:style-name="T44"> </text:span><text:span text:style-name="T11">per</text:span><text:span text:style-name="T44"> </text:span><text:span text:style-name="T11">exemple</text:span><text:span text:style-name="T61"> </text:span><text:span text:style-name="T11">dels</text:span><text:span text:style-name="T136"> </text:span><text:span text:style-name="T11">clients,</text:span><text:span text:style-name="T136"> </text:span><text:span text:style-name="T11">ha</text:span><text:span text:style-name="T181"> </text:span><text:span text:style-name="T11">de</text:span><text:span text:style-name="T71"> </text:span><text:span text:style-name="T11">dir:</text:span></text:p>
            </text:list-item>
          </text:list>
        </text:list-item>
      </text:list>
      <text:p text:style-name="P57">Error:<text:span text:style-name="T280"> </text:span>No<text:span text:style-name="T326"> </text:span>es<text:span text:style-name="T268"> </text:span>pot<text:span text:style-name="T304"> </text:span>tractar<text:span text:style-name="T271"> </text:span>la<text:span text:style-name="T301"> </text:span>informació,<text:span text:style-name="T278"> </text:span>doncs<text:span text:style-name="T261"> </text:span>hi<text:span text:style-name="T318"> </text:span>ha<text:span text:style-name="T304"> </text:span>més<text:span text:style-name="T287"> </text:span>d’un<text:span text:style-name="T287"> </text:span>client.</text:p>
      <text:list xml:id="list41592711" text:continue-numbering="true" text:style-name="WWNum3">
        <text:list-item>
          <text:list>
            <text:list-item>
              <text:p text:style-name="P190"><text:span text:style-name="T11">Si</text:span><text:span text:style-name="T44"> </text:span><text:span text:style-name="T11">no</text:span><text:span text:style-name="T78"> </text:span><text:span text:style-name="T11">retorna</text:span><text:span text:style-name="T136"> </text:span><text:span text:style-name="T11">cap</text:span><text:span text:style-name="T200"> </text:span><text:span text:style-name="T11">dada,</text:span><text:span text:style-name="T48"> </text:span><text:span text:style-name="T11">per</text:span><text:span text:style-name="T116"> </text:span><text:span text:style-name="T11">exemple</text:span><text:span text:style-name="T170"> </text:span><text:span text:style-name="T11">dels</text:span><text:span text:style-name="T136"> </text:span><text:span text:style-name="T11">venedors,</text:span><text:span text:style-name="T110"> </text:span><text:span text:style-name="T11">ha</text:span><text:span text:style-name="T82"> </text:span><text:span text:style-name="T11">de</text:span><text:span text:style-name="T78"> </text:span><text:span text:style-name="T11">dir:</text:span></text:p>
            </text:list-item>
          </text:list>
        </text:list-item>
      </text:list>
      <text:p text:style-name="P56">No<text:span text:style-name="T326"> </text:span>hi<text:span text:style-name="T334"> </text:span>ha<text:span text:style-name="T304"> </text:span>dades<text:span text:style-name="T326"> </text:span>dels<text:span text:style-name="T5"> </text:span>venedors<text:span text:style-name="T309"> </text:span>per<text:span text:style-name="T261"> </text:span>a<text:span text:style-name="T326"> </text:span>consultar.</text:p>
      <text:list xml:id="list41592601" text:continue-numbering="true" text:style-name="WWNum3">
        <text:list-item>
          <text:list>
            <text:list-item>
              <text:p text:style-name="P190"><text:span text:style-name="T11">S’ha</text:span><text:span text:style-name="T136"> </text:span><text:span text:style-name="T11">de</text:span><text:span text:style-name="T179"> </text:span><text:span text:style-name="T11">comprovar</text:span><text:span text:style-name="T92"> </text:span><text:span text:style-name="T11">qualsevol</text:span><text:span text:style-name="T170"> </text:span><text:span text:style-name="T11">altre</text:span><text:span text:style-name="T136"> </text:span><text:span text:style-name="T11">error,</text:span><text:span text:style-name="T44"> </text:span><text:span text:style-name="T11">i</text:span><text:span text:style-name="T179"> </text:span><text:span text:style-name="T11">el</text:span><text:span text:style-name="T200"> </text:span><text:span text:style-name="T11">missatge</text:span><text:span text:style-name="T170"> </text:span><text:span text:style-name="T11">ha</text:span><text:span text:style-name="T82"> </text:span><text:span text:style-name="T11">de</text:span><text:span text:style-name="T52"> </text:span><text:span text:style-name="T11">ser:</text:span></text:p>
            </text:list-item>
          </text:list>
        </text:list-item>
      </text:list>
      <text:p text:style-name="P55">Error<text:span text:style-name="T287"> </text:span>general:<text:span text:style-name="T283"> </text:span>número<text:span text:style-name="T301"> </text:span>del<text:span text:style-name="T376"> </text:span>error.<text:span text:style-name="T287"> </text:span>Contacti<text:span text:style-name="T271"> </text:span>amb<text:span text:style-name="T318"> </text:span>l’administrador</text:p>
      <text:p text:style-name="P19"/>
      <text:p text:style-name="P32"/>
      <text:p text:style-name="P58"><text:soft-page-break/>Si és necessari la coordinació entre grups del projecte, ha de ser SEMPRE mitjançant el coordinador del<text:span text:style-name="T271"> </text:span>grup del projecte. En cas de tenir algun problema amb alguna part, serà el coordinador<text:span text:style-name="T271"> </text:span>del projecte<text:span text:style-name="T363"> </text:span>el que<text:span text:style-name="T271"> </text:span>es<text:span text:style-name="T278"> </text:span>dirigirà<text:span text:style-name="T282"> </text:span>al<text:span text:style-name="T309"> </text:span>director<text:span text:style-name="T262"> </text:span>del<text:span text:style-name="T265"> </text:span>projecte.</text:p>
      <text:p text:style-name="P16"><text:span text:style-name="T142">Lliurament</text:span><text:span text:style-name="T89"> </text:span><text:span text:style-name="T142">del</text:span><text:span text:style-name="T255"> </text:span><text:span text:style-name="T142">projecte</text:span><text:span text:style-name="T81"> </text:span><text:span text:style-name="T21">EMPRESA_ETSA_v0</text:span></text:p>
      <text:p text:style-name="P19"/>
      <text:p text:style-name="P25">El<text:span text:style-name="T320"> </text:span>Iliurament<text:span text:style-name="T279"> </text:span>es<text:span text:style-name="T287"> </text:span>farà<text:span text:style-name="T261"> </text:span>en<text:span text:style-name="T301"> </text:span>dos<text:span text:style-name="T261"> </text:span>fases:</text:p>
      <text:p text:style-name="P35"/>
      <text:list xml:id="list8893284794859186732" text:style-name="WWNum2">
        <text:list-item>
          <text:h text:style-name="P105" text:outline-level="2"><text:span text:style-name="T14">La</text:span><text:span text:style-name="T100"> </text:span><text:span text:style-name="T14">primera</text:span><text:span text:style-name="T162"> </text:span><text:span text:style-name="T14">fase</text:span><text:span text:style-name="T100"> </text:span><text:span text:style-name="T14">serà</text:span><text:span text:style-name="T127"> </text:span><text:span text:style-name="T14">un pdf que explicarà la distribució de cada grup y de les seves responsabilitats (part que va a programar)</text:span><text:span text:style-name="T11">. Una entrega per grup. Data màxima: </text:span><text:span text:style-name="T26">10 de març</text:span><text:span text:style-name="T11">.</text:span></text:h>
        </text:list-item>
        <text:list-item>
          <text:p text:style-name="P195"><text:span text:style-name="T14">Entra conjunta de tota la classe ( només una entrega de toda la classe )</text:span><text:span text:style-name="T30">:</text:span><text:span text:style-name="T77"> </text:span><text:span text:style-name="T30">25 d’abril.</text:span></text:p>
        </text:list-item>
      </text:list>
      <text:p text:style-name="P28"/>
      <text:p text:style-name="P59">Aquets<text:span text:style-name="T334"> </text:span>Iliuraments<text:span text:style-name="T279"> </text:span>es<text:span text:style-name="T302"> </text:span>faran<text:span text:style-name="T283"> </text:span>al<text:span text:style-name="T318"> </text:span>moodle<text:span text:style-name="T260"> </text:span>i<text:span text:style-name="T5"> </text:span>serà<text:span text:style-name="T5"> </text:span>el<text:span text:style-name="T334"> </text:span>coordinador<text:span text:style-name="T278"> </text:span>del<text:span text:style-name="T301"> </text:span>projecte el<text:span text:style-name="T301"> </text:span>que<text:span text:style-name="T5"> </text:span>ho<text:span text:style-name="T334"> </text:span>farà.</text:p>
      <text:p text:style-name="P30"/>
      <text:p text:style-name="P60">En<text:span text:style-name="T309"> </text:span>cas<text:span text:style-name="T265"> </text:span>de que<text:span text:style-name="T309"> </text:span>es<text:span text:style-name="T302"> </text:span>Iliuri<text:span text:style-name="T305"> </text:span>alguns<text:span text:style-name="T275"> </text:span>dies<text:span text:style-name="T305"> </text:span>més<text:span text:style-name="T265"> </text:span>tard,<text:span text:style-name="T271"> </text:span>la<text:span text:style-name="T283"> </text:span>nota<text:span text:style-name="T280"> </text:span>anirà<text:span text:style-name="T283"> </text:span>de la<text:span text:style-name="T271"> </text:span>següent<text:span text:style-name="T265"> </text:span>manera:</text:p>
      <text:list xml:id="list41603032" text:continue-list="list41592601" text:style-name="WWNum3">
        <text:list-item>
          <text:p text:style-name="P192"><text:span text:style-name="T11">1</text:span><text:span text:style-name="T52"> </text:span><text:span text:style-name="T11">dia</text:span><text:span text:style-name="T52"> </text:span><text:span text:style-name="T11">més</text:span><text:span text:style-name="T48"> </text:span><text:span text:style-name="T11">tard:</text:span><text:span text:style-name="T52"> </text:span><text:span text:style-name="T11">1</text:span><text:span text:style-name="T181"> </text:span><text:span text:style-name="T11">punt</text:span><text:span text:style-name="T52"> </text:span><text:span text:style-name="T11">menys</text:span><text:span text:style-name="T116"> </text:span><text:span text:style-name="T11">de</text:span><text:span text:style-name="T78"> </text:span><text:span text:style-name="T11">la</text:span><text:span text:style-name="T48"> </text:span><text:span text:style-name="T11">nota del</text:span><text:span text:style-name="T82"> </text:span><text:span text:style-name="T11">projecte.</text:span></text:p>
        </text:list-item>
        <text:list-item>
          <text:p text:style-name="P183"><text:span text:style-name="T11">2</text:span><text:span text:style-name="T71"> </text:span><text:span text:style-name="T11">dia</text:span><text:span text:style-name="T52"> </text:span><text:span text:style-name="T11">més</text:span><text:span text:style-name="T82"> </text:span><text:span text:style-name="T11">tard:</text:span><text:span text:style-name="T82"> </text:span><text:span text:style-name="T11">2</text:span><text:span text:style-name="T179"> </text:span><text:span text:style-name="T11">punts menys</text:span><text:span text:style-name="T82"> </text:span><text:span text:style-name="T11">de</text:span><text:span text:style-name="T181"> </text:span><text:span text:style-name="T11">la</text:span><text:span text:style-name="T48"> </text:span><text:span text:style-name="T11">nota</text:span><text:span text:style-name="T136"> </text:span><text:span text:style-name="T11">del</text:span><text:span text:style-name="T78"> </text:span><text:span text:style-name="T11">projecte.</text:span></text:p>
        </text:list-item>
        <text:list-item>
          <text:p text:style-name="P141"><text:span text:style-name="T11">3</text:span><text:span text:style-name="T181"> </text:span><text:span text:style-name="T11">dia</text:span><text:span text:style-name="T52"> </text:span><text:span text:style-name="T11">més</text:span><text:span text:style-name="T44"> </text:span><text:span text:style-name="T11">tard:</text:span><text:span text:style-name="T181"> </text:span><text:span text:style-name="T11">3</text:span><text:span text:style-name="T200"> </text:span><text:span text:style-name="T11">punts menys</text:span><text:span text:style-name="T82"> </text:span><text:span text:style-name="T11">de</text:span><text:span text:style-name="T78"> </text:span><text:span text:style-name="T11">la</text:span><text:span text:style-name="T200"> </text:span><text:span text:style-name="T11">nota</text:span><text:span text:style-name="T136"> </text:span><text:span text:style-name="T11">del</text:span><text:span text:style-name="T52"> </text:span><text:span text:style-name="T11">projecte.</text:span></text:p>
        </text:list-item>
        <text:list-item>
          <text:p text:style-name="P193"><text:span text:style-name="T11">4</text:span><text:span text:style-name="T200"> </text:span><text:span text:style-name="T11">dia</text:span><text:span text:style-name="T52"> </text:span><text:span text:style-name="T11">més</text:span><text:span text:style-name="T44"> </text:span><text:span text:style-name="T11">tard:</text:span><text:span text:style-name="T52"> </text:span><text:span text:style-name="T11">4</text:span><text:span text:style-name="T71"> </text:span><text:span text:style-name="T11">punts</text:span><text:span text:style-name="T116"> </text:span><text:span text:style-name="T11">menys</text:span><text:span text:style-name="T82"> </text:span><text:span text:style-name="T11">de</text:span><text:span text:style-name="T78"> </text:span><text:span text:style-name="T11">la</text:span><text:span text:style-name="T181"> </text:span><text:span text:style-name="T11">nota</text:span><text:span text:style-name="T136"> </text:span><text:span text:style-name="T11">del</text:span><text:span text:style-name="T82"> </text:span><text:span text:style-name="T11">projecte.</text:span></text:p>
        </text:list-item>
        <text:list-item>
          <text:p text:style-name="P142"><text:span text:style-name="T11">5</text:span><text:span text:style-name="T181"> </text:span><text:span text:style-name="T11">dia</text:span><text:span text:style-name="T78"> </text:span><text:span text:style-name="T11">més</text:span><text:span text:style-name="T52"> </text:span><text:span text:style-name="T11">tard:</text:span><text:span text:style-name="T44"> </text:span><text:span text:style-name="T11">5</text:span><text:span text:style-name="T200"> </text:span><text:span text:style-name="T11">punts menys</text:span><text:span text:style-name="T52"> </text:span><text:span text:style-name="T11">de</text:span><text:span text:style-name="T200"> </text:span><text:span text:style-name="T11">la</text:span><text:span text:style-name="T82"> </text:span><text:span text:style-name="T11">nota</text:span><text:span text:style-name="T48"> </text:span><text:span text:style-name="T11">del</text:span><text:span text:style-name="T78"> </text:span><text:span text:style-name="T11">projecte.</text:span></text:p>
        </text:list-item>
        <text:list-item>
          <text:p text:style-name="P184"><text:span text:style-name="T11">Més</text:span><text:span text:style-name="T181"> </text:span><text:span text:style-name="T11">de</text:span><text:span text:style-name="T82"> </text:span><text:span text:style-name="T11">5</text:span><text:span text:style-name="T181"> </text:span><text:span text:style-name="T11">dia</text:span><text:span text:style-name="T78"> </text:span><text:span text:style-name="T11">tard:</text:span><text:span text:style-name="T48"> </text:span><text:span text:style-name="T11">el</text:span><text:span text:style-name="T200"> </text:span><text:span text:style-name="T11">projecte</text:span><text:span text:style-name="T170"> </text:span><text:span text:style-name="T11">quedarà</text:span><text:span text:style-name="T110"> </text:span><text:span text:style-name="T11">suspès.</text:span></text:p>
        </text:list-item>
      </text:list>
      <text:p text:style-name="P19"/>
      <text:p text:style-name="P61"/>
      <text:list xml:id="list41601339" text:continue-list="list41584785" text:style-name="Outline">
        <text:list-item>
          <text:list>
            <text:list-item>
              <text:h text:style-name="P106" text:outline-level="2"><text:span text:style-name="T14">Si</text:span><text:span text:style-name="T73"> </text:span><text:span text:style-name="T14">en</text:span><text:span text:style-name="T134"> </text:span><text:span text:style-name="T14">algun</text:span><text:span text:style-name="T53"> </text:span><text:span text:style-name="T14">grup...</text:span></text:h>
            </text:list-item>
          </text:list>
        </text:list-item>
      </text:list>
      <text:list xml:id="list8838300116566473206" text:style-name="WWNum1">
        <text:list-item>
          <text:p text:style-name="P196"><text:span text:style-name="T14">hi</text:span><text:span text:style-name="T83"> </text:span><text:span text:style-name="T14">ha algun</text:span><text:span text:style-name="T112"> </text:span><text:span text:style-name="T14">alumne que</text:span><text:span text:style-name="T45"> </text:span><text:span text:style-name="T14">deixa</text:span><text:span text:style-name="T49"> </text:span><text:span text:style-name="T14">de</text:span><text:span text:style-name="T45"> </text:span><text:span text:style-name="T14">participar</text:span><text:span text:style-name="T104"> </text:span><text:span text:style-name="T14">en</text:span><text:span text:style-name="T49"> </text:span><text:span text:style-name="T14">el</text:span><text:span text:style-name="T83"> </text:span><text:span text:style-name="T14">projecte</text:span><text:span text:style-name="T91"> </text:span><text:span text:style-name="T14">de</text:span><text:span text:style-name="T201"> </text:span><text:span text:style-name="T14">manera</text:span><text:span text:style-name="T69"> </text:span><text:span text:style-name="T14">voluntària,</text:span><text:span text:style-name="T76"> </text:span><text:span text:style-name="T14">ho</text:span><text:span text:style-name="T49"> </text:span><text:span text:style-name="T14">ha</text:span><text:span text:style-name="T112"> </text:span><text:span text:style-name="T14">de</text:span><text:span text:style-name="T45"> </text:span><text:span text:style-name="T14">comunicar</text:span></text:p>
        </text:list-item>
      </text:list>
      <text:p text:style-name="P62">al<text:span text:style-name="T304"> </text:span>coordinador<text:span text:style-name="T279"> </text:span>del<text:span text:style-name="T261"> </text:span>grup,<text:span text:style-name="T334"> </text:span>per<text:span text:style-name="T287"> </text:span>tal<text:span text:style-name="T301"> </text:span>de<text:span text:style-name="T304"> </text:span>comunicar-lo<text:span text:style-name="T279"> </text:span>al<text:span text:style-name="T304"> </text:span>director del<text:span text:style-name="T301"> </text:span>projecte.</text:p>
      <text:list xml:id="list41616501" text:continue-numbering="true" text:style-name="WWNum1">
        <text:list-item>
          <text:h text:style-name="P107" text:outline-level="2"><text:span text:style-name="T136">hi ha algun alumne que deixa de participar en el projecte </text:span><text:span text:style-name="T11">per a qualsevol raó, el coordinador del</text:span><text:span text:style-name="T205"> </text:span><text:span text:style-name="T11">projecte ho</text:span><text:span text:style-name="T78"> </text:span><text:span text:style-name="T11">ha</text:span><text:span text:style-name="T136"> </text:span><text:span text:style-name="T11">de</text:span><text:span text:style-name="T64"> </text:span><text:span text:style-name="T11">comunicar</text:span><text:span text:style-name="T87"> </text:span><text:span text:style-name="T11">el</text:span><text:span text:style-name="T146"> </text:span><text:span text:style-name="T11">més</text:span><text:span text:style-name="T48"> </text:span><text:span text:style-name="T11">aviat</text:span><text:span text:style-name="T78"> </text:span><text:span text:style-name="T11">possible</text:span><text:span text:style-name="T44"> </text:span><text:span text:style-name="T11">al</text:span><text:span text:style-name="T71"> </text:span><text:span text:style-name="T11">director</text:span><text:span text:style-name="T170"> </text:span><text:span text:style-name="T11">del</text:span><text:span text:style-name="T71"> </text:span><text:span text:style-name="T11">projecte.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4" svg:font-family="Arial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ca" fo:country="ES" style:font-name-asian="Arial3" style:font-name-complex="Arial3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464cm" fo:margin-right="0cm" fo:margin-top="0.159cm" fo:margin-bottom="0cm" fo:text-indent="0cm" style:auto-text-indent="false"/>
      <style:text-properties style:font-name="Courier New" style:font-name-asian="Courier New2" style:font-name-complex="Courier New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3.366cm" fo:margin-right="0cm" fo:text-indent="0cm" style:auto-text-indent="false"/>
      <style:text-properties fo:font-size="10.5pt" style:font-size-asian="10.5pt" style:font-size-complex="10.5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194cm" fo:margin-right="0cm" fo:margin-top="0.185cm" fo:margin-bottom="0cm" fo:text-align="start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2.411cm" fo:margin-right="0cm" fo:text-indent="-0.628cm" style:auto-text-indent="false"/>
    </style:style>
    <style:style style:name="Table_20_Paragraph" style:display-name="Table Paragraph" style:family="paragraph" style:parent-style-name="Standard" style:default-outline-level="" style:list-style-name="">
      <style:paragraph-properties fo:margin-left="0.213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Arial1" fo:language="ca" fo:country="ES" style:font-name-asian="Arial3" style:font-name-complex="Arial3"/>
    </style:style>
    <style:style style:name="Pie_20_de_20_página_20_Car" style:display-name="Pie de página Car" style:family="text" style:parent-style-name="Default_20_Paragraph_20_Font">
      <style:text-properties style:font-name="Arial1" fo:language="ca" fo:country="ES" style:font-name-asian="Arial3" style:font-name-complex="Arial3"/>
    </style:style>
    <style:style style:name="ListLabel_20_1" style:display-name="ListLabel 1" style:family="text">
      <style:text-properties fo:font-size="10.5pt" fo:letter-spacing="-0.002cm" fo:language="ca" fo:country="ES" style:font-name-asian="Arial3" style:font-size-asian="10.5pt" style:language-asian="en" style:country-asian="US" style:font-name-complex="Arial3" style:font-size-complex="10.5pt" style:language-complex="ar" style:country-complex="SA" style:text-scale="92%"/>
    </style:style>
    <style:style style:name="ListLabel_20_2" style:display-name="ListLabel 2" style:family="text">
      <style:text-properties fo:language="ca" fo:country="ES" style:language-asian="en" style:country-asian="US" style:language-complex="ar" style:country-complex="SA"/>
    </style:style>
    <style:style style:name="ListLabel_20_3" style:display-name="ListLabel 3" style:family="text">
      <style:text-properties fo:font-size="10pt" fo:language="ca" fo:country="ES" style:font-name-asian="Arial3" style:font-size-asian="10pt" style:language-asian="en" style:country-asian="US" style:font-name-complex="Arial3" style:font-size-complex="10pt" style:language-complex="ar" style:country-complex="SA" style:text-scale="95%"/>
    </style:style>
    <style:style style:name="ListLabel_20_4" style:display-name="ListLabel 4" style:family="text">
      <style:text-properties fo:font-size="10pt" fo:language="ca" fo:country="ES" style:font-name-asian="Arial3" style:font-size-asian="10pt" style:language-asian="en" style:country-asian="US" style:font-name-complex="Arial3" style:font-size-complex="10pt" style:language-complex="ar" style:country-complex="SA" style:text-scale="91%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 style:text-scale="105%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 style:text-scale="101%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 style:text-scale="94%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 style:text-scale="106%"/>
    </style:style>
    <style:style style:name="ListLabel_20_9" style:display-name="ListLabel 9" style:family="text">
      <style:text-properties fo:font-size="10pt" fo:language="ca" fo:country="ES" style:font-name-asian="Arial3" style:font-size-asian="10pt" style:language-asian="en" style:country-asian="US" style:font-name-complex="Arial3" style:font-size-complex="10pt" style:language-complex="ar" style:country-complex="SA" style:text-scale="97%"/>
    </style:style>
    <style:style style:name="ListLabel_20_10" style:display-name="ListLabel 10" style:family="text">
      <style:text-properties fo:font-size="11pt" fo:language="ca" fo:country="ES" style:font-name-asian="Courier New2" style:font-size-asian="11pt" style:language-asian="en" style:country-asian="US" style:font-name-complex="Courier New2" style:font-size-complex="11pt" style:language-complex="ar" style:country-complex="SA" style:text-scale="87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 style:text-scale="91%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 style:text-scale="92%"/>
    </style:style>
    <style:style style:name="ListLabel_20_13" style:display-name="ListLabel 13" style:family="text">
      <style:text-properties fo:font-size="10.5pt" fo:language="ca" fo:country="ES" style:font-name-asian="Arial3" style:font-size-asian="10.5pt" style:language-asian="en" style:country-asian="US" style:font-name-complex="Arial3" style:font-size-complex="10.5pt" style:language-complex="ar" style:country-complex="SA" style:text-scale="89%"/>
    </style:style>
    <style:style style:name="ListLabel_20_14" style:display-name="ListLabel 14" style:family="text">
      <style:text-properties fo:font-size="10.5pt" fo:language="ca" fo:country="ES" style:font-name-asian="Arial3" style:font-size-asian="10.5pt" style:language-asian="en" style:country-asian="US" style:font-name-complex="Arial3" style:font-size-complex="10.5pt" style:language-complex="ar" style:country-complex="SA" style:text-scale="108%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 style:text-scale="89%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 style:text-scale="86%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 style:text-scale="97%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 style:text-scale="108%"/>
    </style:style>
    <style:style style:name="ListLabel_20_19" style:display-name="ListLabel 19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44cm" fo:margin-left="1.46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3.0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4.67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6.2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7.8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9.45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11.04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12.64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44cm" fo:margin-left="14.23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4cm" fo:margin-left="1.457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3.04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4.64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6.24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7.83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9.43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1.035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2.633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4cm" fo:margin-left="14.23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28cm" fo:margin-left="2.418cm"/>
        </style:list-level-properties>
        <style:text-properties style:font-name="Arial2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2.43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4.30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6.18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8.05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9.93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11.80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13.6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81cm" fo:margin-left="1.466cm"/>
        </style:list-level-properties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23cm" fo:margin-left="2.73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4.3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6.01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7.643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9.27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10.904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12.53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3cm" fo:margin-left="14.16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63cm" fo:margin-left="1.459cm"/>
        </style:list-level-properties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23cm" fo:margin-left="2.743cm"/>
        </style:list-level-properties>
      </text:list-level-style-bullet>
      <text:list-level-style-bullet text:level="3" text:style-name="ListLabel_20_9" style:num-suffix="•" text:bullet-char="•">
        <style:list-level-properties text:list-level-position-and-space-mode="label-alignment">
          <style:list-level-label-alignment text:label-followed-by="listtab" fo:text-indent="-0.628cm" fo:margin-left="3.369cm"/>
        </style:list-level-properties>
        <style:text-properties style:font-name="Arial2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3.3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5.39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7.39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9.40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11.40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13.41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9cm" fo:margin-left="1.464cm"/>
        </style:list-level-properties>
        <style:text-properties style:font-name="Courier New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23cm" fo:margin-left="2.413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26cm" fo:margin-left="3.3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5.1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6.8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8.62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0.38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2.14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3.9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647cm" fo:margin-left="1.461cm"/>
        </style:list-level-properties>
        <style:text-properties style:font-name="Arial2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21cm" fo:margin-left="2.41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4.06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5.7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7.4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9.0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0.74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2.41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4.08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9cm" fo:margin-left="1.464cm"/>
        </style:list-level-properties>
        <style:text-properties style:font-name="Courier New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23cm" fo:margin-left="2.413cm"/>
        </style:list-level-properties>
        <style:text-properties style:font-name="Arial2"/>
      </text:list-level-style-bullet>
      <text:list-level-style-bullet text:level="3" text:style-name="ListLabel_20_14" style:num-suffix="•" text:bullet-char="•">
        <style:list-level-properties text:list-level-position-and-space-mode="label-alignment">
          <style:list-level-label-alignment text:label-followed-by="listtab" fo:text-indent="-0.626cm" fo:margin-left="1.79cm"/>
        </style:list-level-properties>
        <style:text-properties style:font-name="Arial2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4.2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6.1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8.03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9.9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1.79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3.6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5" style:num-suffix="•" text:bullet-char="•">
        <style:list-level-properties text:list-level-position-and-space-mode="label-alignment">
          <style:list-level-label-alignment text:label-followed-by="listtab" fo:text-indent="-0.647cm" fo:margin-left="1.461cm"/>
        </style:list-level-properties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21cm" fo:margin-left="2.41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4.06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5.7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7.4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9.0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0.74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2.41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4.08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9cm" fo:margin-left="1.464cm"/>
        </style:list-level-properties>
        <style:text-properties style:font-name="Courier New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23cm" fo:margin-left="2.413cm"/>
        </style:list-level-properties>
        <style:text-properties style:font-name="Arial2"/>
      </text:list-level-style-bullet>
      <text:list-level-style-bullet text:level="3" text:style-name="ListLabel_20_17" style:num-suffix="•" text:bullet-char="•">
        <style:list-level-properties text:list-level-position-and-space-mode="label-alignment">
          <style:list-level-label-alignment text:label-followed-by="listtab" fo:text-indent="-0.626cm" fo:margin-left="1.7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4.27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6.15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8.03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9.91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1.79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3.6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647cm" fo:margin-left="1.461cm"/>
        </style:list-level-properties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21cm" fo:margin-left="2.41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4.09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5.764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7.43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9.09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0.76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2.42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4.0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9cm" fo:margin-left="1.464cm"/>
        </style:list-level-properties>
        <style:text-properties style:font-name="Courier New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23cm" fo:margin-left="2.413cm"/>
        </style:list-level-properties>
      </text:list-level-style-bullet>
      <text:list-level-style-bullet text:level="3" text:style-name="ListLabel_20_18" style:num-suffix="•" text:bullet-char="•">
        <style:list-level-properties text:list-level-position-and-space-mode="label-alignment">
          <style:list-level-label-alignment text:label-followed-by="listtab" fo:text-indent="-0.628cm" fo:margin-left="3.36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3.3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5.39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7.39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9.40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11.40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8cm" fo:margin-left="13.41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5" style:num-suffix="•" text:bullet-char="•">
        <style:list-level-properties text:list-level-position-and-space-mode="label-alignment">
          <style:list-level-label-alignment text:label-followed-by="listtab" fo:text-indent="-0.647cm" fo:margin-left="1.461cm"/>
        </style:list-level-properties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21cm" fo:margin-left="2.41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4.06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5.73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7.4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9.0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0.74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2.41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1cm" fo:margin-left="14.08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9cm" fo:margin-left="1.464cm"/>
        </style:list-level-properties>
        <style:text-properties style:font-name="Courier New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23cm" fo:margin-left="2.413cm"/>
        </style:list-level-properties>
      </text:list-level-style-bullet>
      <text:list-level-style-bullet text:level="3" text:style-name="ListLabel_20_18" style:num-suffix="•" text:bullet-char="•">
        <style:list-level-properties text:list-level-position-and-space-mode="label-alignment">
          <style:list-level-label-alignment text:label-followed-by="listtab" fo:text-indent="-0.626cm" fo:margin-left="3.36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5.1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6.8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8.62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0.38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2.148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26cm" fo:margin-left="13.9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637cm" fo:margin-left="1.466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3.0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4.67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6.2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7.8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9.45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1.04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2.64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7cm" fo:margin-left="14.23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647cm" fo:margin-left="2.932cm"/>
        </style:list-level-properties>
        <style:text-properties style:font-name="Arial2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4.0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51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8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61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6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647cm" fo:margin-left="1.917cm"/>
        </style:list-level-properties>
        <style:text-properties style:font-name="Arial2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99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6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37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80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7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47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61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8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647cm" fo:margin-left="2.113cm"/>
        </style:list-level-properties>
        <style:text-properties style:font-name="Arial2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19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33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00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43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81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344cm" fo:margin-left="1.905cm" fo:margin-right="1.658cm" style:writing-mode="lr-tb" style:layout-grid-color="#c0c0c0" style:layout-grid-lines="2715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82cm" fo:margin-left="0cm" fo:margin-right="0cm" fo:margin-bottom="1.381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Footer"/>
      </style:footer>
    </style:master-page>
    <style:master-page style:name="Converted6" style:page-layout-name="Mpm2">
      <style:header>
        <text:p text:style-name="Header"/>
      </style:header>
      <style:footer>
        <text:p text:style-name="Footer"/>
      </style:footer>
    </style:master-page>
    <style:master-page style:name="Converted7" style:page-layout-name="Mpm2">
      <style:header>
        <text:p text:style-name="Header"/>
      </style:header>
      <style:footer>
        <text:p text:style-name="Footer"/>
      </style:footer>
    </style:master-page>
    <style:master-page style:name="Converted8" style:page-layout-name="Mpm2">
      <style:header>
        <text:p text:style-name="Header"/>
      </style:header>
      <style:footer>
        <text:p text:style-name="Footer"/>
      </style:footer>
    </style:master-page>
    <style:master-page style:name="Converted9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 Aracil López</meta:initial-creator>
    <dc:creator>Carlos Guillermo Valenzuela García</dc:creator>
    <meta:editing-cycles>2</meta:editing-cycles>
    <meta:creation-date>2021-03-16T08:05:00</meta:creation-date>
    <dc:date>2021-04-12T21:37:38.91</dc:date>
    <meta:editing-duration>P0D</meta:editing-duration>
    <meta:generator>OpenOffice/4.1.9$Win32 OpenOffice.org_project/419m1$Build-9805</meta:generator>
    <meta:document-statistic meta:table-count="1" meta:image-count="1" meta:object-count="0" meta:page-count="11" meta:paragraph-count="220" meta:word-count="3495" meta:character-count="20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